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0ED000015FCD2B2B83E.svm"/>
  <manifest:file-entry manifest:media-type="" manifest:full-path="Pictures/20000007000031EB00002BFF1FF30032.svm"/>
  <manifest:file-entry manifest:media-type="" manifest:full-path="Pictures/200000070000522C00002F445CECA8AF.svm"/>
  <manifest:file-entry manifest:media-type="" manifest:full-path="Pictures/20000007000025EA00003B6AA5DFC153.svm"/>
  <manifest:file-entry manifest:media-type="" manifest:full-path="Pictures/2000000700004A20000039C7AEB85379.svm"/>
  <manifest:file-entry manifest:media-type="" manifest:full-path="Pictures/2000000700002D0400002A1B2F46B408.svm"/>
  <manifest:file-entry manifest:media-type="" manifest:full-path="Pictures/200000070000082D0000040877B1A417.svm"/>
  <manifest:file-entry manifest:media-type="" manifest:full-path="Pictures/2000000700002EC70000298A9822FC0A.svm"/>
  <manifest:file-entry manifest:media-type="" manifest:full-path="Pictures/200000070000513A000022BE59A5B3AA.svm"/>
  <manifest:file-entry manifest:media-type="" manifest:full-path="Pictures/200000070000245100001677957F786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Lucida Console" svg:font-family="'Lucida Console'"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25.698cm" table:align="margins"/>
    </style:style>
    <style:style style:name="Tableau1.A" style:family="table-column">
      <style:table-column-properties style:column-width="5.138cm" style:rel-column-width="13103*"/>
    </style:style>
    <style:style style:name="Tableau1.B" style:family="table-column">
      <style:table-column-properties style:column-width="1.822cm" style:rel-column-width="4646*"/>
    </style:style>
    <style:style style:name="Tableau1.C" style:family="table-column">
      <style:table-column-properties style:column-width="6.246cm" style:rel-column-width="15928*"/>
    </style:style>
    <style:style style:name="Tableau1.E" style:family="table-column">
      <style:table-column-properties style:column-width="6.246cm" style:rel-column-width="15930*"/>
    </style:style>
    <style:style style:name="Tableau1.1" style:family="table-row">
      <style:table-row-properties style:min-row-height="0.773cm"/>
    </style:style>
    <style:style style:name="Tableau1.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E1" style:family="table-cell">
      <style:table-cell-properties fo:background-color="#dddddd"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7" style:family="table">
      <style:table-properties style:width="16.999cm" table:align="margins"/>
    </style:style>
    <style:style style:name="Tableau7.A" style:family="table-column">
      <style:table-column-properties style:column-width="2.778cm" style:rel-column-width="10710*"/>
    </style:style>
    <style:style style:name="Tableau7.B" style:family="table-column">
      <style:table-column-properties style:column-width="4.498cm" style:rel-column-width="17340*"/>
    </style:style>
    <style:style style:name="Tableau7.C" style:family="table-column">
      <style:table-column-properties style:column-width="9.723cm" style:rel-column-width="37485*"/>
    </style:style>
    <style:style style:name="Tableau7.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7.B1" style:family="table-cell">
      <style:table-cell-properties fo:padding="0.097cm" fo:border="0.002cm solid #000000"/>
    </style:style>
    <style:style style:name="Tableau7.A2" style:family="table-cell">
      <style:table-cell-properties fo:background-color="#dddddd" fo:padding="0.097cm" fo:border-left="0.002cm solid #000000" fo:border-right="none" fo:border-top="none" fo:border-bottom="0.002cm solid #000000">
        <style:background-image/>
      </style:table-cell-properties>
    </style:style>
    <style:style style:name="Tableau7.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7.B3" style:family="table-cell">
      <style:table-cell-properties fo:padding="0.097cm" fo:border-left="0.002cm solid #000000" fo:border-right="none" fo:border-top="none" fo:border-bottom="0.002cm solid #000000"/>
    </style:style>
    <style:style style:name="Tableau7.C3" style:family="table-cell">
      <style:table-cell-properties fo:padding="0.097cm" fo:border-left="0.002cm solid #000000"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2.778cm" style:rel-column-width="10710*"/>
    </style:style>
    <style:style style:name="Tableau6.B" style:family="table-column">
      <style:table-column-properties style:column-width="4.498cm" style:rel-column-width="17340*"/>
    </style:style>
    <style:style style:name="Tableau6.C" style:family="table-column">
      <style:table-column-properties style:column-width="9.723cm" style:rel-column-width="37485*"/>
    </style:style>
    <style:style style:name="Tableau6.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6.B1" style:family="table-cell">
      <style:table-cell-properties fo:padding="0.097cm" fo:border="0.002cm solid #000000"/>
    </style:style>
    <style:style style:name="Tableau6.A2" style:family="table-cell">
      <style:table-cell-properties fo:background-color="#dddddd" fo:padding="0.097cm" fo:border-left="0.002cm solid #000000" fo:border-right="none" fo:border-top="none" fo:border-bottom="0.002cm solid #000000">
        <style:background-image/>
      </style:table-cell-properties>
    </style:style>
    <style:style style:name="Tableau6.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6.B3" style:family="table-cell">
      <style:table-cell-properties fo:padding="0.097cm" fo:border-left="0.002cm solid #000000" fo:border-right="none" fo:border-top="none" fo:border-bottom="0.002cm solid #000000"/>
    </style:style>
    <style:style style:name="Tableau6.C3"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2.778cm" style:rel-column-width="10710*"/>
    </style:style>
    <style:style style:name="Tableau2.B" style:family="table-column">
      <style:table-column-properties style:column-width="4.498cm" style:rel-column-width="17340*"/>
    </style:style>
    <style:style style:name="Tableau2.C" style:family="table-column">
      <style:table-column-properties style:column-width="9.723cm" style:rel-column-width="37485*"/>
    </style:style>
    <style:style style:name="Tableau2.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2.B1" style:family="table-cell">
      <style:table-cell-properties fo:padding="0.097cm" fo:border="0.002cm solid #000000"/>
    </style:style>
    <style:style style:name="Tableau2.A2" style:family="table-cell">
      <style:table-cell-properties fo:background-color="#dddddd" fo:padding="0.097cm" fo:border-left="0.002cm solid #000000" fo:border-right="none" fo:border-top="none" fo:border-bottom="0.002cm solid #000000">
        <style:background-image/>
      </style:table-cell-properties>
    </style:style>
    <style:style style:name="Tableau2.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2.B3" style:family="table-cell">
      <style:table-cell-properties fo:background-color="transparent" fo:padding="0.097cm" fo:border-left="0.002cm solid #000000" fo:border-right="none" fo:border-top="none" fo:border-bottom="0.002cm solid #000000">
        <style:background-image/>
      </style:table-cell-properties>
    </style:style>
    <style:style style:name="Tableau2.C3" style:family="table-cell" style:data-style-name="N0">
      <style:table-cell-properties fo:background-color="transparent" fo:padding="0.097cm" fo:border-left="0.002cm solid #000000" fo:border-right="0.002cm solid #000000" fo:border-top="none" fo:border-bottom="0.002cm solid #000000">
        <style:background-image/>
      </style:table-cell-properties>
    </style:style>
    <style:style style:name="Tableau2.C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3" style:family="table">
      <style:table-properties style:width="16.999cm" table:align="margins"/>
    </style:style>
    <style:style style:name="Tableau3.A" style:family="table-column">
      <style:table-column-properties style:column-width="2.778cm" style:rel-column-width="10710*"/>
    </style:style>
    <style:style style:name="Tableau3.B" style:family="table-column">
      <style:table-column-properties style:column-width="4.498cm" style:rel-column-width="17340*"/>
    </style:style>
    <style:style style:name="Tableau3.C" style:family="table-column">
      <style:table-column-properties style:column-width="9.723cm" style:rel-column-width="37485*"/>
    </style:style>
    <style:style style:name="Tableau3.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3.B1" style:family="table-cell">
      <style:table-cell-properties fo:padding="0.097cm" fo:border="0.002cm solid #000000"/>
    </style:style>
    <style:style style:name="Tableau3.A2" style:family="table-cell">
      <style:table-cell-properties fo:background-color="#dddddd" fo:padding="0.097cm" fo:border-left="0.002cm solid #000000" fo:border-right="none" fo:border-top="none" fo:border-bottom="0.002cm solid #000000">
        <style:background-image/>
      </style:table-cell-properties>
    </style:style>
    <style:style style:name="Tableau3.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3.B3" style:family="table-cell">
      <style:table-cell-properties fo:padding="0.097cm" fo:border-left="0.002cm solid #000000" fo:border-right="none" fo:border-top="none" fo:border-bottom="0.002cm solid #000000"/>
    </style:style>
    <style:style style:name="Tableau3.C3" style:family="table-cell">
      <style:table-cell-properties fo:padding="0.097cm" fo:border-left="0.002cm solid #000000"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2.778cm" style:rel-column-width="10710*"/>
    </style:style>
    <style:style style:name="Tableau8.B" style:family="table-column">
      <style:table-column-properties style:column-width="4.498cm" style:rel-column-width="17340*"/>
    </style:style>
    <style:style style:name="Tableau8.C" style:family="table-column">
      <style:table-column-properties style:column-width="9.723cm" style:rel-column-width="37485*"/>
    </style:style>
    <style:style style:name="Tableau8.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8.B1" style:family="table-cell">
      <style:table-cell-properties fo:padding="0.097cm" fo:border="0.002cm solid #000000"/>
    </style:style>
    <style:style style:name="Tableau8.A2" style:family="table-cell">
      <style:table-cell-properties fo:background-color="#dddddd" fo:padding="0.097cm" fo:border-left="0.002cm solid #000000" fo:border-right="none" fo:border-top="none" fo:border-bottom="0.002cm solid #000000">
        <style:background-image/>
      </style:table-cell-properties>
    </style:style>
    <style:style style:name="Tableau8.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8.3" style:family="table-row">
      <style:table-row-properties style:min-row-height="0.575cm"/>
    </style:style>
    <style:style style:name="Tableau8.B3" style:family="table-cell">
      <style:table-cell-properties fo:padding="0.097cm" fo:border-left="0.002cm solid #000000" fo:border-right="none" fo:border-top="none" fo:border-bottom="0.002cm solid #000000"/>
    </style:style>
    <style:style style:name="Tableau8.C3" style:family="table-cell">
      <style:table-cell-properties fo:padding="0.097cm" fo:border-left="0.002cm solid #000000" fo:border-right="0.002cm solid #000000" fo:border-top="none" fo:border-bottom="0.002cm solid #000000"/>
    </style:style>
    <style:style style:name="Tableau8.C4" style:family="table-cell" style:data-style-name="N0">
      <style:table-cell-properties fo:padding="0.097cm" fo:border-left="0.002cm solid #000000"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2.778cm" style:rel-column-width="10710*"/>
    </style:style>
    <style:style style:name="Tableau9.B" style:family="table-column">
      <style:table-column-properties style:column-width="4.498cm" style:rel-column-width="17340*"/>
    </style:style>
    <style:style style:name="Tableau9.C" style:family="table-column">
      <style:table-column-properties style:column-width="9.723cm" style:rel-column-width="37485*"/>
    </style:style>
    <style:style style:name="Tableau9.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9.B1" style:family="table-cell">
      <style:table-cell-properties fo:padding="0.097cm" fo:border="0.002cm solid #000000"/>
    </style:style>
    <style:style style:name="Tableau9.A2" style:family="table-cell">
      <style:table-cell-properties fo:background-color="#dddddd" fo:padding="0.097cm" fo:border-left="0.002cm solid #000000" fo:border-right="none" fo:border-top="none" fo:border-bottom="0.002cm solid #000000">
        <style:background-image/>
      </style:table-cell-properties>
    </style:style>
    <style:style style:name="Tableau9.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9.3" style:family="table-row">
      <style:table-row-properties style:min-row-height="0.575cm"/>
    </style:style>
    <style:style style:name="Tableau9.B3" style:family="table-cell">
      <style:table-cell-properties fo:padding="0.097cm" fo:border-left="0.002cm solid #000000" fo:border-right="none" fo:border-top="none" fo:border-bottom="0.002cm solid #000000"/>
    </style:style>
    <style:style style:name="Tableau9.C3" style:family="table-cell">
      <style:table-cell-properties fo:padding="0.097cm" fo:border-left="0.002cm solid #000000"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2.776cm" style:rel-column-width="10703*"/>
    </style:style>
    <style:style style:name="Tableau4.B" style:family="table-column">
      <style:table-column-properties style:column-width="4.48cm" style:rel-column-width="17272*"/>
    </style:style>
    <style:style style:name="Tableau4.C" style:family="table-column">
      <style:table-column-properties style:column-width="9.742cm" style:rel-column-width="37560*"/>
    </style:style>
    <style:style style:name="Tableau4.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dddddd" fo:padding="0.097cm" fo:border="0.002cm solid #000000">
        <style:background-image/>
      </style:table-cell-properties>
    </style:style>
    <style:style style:name="Tableau4.A2" style:family="table-cell">
      <style:table-cell-properties fo:background-color="#dddddd" fo:padding="0.097cm" fo:border-left="0.002cm solid #000000" fo:border-right="none" fo:border-top="none" fo:border-bottom="0.002cm solid #000000">
        <style:background-image/>
      </style:table-cell-properties>
    </style:style>
    <style:style style:name="Tableau4.B2" style:family="table-cell">
      <style:table-cell-properties fo:padding="0.097cm" fo:border-left="0.002cm solid #000000" fo:border-right="0.002cm solid #000000" fo:border-top="none" fo:border-bottom="0.002cm solid #000000"/>
    </style:style>
    <style:style style:name="Tableau4.3" style:family="table-row">
      <style:table-row-properties style:min-row-height="0.575cm"/>
    </style:style>
    <style:style style:name="Tableau4.B3" style:family="table-cell">
      <style:table-cell-properties fo:padding="0.097cm" fo:border-left="0.002cm solid #000000" fo:border-right="none" fo:border-top="0.002cm solid #000000" fo:border-bottom="0.002cm solid #000000"/>
    </style:style>
    <style:style style:name="Tableau4.B4" style:family="table-cell">
      <style:table-cell-properties fo:padding="0.097cm" fo:border-left="0.002cm solid #000000" fo:border-right="none" fo:border-top="none" fo:border-bottom="0.002cm solid #000000"/>
    </style:style>
    <style:style style:name="Tableau10" style:family="table">
      <style:table-properties style:width="16.999cm" table:align="margins"/>
    </style:style>
    <style:style style:name="Tableau10.A" style:family="table-column">
      <style:table-column-properties style:column-width="2.775cm" style:rel-column-width="10696*"/>
    </style:style>
    <style:style style:name="Tableau10.B" style:family="table-column">
      <style:table-column-properties style:column-width="6.2cm" style:rel-column-width="23903*"/>
    </style:style>
    <style:style style:name="Tableau10.C" style:family="table-column">
      <style:table-column-properties style:column-width="8.024cm" style:rel-column-width="30936*"/>
    </style:style>
    <style:style style:name="Tableau10.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dddddd" fo:padding="0.097cm" fo:border="0.002cm solid #000000">
        <style:background-image/>
      </style:table-cell-properties>
    </style:style>
    <style:style style:name="Tableau10.2" style:family="table-row">
      <style:table-row-properties style:min-row-height="0.575cm"/>
    </style:style>
    <style:style style:name="Tableau10.A2" style:family="table-cell">
      <style:table-cell-properties fo:background-color="#dddddd" fo:padding="0.097cm" fo:border-left="0.002cm solid #000000" fo:border-right="none" fo:border-top="none" fo:border-bottom="0.002cm solid #000000">
        <style:background-image/>
      </style:table-cell-properties>
    </style:style>
    <style:style style:name="Tableau10.B2" style:family="table-cell">
      <style:table-cell-properties fo:padding="0.097cm" fo:border-left="0.002cm solid #000000" fo:border-right="none" fo:border-top="0.002cm solid #000000"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0.B3" style:family="table-cell">
      <style:table-cell-properties fo:padding="0.097cm" fo:border-left="0.002cm solid #000000" fo:border-right="none" fo:border-top="none" fo:border-bottom="0.002cm solid #000000"/>
    </style:style>
    <style:style style:name="Tableau16" style:family="table">
      <style:table-properties style:width="16.859cm" table:align="left"/>
    </style:style>
    <style:style style:name="Tableau16.A" style:family="table-column">
      <style:table-column-properties style:column-width="0.843cm"/>
    </style:style>
    <style:style style:name="Tableau16.B" style:family="table-column">
      <style:table-column-properties style:column-width="1.03cm"/>
    </style:style>
    <style:style style:name="Tableau16.C" style:family="table-column">
      <style:table-column-properties style:column-width="0.937cm"/>
    </style:style>
    <style:style style:name="Tableau16.A1" style:family="table-cell">
      <style:table-cell-properties fo:padding="0.097cm" fo:border-left="0.002cm solid #000000" fo:border-right="none" fo:border-top="0.002cm solid #000000" fo:border-bottom="0.002cm solid #000000"/>
    </style:style>
    <style:style style:name="Tableau16.R1" style:family="table-cell">
      <style:table-cell-properties fo:padding="0.097cm" fo:border="0.002cm solid #000000"/>
    </style:style>
    <style:style style:name="Tableau16.A2" style:family="table-cell" style:data-style-name="N0">
      <style:table-cell-properties fo:padding="0.097cm" fo:border-left="0.002cm solid #000000" fo:border-right="none" fo:border-top="none" fo:border-bottom="0.002cm solid #000000"/>
    </style:style>
    <style:style style:name="Tableau16.B2" style:family="table-cell">
      <style:table-cell-properties fo:padding="0.097cm" fo:border-left="0.002cm solid #000000" fo:border-right="none" fo:border-top="none" fo:border-bottom="0.002cm solid #000000"/>
    </style:style>
    <style:style style:name="Tableau16.R2" style:family="table-cell">
      <style:table-cell-properties fo:padding="0.097cm" fo:border-left="0.002cm solid #000000" fo:border-right="0.002cm solid #000000" fo:border-top="none" fo:border-bottom="0.002cm solid #000000"/>
    </style:style>
    <style:style style:name="Tableau5" style:family="table">
      <style:table-properties style:width="8.34cm" fo:margin-left="0cm" fo:margin-right="8.659cm" table:align="margins"/>
    </style:style>
    <style:style style:name="Tableau5.A" style:family="table-column">
      <style:table-column-properties style:column-width="1.769cm" style:rel-column-width="13902*"/>
    </style:style>
    <style:style style:name="Tableau5.B" style:family="table-column">
      <style:table-column-properties style:column-width="4.233cm" style:rel-column-width="33266*"/>
    </style:style>
    <style:style style:name="Tableau5.C" style:family="table-column">
      <style:table-column-properties style:column-width="2.337cm" style:rel-column-width="18367*"/>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B2" style:family="table-cell">
      <style:table-cell-properties fo:padding="0.097cm" fo:border-left="0.002cm solid #000000" fo:border-right="none" fo:border-top="none" fo:border-bottom="0.002cm solid #000000"/>
    </style:style>
    <style:style style:name="Tableau5.C2" style:family="table-cell" style:data-style-name="N0">
      <style:table-cell-properties fo:padding="0.097cm" fo:border-left="0.002cm solid #000000" fo:border-right="0.002cm solid #000000" fo:border-top="none" fo:border-bottom="0.002cm solid #000000"/>
    </style:style>
    <style:style style:name="Tableau11" style:family="table">
      <style:table-properties style:width="10.054cm" fo:margin-left="0cm" fo:margin-right="6.944cm" table:align="margins"/>
    </style:style>
    <style:style style:name="Tableau11.A" style:family="table-column">
      <style:table-column-properties style:column-width="1.612cm" style:rel-column-width="10508*"/>
    </style:style>
    <style:style style:name="Tableau11.B" style:family="table-column">
      <style:table-column-properties style:column-width="4.355cm" style:rel-column-width="28387*"/>
    </style:style>
    <style:style style:name="Tableau11.C" style:family="table-column">
      <style:table-column-properties style:column-width="2.298cm" style:rel-column-width="14981*"/>
    </style:style>
    <style:style style:name="Tableau11.D" style:family="table-column">
      <style:table-column-properties style:column-width="1.789cm" style:rel-column-width="11659*"/>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B2" style:family="table-cell">
      <style:table-cell-properties fo:padding="0.097cm" fo:border-left="0.002cm solid #000000" fo:border-right="none" fo:border-top="none" fo:border-bottom="0.002cm solid #000000"/>
    </style:style>
    <style:style style:name="Tableau11.C2" style:family="table-cell" style:data-style-name="N0">
      <style:table-cell-properties fo:padding="0.097cm" fo:border-left="0.002cm solid #000000" fo:border-right="none" fo:border-top="none" fo:border-bottom="0.002cm solid #000000"/>
    </style:style>
    <style:style style:name="Tableau11.D2" style:family="table-cell" style:data-style-name="N0">
      <style:table-cell-properties fo:padding="0.097cm" fo:border-left="0.002cm solid #000000" fo:border-right="0.002cm solid #000000" fo:border-top="none" fo:border-bottom="0.002cm solid #000000"/>
    </style:style>
    <style:style style:name="Tableau12" style:family="table">
      <style:table-properties style:width="11.328cm" fo:margin-left="0cm" fo:margin-right="5.671cm" table:align="margins"/>
    </style:style>
    <style:style style:name="Tableau12.A" style:family="table-column">
      <style:table-column-properties style:column-width="1.612cm" style:rel-column-width="9327*"/>
    </style:style>
    <style:style style:name="Tableau12.B" style:family="table-column">
      <style:table-column-properties style:column-width="4.355cm" style:rel-column-width="25195*"/>
    </style:style>
    <style:style style:name="Tableau12.C" style:family="table-column">
      <style:table-column-properties style:column-width="3.852cm" style:rel-column-width="22287*"/>
    </style:style>
    <style:style style:name="Tableau12.D" style:family="table-column">
      <style:table-column-properties style:column-width="1.508cm" style:rel-column-width="8726*"/>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B2" style:family="table-cell">
      <style:table-cell-properties fo:padding="0.097cm" fo:border-left="0.002cm solid #000000" fo:border-right="none" fo:border-top="none" fo:border-bottom="0.002cm solid #000000"/>
    </style:style>
    <style:style style:name="Tableau12.C2" style:family="table-cell" style:data-style-name="N0">
      <style:table-cell-properties fo:padding="0.097cm" fo:border-left="0.002cm solid #000000" fo:border-right="none" fo:border-top="none" fo:border-bottom="0.002cm solid #000000"/>
    </style:style>
    <style:style style:name="Tableau12.D2" style:family="table-cell" style:data-style-name="N0">
      <style:table-cell-properties fo:padding="0.097cm" fo:border-left="0.002cm solid #000000" fo:border-right="0.002cm solid #000000" fo:border-top="none" fo:border-bottom="0.002cm solid #000000"/>
    </style:style>
    <style:style style:name="Tableau13" style:family="table">
      <style:table-properties style:width="11.328cm" fo:margin-left="0cm" fo:margin-right="5.671cm" table:align="margins"/>
    </style:style>
    <style:style style:name="Tableau13.A" style:family="table-column">
      <style:table-column-properties style:column-width="1.612cm" style:rel-column-width="9327*"/>
    </style:style>
    <style:style style:name="Tableau13.B" style:family="table-column">
      <style:table-column-properties style:column-width="4.355cm" style:rel-column-width="25195*"/>
    </style:style>
    <style:style style:name="Tableau13.C" style:family="table-column">
      <style:table-column-properties style:column-width="3.715cm" style:rel-column-width="21491*"/>
    </style:style>
    <style:style style:name="Tableau13.D" style:family="table-column">
      <style:table-column-properties style:column-width="1.646cm" style:rel-column-width="9522*"/>
    </style:style>
    <style:style style:name="Tableau13.A1" style:family="table-cell">
      <style:table-cell-properties fo:padding="0.097cm" fo:border-left="0.002cm solid #000000" fo:border-right="none" fo:border-top="0.002cm solid #000000" fo:border-bottom="0.002cm solid #000000"/>
    </style:style>
    <style:style style:name="Tableau13.D1" style:family="table-cell">
      <style:table-cell-properties fo:padding="0.097cm" fo:border="0.002cm solid #000000"/>
    </style:style>
    <style:style style:name="Tableau13.B2" style:family="table-cell">
      <style:table-cell-properties fo:padding="0.097cm" fo:border-left="0.002cm solid #000000" fo:border-right="none" fo:border-top="none" fo:border-bottom="0.002cm solid #000000"/>
    </style:style>
    <style:style style:name="Tableau13.C2" style:family="table-cell" style:data-style-name="N0">
      <style:table-cell-properties fo:padding="0.097cm" fo:border-left="0.002cm solid #000000" fo:border-right="none" fo:border-top="none" fo:border-bottom="0.002cm solid #000000"/>
    </style:style>
    <style:style style:name="Tableau13.D2" style:family="table-cell" style:data-style-name="N0">
      <style:table-cell-properties fo:padding="0.097cm" fo:border-left="0.002cm solid #000000" fo:border-right="0.002cm solid #000000" fo:border-top="none" fo:border-bottom="0.002cm solid #000000"/>
    </style:style>
    <style:style style:name="Tableau14" style:family="table">
      <style:table-properties style:width="11.328cm" fo:margin-left="0cm" fo:margin-right="5.671cm" table:align="margins"/>
    </style:style>
    <style:style style:name="Tableau14.A" style:family="table-column">
      <style:table-column-properties style:column-width="1.612cm" style:rel-column-width="9327*"/>
    </style:style>
    <style:style style:name="Tableau14.B" style:family="table-column">
      <style:table-column-properties style:column-width="4.355cm" style:rel-column-width="25195*"/>
    </style:style>
    <style:style style:name="Tableau14.C" style:family="table-column">
      <style:table-column-properties style:column-width="3.715cm" style:rel-column-width="21491*"/>
    </style:style>
    <style:style style:name="Tableau14.D" style:family="table-column">
      <style:table-column-properties style:column-width="1.646cm" style:rel-column-width="9522*"/>
    </style:style>
    <style:style style:name="Tableau14.A1" style:family="table-cell">
      <style:table-cell-properties fo:padding="0.097cm" fo:border-left="0.002cm solid #000000" fo:border-right="none" fo:border-top="0.002cm solid #000000" fo:border-bottom="0.002cm solid #000000"/>
    </style:style>
    <style:style style:name="Tableau14.D1" style:family="table-cell">
      <style:table-cell-properties fo:padding="0.097cm" fo:border="0.002cm solid #000000"/>
    </style:style>
    <style:style style:name="Tableau14.B2" style:family="table-cell">
      <style:table-cell-properties fo:padding="0.097cm" fo:border-left="0.002cm solid #000000" fo:border-right="none" fo:border-top="none" fo:border-bottom="0.002cm solid #000000"/>
    </style:style>
    <style:style style:name="Tableau14.C2" style:family="table-cell" style:data-style-name="N0">
      <style:table-cell-properties fo:padding="0.097cm" fo:border-left="0.002cm solid #000000" fo:border-right="none" fo:border-top="none" fo:border-bottom="0.002cm solid #000000"/>
    </style:style>
    <style:style style:name="Tableau14.D2" style:family="table-cell" style:data-style-name="N0">
      <style:table-cell-properties fo:padding="0.097cm" fo:border-left="0.002cm solid #000000" fo:border-right="0.002cm solid #000000" fo:border-top="none" fo:border-bottom="0.002cm solid #000000"/>
    </style:style>
    <style:style style:name="Tableau15" style:family="table">
      <style:table-properties style:width="11.328cm" fo:margin-left="0cm" fo:margin-right="5.671cm" table:align="margins"/>
    </style:style>
    <style:style style:name="Tableau15.A" style:family="table-column">
      <style:table-column-properties style:column-width="1.612cm" style:rel-column-width="9327*"/>
    </style:style>
    <style:style style:name="Tableau15.B" style:family="table-column">
      <style:table-column-properties style:column-width="4.355cm" style:rel-column-width="25195*"/>
    </style:style>
    <style:style style:name="Tableau15.C" style:family="table-column">
      <style:table-column-properties style:column-width="3.715cm" style:rel-column-width="21491*"/>
    </style:style>
    <style:style style:name="Tableau15.D" style:family="table-column">
      <style:table-column-properties style:column-width="1.646cm" style:rel-column-width="9522*"/>
    </style:style>
    <style:style style:name="Tableau15.A1" style:family="table-cell">
      <style:table-cell-properties fo:padding="0.097cm" fo:border-left="0.002cm solid #000000" fo:border-right="none" fo:border-top="0.002cm solid #000000" fo:border-bottom="0.002cm solid #000000"/>
    </style:style>
    <style:style style:name="Tableau15.D1" style:family="table-cell">
      <style:table-cell-properties fo:padding="0.097cm" fo:border="0.002cm solid #000000"/>
    </style:style>
    <style:style style:name="Tableau15.B2" style:family="table-cell">
      <style:table-cell-properties fo:padding="0.097cm" fo:border-left="0.002cm solid #000000" fo:border-right="none" fo:border-top="none" fo:border-bottom="0.002cm solid #000000"/>
    </style:style>
    <style:style style:name="Tableau15.C2" style:family="table-cell" style:data-style-name="N0">
      <style:table-cell-properties fo:padding="0.097cm" fo:border-left="0.002cm solid #000000" fo:border-right="none" fo:border-top="none" fo:border-bottom="0.002cm solid #000000"/>
    </style:style>
    <style:style style:name="Tableau15.D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language="fr" fo:country="FR" fo:font-style="italic" fo:font-weight="bold" style:font-size-asian="18pt" style:font-style-asian="italic" style:font-weight-asian="bold" style:font-size-complex="18pt" style:font-style-complex="italic" style:font-weight-complex="bold"/>
    </style:style>
    <style:style style:name="P3"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4" style:family="paragraph" style:parent-style-name="Standard">
      <style:text-properties fo:font-size="10pt" style:font-size-asian="10pt" style:font-size-complex="10pt"/>
    </style:style>
    <style:style style:name="P5" style:family="paragraph" style:parent-style-name="Standard">
      <style:text-properties fo:font-size="10pt" fo:font-style="italic" style:font-size-asian="10pt" style:font-style-asian="italic" style:font-size-complex="10pt" style:font-style-complex="italic"/>
    </style:style>
    <style:style style:name="P6" style:family="paragraph" style:parent-style-name="Standard">
      <style:text-properties fo:font-size="10pt" fo:font-style="normal" style:font-size-asian="10pt" style:font-style-asian="normal" style:font-size-complex="10pt" style:font-style-complex="normal"/>
    </style:style>
    <style:style style:name="P7" style:family="paragraph" style:parent-style-name="Standard">
      <style:text-properties fo:font-style="italic" fo:font-weight="bold" style:font-style-asian="italic" style:font-weight-asian="bold" style:font-style-complex="italic" style:font-weight-complex="bold"/>
    </style:style>
    <style:style style:name="P8" style:family="paragraph" style:parent-style-name="Standard">
      <style:paragraph-properties fo:text-align="justify" style:justify-single-word="false"/>
      <style:text-properties style:font-name="Times New Roman" fo:font-size="9pt" fo:language="fr" fo:country="FR" fo:font-style="normal" style:font-name-asian="Times New Roman" style:font-size-asian="9pt" style:font-style-asian="normal" style:font-name-complex="Times New Roman" style:font-size-complex="9pt" style:font-style-complex="normal"/>
    </style:style>
    <style:style style:name="P9" style:family="paragraph" style:parent-style-name="Standard">
      <style:text-properties fo:font-size="11pt" fo:language="fr" fo:country="FR" fo:font-weight="normal" style:font-size-asian="11pt" style:font-weight-asian="normal" style:font-size-complex="11pt" style:font-weight-complex="normal"/>
    </style:style>
    <style:style style:name="P10" style:family="paragraph" style:parent-style-name="Standard">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11" style:family="paragraph" style:parent-style-name="Text_20_body">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2"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3" style:family="paragraph" style:parent-style-name="Text_20_body">
      <style:text-properties fo:font-size="11pt" fo:language="fr" fo:country="FR" fo:font-style="normal" style:font-size-asian="11pt" style:font-style-asian="normal" style:font-size-complex="11pt" style:font-style-complex="normal"/>
    </style:style>
    <style:style style:name="P14" style:family="paragraph" style:parent-style-name="Text_20_body">
      <style:text-properties fo:font-size="11pt" fo:language="fr" fo:country="FR" fo:font-style="normal" style:text-underline-style="none" fo:font-weight="normal" style:font-size-asian="11pt" style:font-style-asian="normal" style:font-weight-asian="normal" style:font-size-complex="11pt" style:font-style-complex="normal" style:font-weight-complex="normal"/>
    </style:style>
    <style:style style:name="P15" style:family="paragraph" style:parent-style-name="Text_20_body">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16" style:family="paragraph" style:parent-style-name="Text_20_body">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17" style:family="paragraph" style:parent-style-name="Text_20_body">
      <style:text-properties fo:font-size="11pt" fo:language="fr" fo:country="FR" fo:font-style="italic" style:font-size-asian="11pt" style:font-style-asian="italic" style:font-size-complex="11pt" style:font-style-complex="italic"/>
    </style:style>
    <style:style style:name="P18" style:family="paragraph" style:parent-style-name="Text_20_body">
      <style:text-properties fo:font-size="11pt" fo:language="fr" fo:country="F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19" style:family="paragraph" style:parent-style-name="Text_20_body">
      <style:text-properties fo:font-size="11pt" fo:language="fr" fo:country="FR" style:font-size-asian="11pt" style:font-size-complex="11pt"/>
    </style:style>
    <style:style style:name="P20" style:family="paragraph" style:parent-style-name="Text_20_body">
      <style:paragraph-properties fo:text-align="justify" style:justify-single-word="false"/>
      <style:text-properties fo:font-size="11pt" fo:language="fr" fo:country="FR" style:font-size-asian="11pt" style:font-size-complex="11pt"/>
    </style:style>
    <style:style style:name="P21" style:family="paragraph" style:parent-style-name="Text_20_body">
      <style:text-properties fo:font-size="11pt" fo:language="fr" fo:country="FR" fo:font-weight="normal" style:font-size-asian="11pt" style:font-weight-asian="normal" style:font-size-complex="11pt" style:font-weight-complex="normal"/>
    </style:style>
    <style:style style:name="P22" style:family="paragraph" style:parent-style-name="Text_20_body">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23" style:family="paragraph" style:parent-style-name="Text_20_body">
      <style:text-properties fo:font-size="11pt" fo:language="fr" fo:country="FR" fo:font-weight="bold" style:font-size-asian="11pt" style:font-weight-asian="bold" style:font-size-complex="11pt" style:font-weight-complex="bold"/>
    </style:style>
    <style:style style:name="P24" style:family="paragraph" style:parent-style-name="Text_20_body">
      <style:text-properties fo:font-size="11pt" fo:language="fr" fo:country="FR" style:text-underline-style="solid" style:text-underline-width="auto" style:text-underline-color="font-color" style:font-size-asian="11pt" style:font-size-complex="11pt"/>
    </style:style>
    <style:style style:name="P25" style:family="paragraph" style:parent-style-name="Text_20_body">
      <style:paragraph-properties fo:text-align="justify" style:justify-single-word="false"/>
      <style:text-properties fo:font-size="11pt" fo:language="fr" fo:country="FR" style:text-underline-style="solid" style:text-underline-width="auto" style:text-underline-color="font-color" fo:font-weight="normal" style:font-size-asian="11pt" style:font-weight-asian="normal" style:font-size-complex="11pt" style:font-weight-complex="normal"/>
    </style:style>
    <style:style style:name="P26" style:family="paragraph" style:parent-style-name="Text_20_body">
      <style:text-properties fo:font-size="11pt" fo:language="fr" fo:country="FR" style:text-underline-style="none" fo:font-weight="normal" style:font-size-asian="11pt" style:font-weight-asian="normal" style:font-size-complex="11pt" style:font-weight-complex="normal"/>
    </style:style>
    <style:style style:name="P27" style:family="paragraph" style:parent-style-name="Text_20_body">
      <style:text-properties fo:font-size="11pt" style:font-size-asian="11pt" style:font-size-complex="11pt"/>
    </style:style>
    <style:style style:name="P28" style:family="paragraph" style:parent-style-name="Text_20_body">
      <style:paragraph-properties fo:text-align="justify" style:justify-single-word="false"/>
      <style:text-properties fo:font-size="11pt" style:font-size-asian="11pt" style:font-size-complex="11pt"/>
    </style:style>
    <style:style style:name="P29" style:family="paragraph" style:parent-style-name="Text_20_body">
      <style:paragraph-properties fo:text-align="justify" style:justify-single-word="false"/>
      <style:text-properties style:text-position="sub 58%" fo:font-size="11pt" fo:language="fr" fo:country="FR" fo:font-style="normal" fo:font-weight="normal" style:font-size-asian="11pt" style:font-style-asian="normal" style:font-weight-asian="normal" style:font-size-complex="11pt" style:font-style-complex="normal" style:font-weight-complex="normal"/>
    </style:style>
    <style:style style:name="P30" style:family="paragraph" style:parent-style-name="Text_20_body">
      <style:text-properties fo:language="fr" fo:country="FR"/>
    </style:style>
    <style:style style:name="P31" style:family="paragraph" style:parent-style-name="Text_20_body">
      <style:text-properties fo:font-style="italic" fo:font-weight="bold" style:font-style-asian="italic" style:font-weight-asian="bold" style:font-style-complex="italic" style:font-weight-complex="bold"/>
    </style:style>
    <style:style style:name="P32" style:family="paragraph" style:parent-style-name="Text_20_body">
      <style:text-properties fo:font-size="10pt" style:font-size-asian="10pt" style:font-size-complex="10pt"/>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size="8pt" fo:language="fr" fo:country="FR" fo:font-style="normal" fo:font-weight="normal" style:font-size-asian="8pt" style:font-style-asian="normal" style:font-weight-asian="normal" style:font-size-complex="8pt" style:font-style-complex="normal" style:font-weight-complex="normal"/>
    </style:style>
    <style:style style:name="P35" style:family="paragraph" style:parent-style-name="Text_20_body">
      <style:text-properties fo:color="#ff3333" fo:font-size="8pt" fo:language="fr" fo:country="FR" fo:font-style="normal" fo:font-weight="normal" style:font-size-asian="8pt" style:font-style-asian="normal" style:font-weight-asian="normal" style:font-size-complex="8pt" style:font-style-complex="normal" style:font-weight-complex="normal"/>
    </style:style>
    <style:style style:name="P36" style:family="paragraph" style:parent-style-name="Table_20_Contents">
      <style:text-properties fo:font-size="11pt" style:font-size-asian="11pt" style:font-size-complex="11pt"/>
    </style:style>
    <style:style style:name="P37" style:family="paragraph" style:parent-style-name="Table_20_Contents">
      <style:text-properties fo:font-size="11pt" fo:font-style="italic" fo:font-weight="bold" style:font-size-asian="11pt" style:font-style-asian="italic" style:font-weight-asian="bold" style:font-size-complex="11pt" style:font-style-complex="italic" style:font-weight-complex="bold"/>
    </style:style>
    <style:style style:name="P38" style:family="paragraph" style:parent-style-name="Table_20_Contents">
      <style:paragraph-properties fo:text-align="center"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39" style:family="paragraph" style:parent-style-name="Table_20_Contents">
      <style:text-properties fo:font-size="11pt" fo:language="fr" fo:country="FR" fo:font-weight="normal" style:font-size-asian="11pt" style:font-weight-asian="normal" style:font-size-complex="11pt" style:font-weight-complex="normal"/>
    </style:style>
    <style:style style:name="P40" style:family="paragraph" style:parent-style-name="Table_20_Contents">
      <style:text-properties fo:font-size="8pt" fo:font-style="italic" fo:font-weight="bold" style:font-size-asian="8pt" style:font-style-asian="italic" style:font-weight-asian="bold" style:font-size-complex="8pt" style:font-style-complex="italic" style:font-weight-complex="bold"/>
    </style:style>
    <style:style style:name="P41" style:family="paragraph" style:parent-style-name="Table_20_Contents">
      <style:paragraph-properties fo:text-align="center" style:justify-single-word="false"/>
      <style:text-properties fo:font-size="8pt" fo:font-style="italic" fo:font-weight="bold" style:font-size-asian="8pt" style:font-style-asian="italic" style:font-weight-asian="bold" style:font-size-complex="8pt" style:font-style-complex="italic" style:font-weight-complex="bold"/>
    </style:style>
    <style:style style:name="P42" style:family="paragraph" style:parent-style-name="Table_20_Contents">
      <style:text-properties fo:font-size="8pt" fo:font-style="italic" style:font-size-asian="8pt" style:font-style-asian="italic" style:font-size-complex="8pt" style:font-style-complex="italic"/>
    </style:style>
    <style:style style:name="P43"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44" style:family="paragraph" style:parent-style-name="Table_20_Contents">
      <style:text-properties fo:font-size="8pt" fo:font-style="normal" style:font-size-asian="8pt" style:font-style-asian="normal" style:font-size-complex="8pt" style:font-style-complex="normal"/>
    </style:style>
    <style:style style:name="P45" style:family="paragraph" style:parent-style-name="Table_20_Contents">
      <style:text-properties fo:font-size="8pt" style:font-size-asian="8pt" style:font-size-complex="8pt"/>
    </style:style>
    <style:style style:name="P46" style:family="paragraph" style:parent-style-name="Table_20_Contents">
      <style:text-properties fo:font-size="10pt" style:font-size-asian="10pt" style:font-size-complex="10pt"/>
    </style:style>
    <style:style style:name="P47" style:family="paragraph" style:parent-style-name="Table_20_Contents">
      <style:text-properties fo:font-size="10pt" fo:font-weight="bold" style:font-size-asian="10pt" style:font-weight-asian="bold" style:font-size-complex="10pt" style:font-weight-complex="bold"/>
    </style:style>
    <style:style style:name="P48" style:family="paragraph" style:parent-style-name="Table_20_Contents">
      <style:text-properties fo:font-size="10pt" fo:language="fr" fo:country="FR" fo:font-weight="normal" style:font-size-asian="10pt" style:font-weight-asian="normal" style:font-size-complex="10pt" style:font-weight-complex="normal"/>
    </style:style>
    <style:style style:name="P49" style:family="paragraph" style:parent-style-name="Table_20_Contents">
      <style:text-properties fo:font-size="10pt" style:text-underline-style="solid" style:text-underline-width="auto" style:text-underline-color="font-color" fo:font-weight="bold" style:font-size-asian="10pt" style:font-weight-asian="bold" style:font-size-complex="10pt" style:font-weight-complex="bold"/>
    </style:style>
    <style:style style:name="P50" style:family="paragraph" style:parent-style-name="Table_20_Contents">
      <style:text-properties fo:font-size="10pt" fo:font-style="italic" style:font-size-asian="10pt" style:font-style-asian="italic" style:font-size-complex="10pt" style:font-style-complex="italic"/>
    </style:style>
    <style:style style:name="P51" style:family="paragraph" style:parent-style-name="Table_20_Contents">
      <style:text-properties fo:font-size="10pt" style:text-underline-style="none" fo:font-weight="normal" style:font-size-asian="10pt" style:font-weight-asian="normal" style:font-size-complex="10pt" style:font-weight-complex="normal"/>
    </style:style>
    <style:style style:name="P52" style:family="paragraph" style:parent-style-name="Table_20_Contents">
      <style:text-properties fo:font-size="10pt" fo:font-style="normal" style:font-size-asian="10pt" style:font-style-asian="normal" style:font-size-complex="10pt" style:font-style-complex="normal"/>
    </style:style>
    <style:style style:name="P53" style:family="paragraph" style:parent-style-name="Table_20_Contents">
      <style:text-properties fo:font-size="12pt" style:font-size-asian="12pt" style:font-size-complex="12pt"/>
    </style:style>
    <style:style style:name="P54" style:family="paragraph" style:parent-style-name="Table_20_Contents">
      <style:text-properties style:text-position="0% 100%" style:font-name="Symbol" fo:font-size="12pt" style:font-name-asian="Symbol" style:font-size-asian="12pt" style:font-name-complex="Symbol" style:font-size-complex="12pt"/>
    </style:style>
    <style:style style:name="P55" style:family="paragraph" style:parent-style-name="Table_20_Contents">
      <style:text-properties fo:color="#0000ff" fo:font-size="7pt" fo:font-style="italic" fo:font-weight="bold" style:font-size-asian="7pt" style:font-style-asian="italic" style:font-weight-asian="bold" style:font-size-complex="7pt" style:font-style-complex="italic" style:font-weight-complex="bold"/>
    </style:style>
    <style:style style:name="P56" style:family="paragraph" style:parent-style-name="Table_20_Contents">
      <style:text-properties fo:font-size="7pt" fo:font-style="italic" fo:font-weight="bold" style:font-size-asian="7pt" style:font-style-asian="italic" style:font-weight-asian="bold" style:font-size-complex="7pt" style:font-style-complex="italic" style:font-weight-complex="bold"/>
    </style:style>
    <style:style style:name="P57" style:family="paragraph" style:parent-style-name="Table_20_Contents">
      <style:text-properties fo:color="#ff3333" fo:font-size="7pt" fo:font-style="italic" fo:font-weight="bold" style:font-size-asian="7pt" style:font-style-asian="italic" style:font-weight-asian="bold" style:font-size-complex="7pt" style:font-style-complex="italic" style:font-weight-complex="bold"/>
    </style:style>
    <style:style style:name="P58" style:family="paragraph" style:parent-style-name="Table_20_Contents">
      <style:text-properties fo:color="#579d1c" fo:font-size="7pt" fo:font-style="italic" fo:font-weight="bold" style:font-size-asian="7pt" style:font-style-asian="italic" style:font-weight-asian="bold" style:font-size-complex="7pt" style:font-style-complex="italic" style:font-weight-complex="bold"/>
    </style:style>
    <style:style style:name="P59" style:family="paragraph" style:parent-style-name="Table_20_Contents">
      <style:text-properties fo:color="#cc6699" fo:font-size="6pt" fo:font-style="italic" fo:font-weight="bold" style:font-size-asian="6pt" style:font-style-asian="italic" style:font-weight-asian="bold" style:font-size-complex="6pt" style:font-style-complex="italic" style:font-weight-complex="bold"/>
    </style:style>
    <style:style style:name="P60" style:family="paragraph" style:parent-style-name="Contents_20_3">
      <style:paragraph-properties>
        <style:tab-stops>
          <style:tab-stop style:position="16cm" style:type="right" style:leader-style="dotted" style:leader-text="."/>
        </style:tab-stops>
      </style:paragraph-properties>
    </style:style>
    <style:style style:name="P61" style:family="paragraph" style:parent-style-name="Contents_20_1">
      <style:paragraph-properties>
        <style:tab-stops>
          <style:tab-stop style:position="16.999cm" style:type="right" style:leader-style="dotted" style:leader-text="."/>
        </style:tab-stops>
      </style:paragraph-properties>
    </style:style>
    <style:style style:name="P62" style:family="paragraph" style:parent-style-name="Contents_20_2">
      <style:paragraph-properties>
        <style:tab-stops>
          <style:tab-stop style:position="16.499cm" style:type="right" style:leader-style="dotted" style:leader-text="."/>
        </style:tab-stops>
      </style:paragraph-properties>
    </style:style>
    <style:style style:name="P63"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64" style:family="paragraph" style:parent-style-name="Heading_20_1" style:master-page-name="Landscape">
      <style:paragraph-properties style:page-number="auto"/>
    </style:style>
    <style:style style:name="P65" style:family="paragraph" style:parent-style-name="Heading_20_2" style:master-page-name="Standard">
      <style:paragraph-properties style:page-number="auto"/>
    </style:style>
    <style:style style:name="P66" style:family="paragraph" style:parent-style-name="Heading_20_3">
      <style:text-properties fo:font-style="normal" style:font-style-asian="normal" style:font-style-complex="normal"/>
    </style:style>
    <style:style style:name="P67" style:family="paragraph" style:parent-style-name="Standard">
      <style:text-properties fo:font-size="11pt" fo:language="fr" fo:country="FR" fo:font-style="normal" style:font-size-asian="11pt" style:font-style-asian="normal" style:font-size-complex="11pt" style:font-style-complex="normal"/>
    </style:style>
    <style:style style:name="P68"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69" style:family="paragraph" style:parent-style-name="Text_20_body" style:list-style-name="L2">
      <style:text-properties fo:font-size="11pt" fo:language="fr" fo:country="FR" fo:font-weight="normal" style:font-size-asian="11pt" style:font-weight-asian="normal" style:font-size-complex="11pt" style:font-weight-complex="normal"/>
    </style:style>
    <style:style style:name="P70" style:family="paragraph" style:parent-style-name="Text_20_body">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71" style:family="paragraph" style:parent-style-name="Text_20_body">
      <style:text-properties fo:font-size="11pt" fo:language="fr" fo:country="FR" style:font-size-asian="11pt" style:font-size-complex="11pt"/>
    </style:style>
    <style:style style:name="P72" style:family="paragraph" style:parent-style-name="Text_20_body" style:list-style-name="L6">
      <style:text-properties fo:font-size="11pt" fo:language="fr" fo:country="FR" style:font-size-asian="11pt" style:font-size-complex="11pt"/>
    </style:style>
    <style:style style:name="P73" style:family="paragraph" style:parent-style-name="Text_20_body" style:list-style-name="L3">
      <style:text-properties fo:font-size="11pt" style:font-size-asian="11pt" style:font-size-complex="11pt"/>
    </style:style>
    <style:style style:name="P74" style:family="paragraph" style:parent-style-name="Text_20_body" style:list-style-name="L4">
      <style:text-properties fo:font-size="11pt" style:font-size-asian="11pt" style:font-size-complex="11pt"/>
    </style:style>
    <style:style style:name="P75" style:family="paragraph" style:parent-style-name="Text_20_body" style:list-style-name="L5">
      <style:text-properties fo:font-size="11pt" style:font-size-asian="11pt" style:font-size-complex="11pt"/>
    </style:style>
    <style:style style:name="P76" style:family="paragraph">
      <style:paragraph-properties fo:text-align="center"/>
    </style:style>
    <style:style style:name="P77" style:family="paragraph">
      <style:text-properties fo:color="#ff3333" fo:font-size="10pt" style:font-size-asian="10pt" style:font-size-complex="10pt"/>
    </style:style>
    <style:style style:name="P78" style:family="paragraph">
      <style:text-properties fo:font-size="8pt" fo:font-style="italic" style:font-size-asian="8pt" style:font-style-asian="italic" style:font-size-complex="8pt" style:font-style-complex="italic"/>
    </style:style>
    <style:style style:name="P79" style:family="paragraph">
      <style:text-properties fo:font-size="8pt" style:font-size-asian="8pt" style:font-size-complex="8pt"/>
    </style:style>
    <style:style style:name="P80" style:family="paragraph">
      <style:text-properties fo:font-size="8pt" fo:font-style="italic" fo:font-weight="bold" style:font-size-asian="8pt" style:font-style-asian="italic" style:font-weight-asian="bold" style:font-size-complex="8pt" style:font-style-complex="italic" style:font-weight-complex="bold"/>
    </style:style>
    <style:style style:name="P81" style:family="paragraph">
      <style:text-properties fo:font-size="7pt" fo:font-style="italic" style:font-size-asian="7pt" style:font-style-asian="italic" style:font-size-complex="7pt" style:font-style-complex="italic"/>
    </style:style>
    <style:style style:name="P82" style:family="paragraph">
      <style:text-properties fo:font-weight="bold" style:font-weight-asian="bold" style:font-weight-complex="bold"/>
    </style:style>
    <style:style style:name="P83" style:family="paragraph">
      <style:text-properties fo:font-size="10pt" fo:font-style="italic" fo:font-weight="bold" style:font-size-asian="10pt" style:font-style-asian="italic" style:font-weight-asian="bold" style:font-size-complex="10pt" style:font-style-complex="italic" style:font-weight-complex="bold"/>
    </style:style>
    <style:style style:name="P84" style:family="paragraph">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85" style:family="paragraph">
      <style:text-properties fo:font-size="10pt" fo:font-style="italic" style:font-size-asian="10pt" style:font-style-asian="italic" style:font-size-complex="10pt" style:font-style-complex="italic"/>
    </style:style>
    <style:style style:name="P86" style:family="paragraph">
      <style:text-properties fo:font-size="10pt" style:font-size-asian="10pt" style:font-size-complex="10pt"/>
    </style:style>
    <style:style style:name="P87" style:family="paragraph">
      <style:text-properties fo:font-size="9pt" style:font-size-asian="9pt" style:font-size-complex="9pt"/>
    </style:style>
    <style:style style:name="P88" style:family="paragraph">
      <style:text-properties fo:font-size="8pt" fo:font-weight="bold" style:font-size-asian="8pt" style:font-weight-asian="bold" style:font-size-complex="8pt" style:font-weight-complex="bold"/>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ize="11pt" fo:font-style="italic" fo:font-weight="bold" style:font-size-asian="11pt" style:font-style-asian="italic" style:font-weight-asian="bold" style:font-size-complex="11pt" style:font-style-complex="italic" style:font-weight-complex="bold"/>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style:font-size-asian="11pt" style:font-size-complex="11pt"/>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text-position="sub 58%"/>
    </style:style>
    <style:style style:name="T20" style:family="text">
      <style:text-properties style:text-position="sub 58%" style:font-name="Symbol" style:font-name-asian="Symbol" style:font-name-complex="Symbol"/>
    </style:style>
    <style:style style:name="T21" style:family="text">
      <style:text-properties style:text-position="sub 58%" style:font-name="Times New Roman" style:font-name-asian="Symbol" style:font-name-complex="Symbol"/>
    </style:style>
    <style:style style:name="T22" style:family="text">
      <style:text-properties style:text-position="0% 100%" style:font-name="Symbol" style:font-name-asian="Symbol" style:font-name-complex="Symbol"/>
    </style:style>
    <style:style style:name="T23" style:family="text">
      <style:text-properties style:text-position="0% 100%" style:font-name="Times New Roman" style:font-name-asian="Symbol" style:font-name-complex="Symbol"/>
    </style:style>
    <style:style style:name="T24" style:family="text">
      <style:text-properties fo:color="#0000cc"/>
    </style:style>
    <style:style style:name="T25" style:family="text">
      <style:text-properties fo:font-weight="bold" style:font-weight-asian="bold" style:font-weight-complex="bold"/>
    </style:style>
    <style:style style:name="T26" style:family="text">
      <style:text-properties fo:color="#ff3333"/>
    </style:style>
    <style:style style:name="T27" style:family="text">
      <style:text-properties fo:color="#3f7f5f" style:font-name="Consolas" style:text-underline-style="none" fo:font-weight="normal" fo:background-color="#e8f2fe" style:font-name-asian="Consolas" style:font-weight-asian="normal" style:font-name-complex="Consolas" style:font-weight-complex="normal"/>
    </style:style>
    <style:style style:name="T28" style:family="text">
      <style:text-properties fo:color="#0000ff" style:font-name="Consolas" style:text-underline-style="none" fo:font-weight="normal" fo:background-color="#e8f2fe" style:font-name-asian="Consolas" style:font-weight-asian="normal" style:font-name-complex="Consolas" style:font-weight-complex="normal"/>
    </style:style>
    <style:style style:name="T29" style:family="text">
      <style:text-properties fo:color="#c0a000" style:font-name="Lucida Console" fo:font-size="9pt" style:font-name-asian="Lucida Console" style:font-size-asian="9pt" style:font-name-complex="Lucida Console" style:font-size-complex="9pt"/>
    </style:style>
    <style:style style:name="T30" style:family="text">
      <style:text-properties fo:language="fr" fo:country="FR"/>
    </style:style>
    <style:style style:name="T31" style:family="text">
      <style:text-properties fo:language="fr" fo:country="FR" style:text-underline-style="none" fo:font-weight="bold" style:font-weight-asian="bold" style:font-weight-complex="bold"/>
    </style:style>
    <style:style style:name="T32" style:family="text">
      <style:text-properties fo:language="fr" fo:country="FR" style:text-underline-style="none" fo:font-weight="normal" style:font-weight-asian="normal" style:font-weight-complex="normal"/>
    </style:style>
    <style:style style:name="T33" style:family="text">
      <style:text-properties fo:font-size="7pt" style:font-size-asian="7pt" style:font-size-complex="7pt"/>
    </style:style>
    <style:style style:name="T34" style:family="text">
      <style:text-properties fo:color="#ff3333" fo:font-size="10pt" style:font-size-asian="10pt" style:font-size-complex="10pt"/>
    </style:style>
    <style:style style:name="T35" style:family="text">
      <style:text-properties fo:font-size="8pt" fo:font-style="italic" style:font-size-asian="8pt" style:font-style-asian="italic" style:font-size-complex="8pt" style:font-style-complex="italic"/>
    </style:style>
    <style:style style:name="T36" style:family="text">
      <style:text-properties fo:font-size="8pt" style:font-size-asian="8pt" style:font-size-complex="8pt"/>
    </style:style>
    <style:style style:name="T37" style:family="text">
      <style:text-properties fo:font-size="8pt" fo:font-style="italic" fo:font-weight="bold" style:font-size-asian="8pt" style:font-style-asian="italic" style:font-weight-asian="bold" style:font-size-complex="8pt" style:font-style-complex="italic" style:font-weight-complex="bold"/>
    </style:style>
    <style:style style:name="T38" style:family="text">
      <style:text-properties fo:font-size="7pt" fo:font-style="italic" style:font-size-asian="7pt" style:font-style-asian="italic" style:font-size-complex="7pt" style:font-style-complex="italic"/>
    </style:style>
    <style:style style:name="T39" style:family="text">
      <style:text-properties fo:font-size="10pt" fo:font-style="italic" fo:font-weight="bold" style:font-size-asian="10pt" style:font-style-asian="italic" style:font-weight-asian="bold" style:font-size-complex="10pt" style:font-style-complex="italic" style:font-weight-complex="bold"/>
    </style:style>
    <style:style style:name="T40"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41" style:family="text">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T42" style:family="text">
      <style:text-properties fo:font-size="10pt" fo:font-style="italic" style:font-size-asian="10pt" style:font-style-asian="italic" style:font-size-complex="10pt" style:font-style-complex="italic"/>
    </style:style>
    <style:style style:name="T43" style:family="text">
      <style:text-properties style:text-position="-33% 58%" fo:font-size="8pt" style:font-size-asian="8pt" style:font-size-complex="8pt"/>
    </style:style>
    <style:style style:name="T44" style:family="text">
      <style:text-properties style:text-position="0% 100%" fo:font-size="8pt" style:font-size-asian="8pt" style:font-size-complex="8pt"/>
    </style:style>
    <style:style style:name="T45" style:family="text">
      <style:text-properties fo:font-size="9pt" style:font-size-asian="9pt" style:font-size-complex="9pt"/>
    </style:style>
    <style:style style:name="T46" style:family="text">
      <style:text-properties fo:font-size="9pt" fo:font-style="italic" style:font-size-asian="9pt" style:font-style-asian="italic" style:font-size-complex="9pt" style:font-style-complex="italic"/>
    </style:style>
    <style:style style:name="T47" style:family="text">
      <style:text-properties fo:font-size="8pt" fo:font-weight="bold" style:font-size-asian="8pt" style:font-weight-asian="bold" style:font-size-complex="8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3333"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0000ff" draw:marker-start-width="0.427cm" draw:marker-end-width="0.427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textarea-horizontal-align="center" draw:textarea-vertical-align="middle" style:run-through="foreground"/>
    </style:style>
    <style:style style:name="gr6" style:family="graphic">
      <style:graphic-properties draw:fill="none" draw:textarea-horizontal-align="justify" draw:textarea-vertical-align="middle" draw:auto-grow-height="false" fo:min-height="0cm" fo:min-width="0cm" style:run-through="foreground"/>
    </style:style>
    <style:style style:name="gr7" style:family="graphic">
      <style:graphic-properties draw:stroke="none" svg:stroke-color="#000000" draw:fill="none" draw:fill-color="#ffffff" fo:min-height="0.407cm" style:run-through="foreground"/>
    </style:style>
    <style:style style:name="gr8" style:family="graphic">
      <style:graphic-properties draw:stroke="none" svg:stroke-color="#000000" draw:fill="none" draw:fill-color="#ffffff" fo:min-height="0.397cm" style:run-through="foreground"/>
    </style:style>
    <style:style style:name="gr9" style:family="graphic">
      <style:graphic-properties draw:stroke="none" svg:stroke-color="#000000" draw:fill="none" draw:fill-color="#ffffff" fo:min-height="1.633cm" style:run-through="foreground"/>
    </style:style>
    <style:style style:name="gr10" style:family="graphic">
      <style:graphic-properties draw:marker-end="Arrow_20_concave" draw:marker-end-width="0.15cm" draw:textarea-horizontal-align="center" draw:textarea-vertical-align="middle" style:run-through="foreground"/>
    </style:style>
    <style:style style:name="gr11" style:family="graphic">
      <style:graphic-properties draw:fill="solid" draw:fill-color="#ffffcc" draw:textarea-horizontal-align="justify" draw:textarea-vertical-align="middle" draw:auto-grow-height="false" fo:min-height="0cm" fo:min-width="0cm" style:run-through="foreground"/>
    </style:style>
    <style:style style:name="gr12" style:family="graphic">
      <style:graphic-properties draw:stroke="dash" draw:stroke-dash="Ultrafine_20_Dashed" draw:fill="solid" draw:fill-color="#ccffcc" draw:textarea-horizontal-align="center" draw:textarea-vertical-align="middle" style:run-through="foreground"/>
    </style:style>
    <style:style style:name="gr13" style:family="graphic">
      <style:graphic-properties draw:stroke="none" svg:stroke-color="#000000" draw:fill="none" draw:fill-color="#ffffff" fo:min-height="0.688cm" style:run-through="foreground"/>
    </style:style>
    <style:style style:name="gr14" style:family="graphic">
      <style:graphic-properties draw:stroke="none" svg:stroke-color="#000000" draw:fill="none" draw:fill-color="#ffffff" fo:min-height="0.612cm" style:run-through="foreground"/>
    </style:style>
    <style:style style:name="gr15" style:family="graphic">
      <style:graphic-properties draw:stroke="none" svg:stroke-color="#000000" draw:fill="none" draw:fill-color="#ffffff" fo:min-height="1.538cm" style:run-through="foreground"/>
    </style:style>
    <style:style style:name="gr16" style:family="graphic">
      <style:graphic-properties draw:stroke="none" svg:stroke-color="#000000" draw:fill="none" draw:fill-color="#ffffff" fo:min-height="0.586cm" style:run-through="foreground"/>
    </style:style>
    <style:style style:name="gr17" style:family="graphic">
      <style:graphic-properties draw:stroke="none" svg:stroke-color="#000000" draw:fill="none" draw:fill-color="#ffffff" fo:min-height="1.215cm" style:run-through="foreground"/>
    </style:style>
    <style:style style:name="gr18" style:family="graphic">
      <style:graphic-properties draw:stroke="none" svg:stroke-color="#000000" draw:fill="none" draw:fill-color="#ffffff" fo:min-height="0.647cm" style:run-through="foreground"/>
    </style:style>
    <style:style style:name="gr19" style:family="graphic">
      <style:graphic-properties draw:stroke="none" svg:stroke-color="#000000" draw:fill="none" draw:fill-color="#ffffff" fo:min-height="0.52cm" style:run-through="foreground"/>
    </style:style>
    <style:style style:name="gr20" style:family="graphic">
      <style:graphic-properties draw:fill="solid" draw:fill-color="#cfe7f5" draw:textarea-horizontal-align="justify" draw:textarea-vertical-align="middle" draw:auto-grow-height="false" fo:min-height="0cm" fo:min-width="0cm" style:run-through="foreground"/>
    </style:style>
    <style:style style:name="gr21" style:family="graphic">
      <style:graphic-properties draw:stroke="dash" draw:stroke-dash="Ultrafine_20_Dashed" draw:fill="solid" draw:fill-color="#ccffc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688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fill="none"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397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612cm" style:run-through="foreground"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1.538cm"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586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1.215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647cm" style:run-through="foreground" style:vertical-pos="from-top" style:vertical-rel="paragraph" style:horizontal-pos="from-left" style:horizontal-rel="paragraph" draw:wrap-influence-on-position="once-concurrent" style:flow-with-text="false"/>
    </style:style>
    <style:style style:name="gr31" style:family="graphic">
      <style:graphic-properties svg:stroke-width="0.101cm"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9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411cm" style:run-through="foreground" style:vertical-pos="from-top" style:vertical-rel="paragraph" style:horizontal-pos="from-left" style:horizontal-rel="paragraph" draw:wrap-influence-on-position="once-concurrent" style:flow-with-text="false"/>
    </style:style>
    <style:style style:name="gr35"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2.1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393cm" style:run-through="foreground"/>
    </style:style>
    <style:style style:name="gr41" style:family="graphic">
      <style:graphic-properties draw:marker-start="" draw:marker-start-width="0.15cm" draw:marker-end="Arrow_20_concave" draw:marker-end-width="0.15cm" draw:textarea-horizontal-align="center" draw:textarea-vertical-align="middle" style:run-through="foreground"/>
    </style:style>
    <style:style style:name="gr42" style:family="graphic">
      <style:graphic-properties svg:stroke-color="#000000" draw:marker-end="Arrow_20_concave" draw:marker-end-width="0.15cm" draw:textarea-horizontal-align="center" draw:textarea-vertical-align="middle" style:run-through="foreground"/>
    </style:style>
    <style:style style:name="gr43" style:family="graphic">
      <style:graphic-properties draw:stroke="none" svg:stroke-color="#000000" draw:fill="none" draw:fill-color="#ffffff" fo:min-height="0.617cm" style:run-through="foreground"/>
    </style:style>
    <style:style style:name="gr44" style:family="graphic">
      <style:graphic-properties draw:stroke="none" svg:stroke-color="#000000" draw:fill="none" draw:fill-color="#ffffff" fo:min-height="0.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393cm" style:run-through="foreground" style:vertical-pos="from-top" style:vertical-rel="paragraph" style:horizontal-pos="from-left" style:horizontal-rel="paragraph" draw:wrap-influence-on-position="once-concurrent" style:flow-with-text="false"/>
    </style:style>
    <style:style style:name="gr47" style:family="graphic">
      <style:graphic-properties draw:marker-start="" draw:marker-start-width="0.15cm"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617cm"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0.351cm" style:run-through="foreground"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328cm" style:run-through="foreground" style:vertical-pos="from-top" style:vertical-rel="paragraph" style:horizontal-pos="from-left" style:horizontal-rel="paragraph" draw:wrap-influence-on-position="once-concurrent" style:flow-with-text="false"/>
    </style:style>
    <style:style style:name="gr5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785cm" style:run-through="foreground" style:vertical-pos="from-top" style:vertical-rel="paragraph" style:horizontal-pos="from-left" style:horizontal-rel="paragraph" draw:wrap-influence-on-position="once-concurrent" style:flow-with-text="false"/>
    </style:style>
    <style:style style:name="gr53" style:family="graphic">
      <style:graphic-properties draw:stroke="dash" draw:stroke-dash="Ultrafine_20_Dashe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4"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none" svg:stroke-color="#000000" draw:fill="none" draw:fill-color="#ffffff" fo:min-height="1.4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none" svg:stroke-color="#000000" draw:fill="none" draw:fill-color="#ffffff" fo:min-height="0.878cm" style:run-through="foreground" style:vertical-pos="from-top" style:vertical-rel="paragraph" style:horizontal-pos="from-left" style:horizontal-rel="paragraph" draw:wrap-influence-on-position="once-concurrent" style:flow-with-text="false"/>
    </style:style>
    <style:style style:name="gr57"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stroke="none" svg:stroke-color="#000000" draw:fill="none" draw:fill-color="#ffffff" fo:min-height="1.3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stroke="none" svg:stroke-color="#000000" draw:fill="none" draw:fill-color="#ffffff" fo:min-height="7.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svg:stroke-color="#ff3333"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svg:stroke-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draw:stroke="none" svg:stroke-color="#000000" draw:fill="none" draw:fill-color="#ffffff" fo:min-height="0.5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draw:stroke="none" svg:stroke-color="#000000" draw:fill="none" draw:fill-color="#ffffff" fo:min-height="0.328cm" style:run-through="foreground" style:vertical-pos="from-top" style:vertical-rel="paragraph" style:horizontal-pos="from-left" style:horizontal-rel="paragraph"/>
    </style:style>
    <style:style style:name="gr65" style:family="graphic">
      <style:graphic-properties draw:stroke="dash" draw:stroke-dash="Ultrafine_20_Dashed" draw:textarea-horizontal-align="center" draw:textarea-vertical-align="middle" style:run-through="foreground" style:vertical-pos="from-top" style:vertical-rel="paragraph" style:horizontal-pos="from-left" style:horizontal-rel="paragraph"/>
    </style:style>
    <style:style style:name="gr66" style:family="graphic">
      <style:graphic-properties draw:fill="none" draw:textarea-horizontal-align="center" draw:textarea-vertical-align="middle" style:run-through="foreground" style:vertical-pos="from-top" style:vertical-rel="paragraph" style:horizontal-pos="from-left" style:horizontal-rel="paragraph"/>
    </style:style>
    <style:style style:name="gr67" style:family="graphic">
      <style:graphic-properties draw:stroke="none" svg:stroke-color="#000000" draw:fill="none" draw:fill-color="#ffffff" fo:min-height="0.497cm" style:run-through="foreground" style:vertical-pos="from-top" style:vertical-rel="paragraph" style:horizontal-pos="from-left" style:horizontal-rel="paragraph"/>
    </style:style>
    <style:style style:name="gr68" style:family="graphic">
      <style:graphic-properties draw:stroke="dash" draw:stroke-dash="Ultrafine_20_Dashed" draw:fill="none" draw:textarea-horizontal-align="center" draw:textarea-vertical-align="middle" style:run-through="foreground" style:vertical-pos="from-top" style:vertical-rel="paragraph" style:horizontal-pos="from-left" style:horizontal-rel="paragraph"/>
    </style:style>
    <style:style style:name="gr69" style:family="graphic">
      <style:graphic-properties draw:stroke="none" draw:stroke-dash="Ultrafine_20_Dashed" svg:stroke-color="#000000" draw:fill="none" draw:fill-color="#ffffff" fo:min-height="0.328cm" style:run-through="foreground" style:vertical-pos="from-top" style:vertical-rel="paragraph" style:horizontal-pos="from-left" style:horizontal-rel="paragraph"/>
    </style:style>
    <style:style style:name="gr70" style:family="graphic">
      <style:graphic-properties fo:margin-left="0cm" fo:margin-right="0.499cm" style:run-through="foreground" style:wrap="right" style:number-wrapped-paragraphs="no-limit" style:wrap-contour="false" style:vertical-pos="from-top" style:vertical-rel="paragraph" style:horizontal-pos="from-left" style:horizontal-rel="paragraph"/>
    </style:style>
    <style:style style:name="gr71" style:family="graphic">
      <style:graphic-properties draw:fill="solid" draw:fill-color="#ffffcc" draw:textarea-horizontal-align="center" draw:textarea-vertical-align="middle" style:run-through="foreground"/>
    </style:style>
    <style:style style:name="gr72" style:family="graphic">
      <style:graphic-properties draw:textarea-horizontal-align="center" draw:textarea-vertical-align="middle" style:run-through="foreground"/>
    </style:style>
    <style:style style:name="gr73" style:family="graphic">
      <style:graphic-properties draw:stroke="none" svg:stroke-color="#000000" draw:fill="none" draw:fill-color="#ffffff" fo:min-height="0.328cm" style:run-through="foreground"/>
    </style:style>
    <style:style style:name="gr74" style:family="graphic">
      <style:graphic-properties draw:fill="none" draw:textarea-horizontal-align="center" draw:textarea-vertical-align="middle" style:run-through="foreground"/>
    </style:style>
    <style:style style:name="gr75" style:family="graphic">
      <style:graphic-properties draw:stroke="none" svg:stroke-color="#000000" draw:fill="none" draw:fill-color="#ffffff" fo:min-height="0.497cm" style:run-through="foreground"/>
    </style:style>
    <style:style style:name="gr76" style:family="graphic">
      <style:graphic-properties draw:stroke="dash" draw:stroke-dash="Ultrafine_20_Dashed" draw:fill="none" draw:textarea-horizontal-align="center" draw:textarea-vertical-align="middle" style:run-through="foreground"/>
    </style:style>
    <style:style style:name="gr77" style:family="graphic">
      <style:graphic-properties draw:stroke="none" draw:fill="none" draw:textarea-horizontal-align="center" draw:textarea-vertical-align="middle" style:run-through="foreground"/>
    </style:style>
    <style:style style:name="gr78"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escription des échanges entre </text:p>
      <text:p text:style-name="P1">les divers acteurs du système</text:p>
      <text:p text:style-name="P2">Air Conditioner Solar Management System</text:p>
      <text:p text:style-name="P3"/>
      <text:p text:style-name="P3"/>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61">1.Composition du système (voir SysML)<text:tab/>2</text:p>
          <text:p text:style-name="P62">1.1.Description des éléments du système <text:tab/>2</text:p>
          <text:p text:style-name="P62">1.2.Interactions entre les éléments du système <text:tab/>3</text:p>
          <text:p text:style-name="P62">1.3.Grands principes de fonctionnement<text:tab/>4</text:p>
          <text:p text:style-name="P61">2.Expérience utilisateur IHM<text:tab/>5</text:p>
          <text:p text:style-name="P62">2.1.Présentation des modes de fonctionnement<text:tab/>5</text:p>
          <text:p text:style-name="P62">2.2.Les variables d'échange IHM-SGw<text:tab/>6</text:p>
          <text:p text:style-name="P61">3.Echanges entre les principaux acteurs du système<text:tab/>8</text:p>
          <text:p text:style-name="P62">3.1.Transaction IHM-Smart Gateway<text:tab/>11</text:p>
          <text:p text:style-name="P60">3.1.1.Requête mise à jour globale<text:tab/>11</text:p>
          <text:p text:style-name="P62">3.2.Transaction RmDv i<text:tab/>12</text:p>
          <text:p text:style-name="P60">3.2.1.Détails du contenu des requêtes et des réponses <text:tab/>12</text:p>
          <text:p text:style-name="P60">3.2.2.Détail des variables mises en jeu<text:tab/>13</text:p>
          <text:p text:style-name="P60">3.2.3.Détail du timing de la transaction<text:tab/>15</text:p>
          <text:p text:style-name="P61">4.Architecture logicielle C SmartGW – Remote Devices<text:tab/>17</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h text:style-name="P63" text:outline-level="1">Composition du système (voir SysML)</text:h>
      <text:p text:style-name="P12"/>
      <text:p text:style-name="P12"><draw:frame draw:style-name="fr1" draw:name="images1" text:anchor-type="paragraph" svg:width="16.939cm" svg:height="6.625cm" draw:z-index="0"><draw:image xlink:href="Pictures/200000070000513A000022BE59A5B3AA.svm" xlink:type="simple" xlink:show="embed" xlink:actuate="onLoad"/></draw:frame><draw:frame text:anchor-type="paragraph" draw:z-index="56" draw:style-name="gr38" draw:text-style-name="P85" svg:width="6.756cm" svg:height="0.408cm" svg:x="8.784cm" svg:y="7.137cm"><draw:text-box><text:p><text:span text:style-name="T39">Fig1</text:span><text:span text:style-name="T42"> : BDD système</text:span></text:p></draw:text-box></draw:frame></text:p>
      <text:h text:style-name="Heading_20_2" text:outline-level="2">Description des éléments du système </text:h>
      <text:p text:style-name="P12"/>
      <text:p text:style-name="P12"><text:span text:style-name="T3">Air Conditioner</text:span> : Les climatiseurs Mitsubishi air-air monosplit. Il y en 4 (salon, salle à manger, entrée, couloir). </text:p>
      <text:p text:style-name="P12"><text:span text:style-name="T3">Remote Device </text:span>: Ce sont les télécommandes des climatiseurs joignables en 433MHz FSK (module RT606) par une pile « propriétaire » <text:span text:style-name="T3">FSK</text:span><text:span text:style-name="T4">Stack</text:span> (<text:span text:style-name="T2">Remote Device</text:span> et <text:span text:style-name="T2">SmartGateway</text:span>). Le protocole est documenté, il fonctionne sur STM32F103 (passerelle intelligente) et STM32L041 (<text:span text:style-name="T2">Remote Device</text:span>). La pile fonctionne un peu à la façon de Xbee (My , destination adress, broadcast). Chaque <text:span text:style-name="T2">remote device</text:span> commande son climatiseur par infra-rouge (comme un télécommande classique)</text:p>
      <text:p text:style-name="P12"><text:span text:style-name="T3">Smart Gateway </text:span>: passerelle entre le réseau des <text:span text:style-name="T2">Remote Device</text:span> et l'IHM. La liaison se fait avec ce dernier via une liaison UART classique. Le protocole de communication <text:span text:style-name="T4">UARTStack</text:span> reste à faire. On pourrait se baser sur les trames du <text:span text:style-name="T13">protocole </text:span><text:span text:style-name="T4">FSKStack</text:span>. Les informations reçues par la passerelle depuis les divers <text:span text:style-name="T2">remote Devices</text:span> sont centralisées puis traitée localement, puis sont transmises vers l'<text:span text:style-name="T2">IHM</text:span>. <text:span text:style-name="T15">Le traitement fait par la </text:span><text:span text:style-name="T5">Smart Gateway</text:span><text:span text:style-name="T15"> consiste en la stratégie de commande des climatiseurs</text:span>. C'est ce qui justifie le «<text:span text:style-name="T2"> Smart </text:span>» dans la dénomination... toute l'intelligence du système est dans ce module à base de <text:s/>STM32F103.</text:p>
      <text:p text:style-name="P12"><text:span text:style-name="T3">IHM </text:span>: Unité basée sur une <text:span text:style-name="T2">Raspberry pi 2 </text:span>et un écran tactile. Elle communique :</text:p>
      <text:p text:style-name="P12"><text:soft-page-break/></text:p>
      <text:list xml:id="list8120019342202679353" text:style-name="L1">
        <text:list-item>
          <text:p text:style-name="P68">vers la passerelle intelligente en UART pour recevoir l'état des climatiseurs et transmettre des nouvelles informations (puissance disponibles, informations tempo, paramètres utilisateur....)</text:p>
        </text:list-item>
        <text:list-item>
          <text:p text:style-name="P68">vers l'onduleur en HTTP via des requêtes locale (<text:span text:style-name="T2">HMI</text:span>-box-onduleur),</text:p>
        </text:list-item>
        <text:list-item>
          <text:p text:style-name="P68">vers le web en HTTP pour recevoir les informations EDF tempo, pour recevoir les infos météo ?</text:p>
        </text:list-item>
        <text:list-item>
          <text:p text:style-name="P68">Avec le user via le touch screen pour paramétrer le système, pour visualiser en temps réels les flux d'énergie de la maison, de l'onduleur, de la voiture ?</text:p>
        </text:list-item>
      </text:list>
      <text:p text:style-name="P12"/>
      <text:p text:style-name="P16">L'ensemble PV + onduleur + Smart Meter <text:span text:style-name="T7">: c'est évidemment le système de production d'énergie PV. Les informations utiles se trouvent au niveau du </text:span><text:span text:style-name="T18">SmartMeter</text:span><text:span text:style-name="T7"> et sont utilisables via l'onduleur et son lien Ethernet, en utilisant l'API fournie par Fronius (voir document dans le répertoire RS585)</text:span></text:p>
      <text:p text:style-name="P12"/>
      <text:h text:style-name="Heading_20_2" text:outline-level="2">Interactions entre les éléments du système </text:h>
      <text:p text:style-name="P12"/>
      <text:p text:style-name="P29"><draw:frame draw:style-name="fr1" draw:name="images2" text:anchor-type="paragraph" svg:width="16.999cm" svg:height="9.777cm" draw:z-index="1"><draw:image xlink:href="Pictures/200000070000522C00002F445CECA8AF.svm" xlink:type="simple" xlink:show="embed" xlink:actuate="onLoad"/></draw:frame><draw:rect text:anchor-type="paragraph" draw:z-index="2" draw:style-name="gr1" draw:text-style-name="P76" svg:width="16.357cm" svg:height="10.05cm" svg:x="0.201cm" svg:y="0.164cm"><text:p/></draw:rect><draw:ellipse text:anchor-type="paragraph" draw:z-index="3" draw:style-name="gr2" draw:text-style-name="P76" svg:width="3.536cm" svg:height="2.001cm" svg:x="7.297cm" svg:y="4.355cm"><text:p/></draw:ellipse></text:p>
      <text:p text:style-name="P12"/>
      <text:p text:style-name="P12"><draw:frame text:anchor-type="paragraph" draw:z-index="57" draw:style-name="gr38" draw:text-style-name="P85" svg:width="6.756cm" svg:height="0.408cm" svg:x="8.722cm" svg:y="0.228cm"><draw:text-box><text:p><text:span text:style-name="T39">Fig 2</text:span><text:span text:style-name="T42"> : IBD système</text:span></text:p></draw:text-box></draw:frame></text:p>
      <text:p text:style-name="P12"/>
      <text:p text:style-name="P12"/>
      <text:p text:style-name="P12"/>
      <text:h text:style-name="Heading_20_2" text:outline-level="2"><text:soft-page-break/>Grands principes de fonctionnement</text:h>
      <text:p text:style-name="P12"/>
      <text:p text:style-name="P12">L'intelligence du système est confiée à la passerelle, la <text:span text:style-name="T2">SmartGateway</text:span>. Elle échange à la fois avec l'<text:span text:style-name="T2">HMI</text:span> et les <text:span text:style-name="T2">RemoteDevices</text:span>.</text:p>
      <text:p text:style-name="P12">Ces derniers étant alimentés sur piles, ne peuvent pas être en écoute permanente. Ils sont endormis sur de très longue période : typiquement 30mn de repos pour quelques secondes d'activités. Cela permet d'économiser les piles.</text:p>
      <text:p text:style-name="P12">→ l<text:span text:style-name="T15">es </text:span><text:span text:style-name="T5">RemoteDevices</text:span><text:span text:style-name="T15"> sont donc obligatoirement à l'initiative des requêtes</text:span> lors des transactions et c'est la <text:span text:style-name="T2">SmartGateway</text:span> qui est en écoute permanente (alimentée sur secteur)</text:p>
      <text:p text:style-name="P12"/>
      <text:p text:style-name="P12">L'<text:span text:style-name="T2">HMI</text:span> est faite sur une Raspberry pi. La communication série en python se fait en scrutatif (en tout cas j'ai pas trouvé le mode événementiel!). Par ailleurs le STM32 gère parfaitement cela.</text:p>
      <text:p text:style-name="P12"/>
      <text:p text:style-name="P12">→ <text:span text:style-name="T15">la </text:span><text:span text:style-name="T5">HMI </text:span><text:span text:style-name="T15">elle aussi sera à l'initiative des requêtes</text:span> pour fournir les données permettant d'élaborer la stratégie de commande des climatiseurs (puissance solaire disponible, couleur jour tempo, mode vacances, auto...), en en retour récupérer les températures à afficher pour information à l'utilisateur</text:p>
      <text:p text:style-name="P12"/>
      <text:p text:style-name="P12">Le <text:span text:style-name="T2">SmartGateway</text:span> doit pouvoir répondre instantanément à chaque <text:span text:style-name="T2">RemoteDevice</text:span>. Pour cela la nouvelle consigne de température et le prochain rendez-vous (date du prochain réveil) doivent être produit très rapidement. </text:p>
      <text:p text:style-name="P12">→ l<text:span text:style-name="T15">a </text:span><text:span text:style-name="T5">SmartGateway</text:span><text:span text:style-name="T15"> doit disposer en local de toutes les informations nécessaires</text:span>, les dernières qui auront été communiquées par l'<text:span text:style-name="T2">HMI</text:span>. En effet, la <text:span text:style-name="T2">SmartGateway</text:span> ne peut pas interroger l'<text:span text:style-name="T2">HMI</text:span> à la volée (elle n'est pas à l'initiative des requêtes et ça prend trop de temp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28"/>
      <text:p text:style-name="P28"/>
      <text:p text:style-name="P28"/>
      <text:p text:style-name="P28"/>
      <text:p text:style-name="P20"/>
      <text:h text:style-name="P64" text:outline-level="1">Expérience utilisateur IHM</text:h>
      <text:h text:style-name="Heading_20_2" text:outline-level="2">Présentation des modes de fonctionnement</text:h>
      <table:table table:name="Tableau1" table:style-name="Tableau1">
        <table:table-column table:style-name="Tableau1.A"/>
        <table:table-column table:style-name="Tableau1.B"/>
        <table:table-column table:style-name="Tableau1.C" table:number-columns-repeated="2"/>
        <table:table-column table:style-name="Tableau1.E"/>
        <table:table-row table:style-name="Tableau1.1">
          <table:table-cell table:style-name="Tableau1.A1" office:value-type="string">
            <text:p text:style-name="P38">Mode :</text:p>
          </table:table-cell>
          <table:table-cell table:style-name="Tableau1.A1" office:value-type="string">
            <text:p text:style-name="P41">Jour HP / Nuit HC</text:p>
            <text:p text:style-name="P41">(6h00 / 22h00)</text:p>
          </table:table-cell>
          <table:table-cell table:style-name="Tableau1.A1" office:value-type="string">
            <text:p text:style-name="P38">Tempo Rouge</text:p>
            <text:p text:style-name="P41">paramètres...</text:p>
          </table:table-cell>
          <table:table-cell table:style-name="Tableau1.A1" office:value-type="string">
            <text:p text:style-name="P38">Tempo Blanc</text:p>
            <text:p text:style-name="P41">paramètres...</text:p>
          </table:table-cell>
          <table:table-cell table:style-name="Tableau1.E1" office:value-type="string">
            <text:p text:style-name="P38">Tempo Bleu</text:p>
            <text:p text:style-name="P41">paramètres...</text:p>
          </table:table-cell>
        </table:table-row>
        <table:table-row>
          <table:table-cell table:style-name="Tableau1.A2" table:number-rows-spanned="2" office:value-type="string">
            <text:p text:style-name="P37">Auto</text:p>
            <text:p text:style-name="P43">Gère la puissance de chauffe en fonction de la puissance disponible, avec un minimum de température mesurée</text:p>
          </table:table-cell>
          <table:table-cell table:style-name="Tableau1.A2" office:value-type="string">
            <text:p text:style-name="P36">HP</text:p>
          </table:table-cell>
          <table:table-cell table:style-name="Tableau1.A2" office:value-type="string">
            <text:p text:style-name="P46"><text:span text:style-name="T22"></text:span><text:span text:style-name="T19">min</text:span> = 16°C</text:p>
            <text:p text:style-name="P46">Montée en température si excédent de puissance est supérieur à 1000W.</text:p>
            <text:p text:style-name="P46">Retour à la consigne si excédent de puissance est inférieur à 500W.</text:p>
            <text:p text:style-name="P46"/>
            <text:p text:style-name="P46">Prio Clim : Entrée, Salon, Salle à manger, Couloir</text:p>
          </table:table-cell>
          <table:table-cell table:style-name="Tableau1.A2" office:value-type="string">
            <text:p text:style-name="P46"><text:span text:style-name="T22"></text:span><text:span text:style-name="T19">min</text:span> = 17°C</text:p>
            <text:p text:style-name="P46">Montée en température si excédent de puissance est supérieur à 500W.</text:p>
            <text:p text:style-name="P46">Retour à la consigne si excédent de puissance est inférieur à 0W.</text:p>
            <text:p text:style-name="P46"/>
            <text:p text:style-name="P46">Prio Clim : Salle à manger, Entrée, Salon Couloir</text:p>
          </table:table-cell>
          <table:table-cell table:style-name="Tableau1.E2" office:value-type="string">
            <text:p text:style-name="P46"><text:span text:style-name="T22"></text:span><text:span text:style-name="T19">min</text:span> = 19°C</text:p>
            <text:p text:style-name="P46">Montée en température si excédent de puissance est supérieur à 500W.</text:p>
            <text:p text:style-name="P46">Retour à la consigne si excédent de puissance est inférieur à 0W.</text:p>
            <text:p text:style-name="P46"/>
            <text:p text:style-name="P46">Prio Clim : Salle à manger, Entrée, Salon Couloir</text:p>
          </table:table-cell>
        </table:table-row>
        <table:table-row>
          <table:covered-table-cell/>
          <table:table-cell table:style-name="Tableau1.A2" office:value-type="string">
            <text:p text:style-name="P36">HC</text:p>
          </table:table-cell>
          <table:table-cell table:style-name="Tableau1.A2" office:value-type="string">
            <text:p text:style-name="P46">Si <text:span text:style-name="T22"></text:span><text:span text:style-name="T21">ext </text:span><text:span text:style-name="T23">&gt; </text:span><text:span text:style-name="T22"></text:span><text:span text:style-name="T21">ext min </text:span><text:span text:style-name="T23">=10 °C Climatiseur Off</text:span></text:p>
            <text:p text:style-name="P46"><text:span text:style-name="T23">Sinon </text:span><text:span text:style-name="T22"></text:span><text:span text:style-name="T21"> min </text:span><text:span text:style-name="T23">= 18°C</text:span></text:p>
          </table:table-cell>
          <table:table-cell table:style-name="Tableau1.A2" office:value-type="string">
            <text:p text:style-name="P46">Si <text:span text:style-name="T22"></text:span><text:span text:style-name="T21">ext </text:span><text:span text:style-name="T23">&gt; </text:span><text:span text:style-name="T22"></text:span><text:span text:style-name="T21">ext min </text:span><text:span text:style-name="T23">=10 °C Climatiseur Off</text:span></text:p>
            <text:p text:style-name="P46"><text:span text:style-name="T23">Sinon </text:span><text:span text:style-name="T22"></text:span><text:span text:style-name="T21"> min </text:span><text:span text:style-name="T23">= 18°C</text:span></text:p>
          </table:table-cell>
          <table:table-cell table:style-name="Tableau1.E2" office:value-type="string">
            <text:p text:style-name="P46">Si <text:span text:style-name="T22"></text:span><text:span text:style-name="T21">ext </text:span><text:span text:style-name="T23">&gt; </text:span><text:span text:style-name="T22"></text:span><text:span text:style-name="T21">ext min </text:span><text:span text:style-name="T23">=10 °C Climatiseur Off</text:span></text:p>
            <text:p text:style-name="P46"><text:span text:style-name="T23">Sinon </text:span><text:span text:style-name="T22"></text:span><text:span text:style-name="T21"> min </text:span><text:span text:style-name="T23">= 18°C</text:span></text:p>
          </table:table-cell>
        </table:table-row>
        <table:table-row>
          <table:table-cell table:style-name="Tableau1.A2" office:value-type="string">
            <text:p text:style-name="P37">Programmé</text:p>
            <text:p text:style-name="P43">Gère les climatiseurs en fonction de l'heure et des jours.</text:p>
            <text:p text:style-name="P43"/>
          </table:table-cell>
          <table:table-cell table:style-name="Tableau1.A2" office:value-type="string">
            <text:p text:style-name="P36"/>
          </table:table-cell>
          <table:table-cell table:style-name="Tableau1.A2" office:value-type="string">
            <text:p text:style-name="P46">6h00 <text:span text:style-name="T22"></text:span> = 18°C <text:s text:c="11"/>15h00 <text:span text:style-name="T22"></text:span> = 20°C <text:s text:c="6"/>8h00 <text:span text:style-name="T22"></text:span><text:span text:style-name="T20"> </text:span>= 20°C <text:s text:c="12"/>18h00 <text:span text:style-name="T22"></text:span> = 19°C</text:p>
            <text:p text:style-name="P46">10h00 <text:span text:style-name="T22"></text:span><text:span text:style-name="T20"> </text:span>= 20°C <text:s text:c="10"/>22h00 <text:span text:style-name="T22"></text:span> = 19°C</text:p>
            <text:p text:style-name="P46">pour chacune des 4 climatisations</text:p>
          </table:table-cell>
          <table:table-cell table:style-name="Tableau1.A2" office:value-type="string">
            <text:p text:style-name="P46">6h00 <text:span text:style-name="T22"></text:span> = 18°C <text:s text:c="11"/>15h00 <text:span text:style-name="T22"></text:span> = 20°C <text:s text:c="6"/>8h00 <text:span text:style-name="T22"></text:span><text:span text:style-name="T20"> </text:span>= 20°C <text:s text:c="12"/>18h00 <text:span text:style-name="T22"></text:span> = 19°C</text:p>
            <text:p text:style-name="P46">10h00 <text:span text:style-name="T22"></text:span><text:span text:style-name="T20"> </text:span>= 20°C <text:s text:c="10"/>22h00 <text:span text:style-name="T22"></text:span> = 19°C</text:p>
            <text:p text:style-name="P46">pour chacune des 4 climatisations</text:p>
          </table:table-cell>
          <table:table-cell table:style-name="Tableau1.E2" office:value-type="string">
            <text:p text:style-name="P46">6h00 <text:span text:style-name="T22"></text:span> = 18°C <text:s text:c="11"/>15h00 <text:span text:style-name="T22"></text:span> = 20°C <text:s text:c="6"/>8h00 <text:span text:style-name="T22"></text:span><text:span text:style-name="T20"> </text:span>= 20°C <text:s text:c="12"/>18h00 <text:span text:style-name="T22"></text:span> = 19°C</text:p>
            <text:p text:style-name="P46">10h00 <text:span text:style-name="T22"></text:span><text:span text:style-name="T20"> </text:span>= 20°C <text:s text:c="10"/>22h00 <text:span text:style-name="T22"></text:span> = 19°C</text:p>
            <text:p text:style-name="P46">pour chacune des 4 climatisations</text:p>
          </table:table-cell>
        </table:table-row>
        <table:table-row>
          <table:table-cell table:style-name="Tableau1.A2" office:value-type="string">
            <text:p text:style-name="P37">Vacances</text:p>
            <text:p text:style-name="P43">Date d'arrivée :</text:p>
            <text:p text:style-name="P43">Température Arrivée</text:p>
            <text:p text:style-name="P43">Reprise en mode automatique ou programmé 1 jours avant</text:p>
          </table:table-cell>
          <table:table-cell table:style-name="Tableau1.A2" office:value-type="string">
            <text:p text:style-name="P36"/>
          </table:table-cell>
          <table:table-cell table:style-name="Tableau1.A2" office:value-type="string">
            <text:p text:style-name="P46"/>
            <text:p text:style-name="P53"><text:span text:style-name="T22"></text:span><text:span text:style-name="T21">HG</text:span> = 12°C</text:p>
          </table:table-cell>
          <table:table-cell table:style-name="Tableau1.A2" office:value-type="string">
            <text:p text:style-name="P54"/>
            <text:p text:style-name="P53"><text:span text:style-name="T22"></text:span><text:span text:style-name="T21">HG</text:span> = 12°C</text:p>
          </table:table-cell>
          <table:table-cell table:style-name="Tableau1.E2" office:value-type="string">
            <text:p text:style-name="P46"/>
            <text:p text:style-name="P53"><text:span text:style-name="T22"></text:span><text:span text:style-name="T21">HG</text:span> = 12°C</text:p>
          </table:table-cell>
        </table:table-row>
      </table:table>
      <text:p text:style-name="P19"/>
      <text:p text:style-name="P21"><draw:frame text:anchor-type="paragraph" draw:z-index="58" draw:style-name="gr38" draw:text-style-name="P85" svg:width="6.756cm" svg:height="0.408cm" svg:x="12.996cm" svg:y="0.228cm"><draw:text-box><text:p><text:span text:style-name="T39">Tab 1</text:span><text:span text:style-name="T42"> : Modes de fonctionnement</text:span></text:p></draw:text-box></draw:frame></text:p>
      <text:p text:style-name="P21"/>
      <text:p text:style-name="P21"/>
      <text:p text:style-name="P21"/>
      <text:p text:style-name="Text_20_body"/>
      <text:p text:style-name="P9"/>
      <text:h text:style-name="P65" text:outline-level="2">Les variables d'échange IHM-SGw</text:h>
      <text:p text:style-name="Text_20_body"><text:span text:style-name="T12">Ci-dessous on trouve la variable structurée </text:span><text:span text:style-name="T11">CentralData</text:span><text:span text:style-name="T12"> qui est définie à la fois au niveau de la SGw et de l'IHM.</text:span></text:p>
      <text:p text:style-name="P31">CentralData.Stamp : 6 short int (12 bytes)</text:p>
      <table:table table:name="Tableau7" table:style-name="Tableau7">
        <table:table-column table:style-name="Tableau7.A"/>
        <table:table-column table:style-name="Tableau7.B"/>
        <table:table-column table:style-name="Tableau7.C"/>
        <table:table-row>
          <table:table-cell table:style-name="Tableau7.A1" office:value-type="string">
            <text:p text:style-name="P46">Nom Variable</text:p>
          </table:table-cell>
          <table:table-cell table:style-name="Tableau7.B1" table:number-columns-spanned="2" office:value-type="string">
            <text:p text:style-name="P47">LastHMITimeStamp</text:p>
          </table:table-cell>
          <table:covered-table-cell/>
        </table:table-row>
        <table:table-row>
          <table:table-cell table:style-name="Tableau7.A2" table:number-rows-spanned="2" office:value-type="string">
            <text:p text:style-name="P46"/>
          </table:table-cell>
          <table:table-cell table:style-name="Tableau7.A2" office:value-type="string">
            <text:p text:style-name="P46">type</text:p>
          </table:table-cell>
          <table:table-cell table:style-name="Tableau7.C2" office:value-type="string">
            <text:p text:style-name="P46">Valeurs</text:p>
          </table:table-cell>
        </table:table-row>
        <table:table-row>
          <table:covered-table-cell/>
          <table:table-cell table:style-name="Tableau7.B3" office:value-type="string">
            <text:p text:style-name="P32">TimeStampTypedef</text:p>
          </table:table-cell>
          <table:table-cell table:style-name="Tableau7.C3" office:value-type="string">
            <text:p text:style-name="P46">HH:mn:ss:D:Month:Year</text:p>
          </table:table-cell>
        </table:table-row>
      </table:table>
      <text:p text:style-name="Text_20_body"/>
      <text:p text:style-name="Text_20_body"><draw:frame text:anchor-type="paragraph" draw:z-index="59" draw:style-name="gr38" draw:text-style-name="P85" svg:width="13.233cm" svg:height="0.408cm" svg:x="1.697cm" svg:y="-0.064cm"><draw:text-box><text:p><text:span text:style-name="T39">Tab 2</text:span><text:span text:style-name="T42"> : les champs de la variable structurée CentralData</text:span></text:p></draw:text-box></draw:frame></text:p>
      <text:p text:style-name="P33"/>
      <text:p text:style-name="P31">CentralData.Mode: 1 int (4 bytes)</text:p>
      <table:table table:name="Tableau6" table:style-name="Tableau6">
        <table:table-column table:style-name="Tableau6.A"/>
        <table:table-column table:style-name="Tableau6.B"/>
        <table:table-column table:style-name="Tableau6.C"/>
        <table:table-row>
          <table:table-cell table:style-name="Tableau6.A1" office:value-type="string">
            <text:p text:style-name="P46">Nom Variable</text:p>
          </table:table-cell>
          <table:table-cell table:style-name="Tableau6.B1" table:number-columns-spanned="2" office:value-type="string">
            <text:p text:style-name="P47">Mode</text:p>
          </table:table-cell>
          <table:covered-table-cell/>
        </table:table-row>
        <table:table-row>
          <table:table-cell table:style-name="Tableau6.A2" table:number-rows-spanned="2" office:value-type="string">
            <text:p text:style-name="P46"/>
          </table:table-cell>
          <table:table-cell table:style-name="Tableau6.A2" office:value-type="string">
            <text:p text:style-name="P46">type</text:p>
          </table:table-cell>
          <table:table-cell table:style-name="Tableau6.C2" office:value-type="string">
            <text:p text:style-name="P46">Valeurs</text:p>
          </table:table-cell>
        </table:table-row>
        <table:table-row>
          <table:covered-table-cell/>
          <table:table-cell table:style-name="Tableau6.B3" office:value-type="string">
            <text:p text:style-name="P46">Enum </text:p>
          </table:table-cell>
          <table:table-cell table:style-name="Tableau6.C3" office:value-type="string">
            <text:p text:style-name="P46">HMI_Mode_Off / HMI_Mode_Auto / HMI_Mode_Program / </text:p>
            <text:p text:style-name="P46">HMI_Mode_Hollidays / </text:p>
          </table:table-cell>
        </table:table-row>
      </table:table>
      <text:p text:style-name="Text_20_body"/>
      <text:p text:style-name="P33"/>
      <text:p text:style-name="P31">CentralData.Auto ( 20 bytes)</text:p>
      <table:table table:name="Tableau2" table:style-name="Tableau2">
        <table:table-column table:style-name="Tableau2.A"/>
        <table:table-column table:style-name="Tableau2.B"/>
        <table:table-column table:style-name="Tableau2.C"/>
        <table:table-row>
          <table:table-cell table:style-name="Tableau2.A1" office:value-type="string">
            <text:p text:style-name="P46">Nom Variable</text:p>
          </table:table-cell>
          <table:table-cell table:style-name="Tableau2.B1" table:number-columns-spanned="2" office:value-type="string">
            <text:p text:style-name="P47">Auto <text:s/><text:span text:style-name="T18">structure</text:span></text:p>
          </table:table-cell>
          <table:covered-table-cell/>
        </table:table-row>
        <table:table-row>
          <table:table-cell table:style-name="Tableau2.A2" table:number-rows-spanned="7" office:value-type="string">
            <text:p text:style-name="P46"/>
          </table:table-cell>
          <table:table-cell table:style-name="Tableau2.A2" office:value-type="string">
            <text:p text:style-name="P46">Champs / type</text:p>
          </table:table-cell>
          <table:table-cell table:style-name="Tableau2.C2" office:value-type="string">
            <text:p text:style-name="P46">Valeurs</text:p>
          </table:table-cell>
        </table:table-row>
        <table:table-row>
          <table:covered-table-cell/>
          <table:table-cell table:style-name="Tableau2.B3" office:value-type="string">
            <text:p text:style-name="P46">TempMinExt / float</text:p>
          </table:table-cell>
          <table:table-cell table:style-name="Tableau2.C3" office:value-type="float" office:value="11">
            <text:p text:style-name="P4">11</text:p>
          </table:table-cell>
        </table:table-row>
        <table:table-row>
          <table:covered-table-cell/>
          <table:table-cell table:style-name="Tableau2.B3" office:value-type="string">
            <text:p text:style-name="P46">PowExcessStart / float</text:p>
          </table:table-cell>
          <table:table-cell table:style-name="Tableau2.C3" office:value-type="float" office:value="500">
            <text:p text:style-name="P4">500</text:p>
          </table:table-cell>
        </table:table-row>
        <table:table-row>
          <table:covered-table-cell/>
          <table:table-cell table:style-name="Tableau2.B3" office:value-type="string">
            <text:p text:style-name="P46">PowExcessStop / float</text:p>
          </table:table-cell>
          <table:table-cell table:style-name="Tableau2.C3" office:value-type="float" office:value="250">
            <text:p text:style-name="P4">250</text:p>
          </table:table-cell>
        </table:table-row>
        <table:table-row>
          <table:covered-table-cell/>
          <table:table-cell table:style-name="Tableau2.B3" office:value-type="string">
            <text:p text:style-name="P46">char ClimPrio[4] / char</text:p>
          </table:table-cell>
          <table:table-cell table:style-name="Tableau2.C6" office:value-type="string">
            <text:p text:style-name="P4">1 / 2 <text:s/>/ 3 / 4</text:p>
          </table:table-cell>
        </table:table-row>
        <table:table-row>
          <table:covered-table-cell/>
          <table:table-cell table:style-name="Tableau2.B3" office:value-type="string">
            <text:p text:style-name="P46">SetTempMinHC / Short int</text:p>
          </table:table-cell>
          <table:table-cell table:style-name="Tableau2.C3" office:value-type="float" office:value="18">
            <text:p text:style-name="P4">18</text:p>
          </table:table-cell>
        </table:table-row>
        <table:table-row>
          <table:covered-table-cell/>
          <table:table-cell table:style-name="Tableau2.B3" office:value-type="string">
            <text:p text:style-name="P46">SetTempMinHP / Short int</text:p>
          </table:table-cell>
          <table:table-cell table:style-name="Tableau2.C3" office:value-type="float" office:value="19">
            <text:p text:style-name="P4">19</text:p>
          </table:table-cell>
        </table:table-row>
      </table:table>
      <text:p text:style-name="Text_20_body"/>
      <text:p text:style-name="P31">CentralData.Program (24 bytes)</text:p>
      <table:table table:name="Tableau3" table:style-name="Tableau3">
        <table:table-column table:style-name="Tableau3.A"/>
        <table:table-column table:style-name="Tableau3.B"/>
        <table:table-column table:style-name="Tableau3.C"/>
        <table:table-row>
          <table:table-cell table:style-name="Tableau3.A1" office:value-type="string">
            <text:p text:style-name="P46">Nom Variable</text:p>
          </table:table-cell>
          <table:table-cell table:style-name="Tableau3.B1" table:number-columns-spanned="2" office:value-type="string">
            <text:p text:style-name="P47">Program <text:span text:style-name="T18">structure</text:span></text:p>
          </table:table-cell>
          <table:covered-table-cell/>
        </table:table-row>
        <table:table-row>
          <table:table-cell table:style-name="Tableau3.A2" table:number-rows-spanned="7" office:value-type="string">
            <text:p text:style-name="P46"/>
          </table:table-cell>
          <table:table-cell table:style-name="Tableau3.A2" office:value-type="string">
            <text:p text:style-name="P46">Champs / type</text:p>
          </table:table-cell>
          <table:table-cell table:style-name="Tableau3.C2" office:value-type="string">
            <text:p text:style-name="P46">Valeurs</text:p>
          </table:table-cell>
        </table:table-row>
        <table:table-row>
          <table:covered-table-cell/>
          <table:table-cell table:style-name="Tableau3.B3" office:value-type="string">
            <text:p text:style-name="P46">Temperature_6h[4] / char </text:p>
          </table:table-cell>
          <table:table-cell table:style-name="Tableau3.C3" office:value-type="string">
            <text:p text:style-name="P46">Températures <text:s/>à 6 h pour chaque clim </text:p>
          </table:table-cell>
        </table:table-row>
        <table:table-row>
          <table:covered-table-cell/>
          <table:table-cell table:style-name="Tableau3.B3" office:value-type="string">
            <text:p text:style-name="P46">Temperature_8h[4] <text:s/>/ char </text:p>
          </table:table-cell>
          <table:table-cell table:style-name="Tableau3.C3" office:value-type="string">
            <text:p text:style-name="P46"/>
          </table:table-cell>
        </table:table-row>
        <table:table-row>
          <table:covered-table-cell/>
          <table:table-cell table:style-name="Tableau3.B3" office:value-type="string">
            <text:p text:style-name="P46">Temperature_10h[4] <text:s/>/ char</text:p>
          </table:table-cell>
          <table:table-cell table:style-name="Tableau3.C3" office:value-type="string">
            <text:p text:style-name="P46"/>
          </table:table-cell>
        </table:table-row>
        <table:table-row>
          <table:covered-table-cell/>
          <table:table-cell table:style-name="Tableau3.B3" office:value-type="string">
            <text:p text:style-name="P46">Temperature_15h[4] <text:s/>/ char</text:p>
          </table:table-cell>
          <table:table-cell table:style-name="Tableau3.C3" office:value-type="string">
            <text:p text:style-name="P46"/>
          </table:table-cell>
        </table:table-row>
        <table:table-row>
          <table:covered-table-cell/>
          <table:table-cell table:style-name="Tableau3.B3" office:value-type="string">
            <text:p text:style-name="P46">Temperature_18h[4] / char </text:p>
          </table:table-cell>
          <table:table-cell table:style-name="Tableau3.C3" office:value-type="string">
            <text:p text:style-name="P46"/>
          </table:table-cell>
        </table:table-row>
        <table:table-row>
          <table:covered-table-cell/>
          <table:table-cell table:style-name="Tableau3.B3" office:value-type="string">
            <text:p text:style-name="P46">Temperature_22h[4] <text:s/>/ char </text:p>
          </table:table-cell>
          <table:table-cell table:style-name="Tableau3.C3" office:value-type="string">
            <text:p text:style-name="P46"/>
          </table:table-cell>
        </table:table-row>
      </table:table>
      <text:p text:style-name="P31"><text:soft-page-break/></text:p>
      <text:p text:style-name="P31">CentralData.Hollidays (16 bytes)</text:p>
      <table:table table:name="Tableau8" table:style-name="Tableau8">
        <table:table-column table:style-name="Tableau8.A"/>
        <table:table-column table:style-name="Tableau8.B"/>
        <table:table-column table:style-name="Tableau8.C"/>
        <table:table-row>
          <table:table-cell table:style-name="Tableau8.A1" office:value-type="string">
            <text:p text:style-name="P46">Nom Variable</text:p>
          </table:table-cell>
          <table:table-cell table:style-name="Tableau8.B1" table:number-columns-spanned="2" office:value-type="string">
            <text:p text:style-name="P47">Hollidays <text:s/><text:span text:style-name="T18">structure</text:span></text:p>
          </table:table-cell>
          <table:covered-table-cell/>
        </table:table-row>
        <table:table-row>
          <table:table-cell table:style-name="Tableau8.A2" table:number-rows-spanned="6" office:value-type="string">
            <text:p text:style-name="P46"/>
          </table:table-cell>
          <table:table-cell table:style-name="Tableau8.A2" office:value-type="string">
            <text:p text:style-name="P46">Champs / type</text:p>
          </table:table-cell>
          <table:table-cell table:style-name="Tableau8.C2" office:value-type="string">
            <text:p text:style-name="P46">Valeurs</text:p>
          </table:table-cell>
        </table:table-row>
        <table:table-row table:style-name="Tableau8.3">
          <table:covered-table-cell/>
          <table:table-cell table:style-name="Tableau8.B3" office:value-type="string">
            <text:p text:style-name="P46">Mode / char</text:p>
          </table:table-cell>
          <table:table-cell table:style-name="Tableau8.C3" office:value-type="string">
            <text:p text:style-name="P4">(char)HMI_Mode_Auto=0xA1</text:p>
          </table:table-cell>
        </table:table-row>
        <table:table-row table:style-name="Tableau8.3">
          <table:covered-table-cell/>
          <table:table-cell table:style-name="Tableau8.B3" office:value-type="string">
            <text:p text:style-name="P46">TempHG_bleu <text:s text:c="2"/>/ char</text:p>
          </table:table-cell>
          <table:table-cell table:style-name="Tableau8.C4" office:value-type="float" office:value="17">
            <text:p text:style-name="P4">17</text:p>
          </table:table-cell>
        </table:table-row>
        <table:table-row table:style-name="Tableau8.3">
          <table:covered-table-cell/>
          <table:table-cell table:style-name="Tableau8.B3" office:value-type="string">
            <text:p text:style-name="P46">TempHG_blanc <text:s/>/ char</text:p>
          </table:table-cell>
          <table:table-cell table:style-name="Tableau8.C4" office:value-type="float" office:value="17">
            <text:p text:style-name="P4">17</text:p>
          </table:table-cell>
        </table:table-row>
        <table:table-row table:style-name="Tableau8.3">
          <table:covered-table-cell/>
          <table:table-cell table:style-name="Tableau8.B3" office:value-type="string">
            <text:p text:style-name="P46">TempHG_rouge <text:s/>/ char</text:p>
          </table:table-cell>
          <table:table-cell table:style-name="Tableau8.C4" office:value-type="float" office:value="17">
            <text:p text:style-name="P4">17</text:p>
          </table:table-cell>
        </table:table-row>
        <table:table-row table:style-name="Tableau8.3">
          <table:covered-table-cell/>
          <table:table-cell table:style-name="Tableau8.B3" office:value-type="string">
            <text:p text:style-name="P32">ArrivalDate / TimeStampTypedef</text:p>
          </table:table-cell>
          <table:table-cell table:style-name="Tableau8.C3" office:value-type="string">
            <text:p text:style-name="P46">HH:mn:ss:D:Month:Year</text:p>
          </table:table-cell>
        </table:table-row>
      </table:table>
      <text:p text:style-name="P48"/>
      <text:p text:style-name="P39"/>
      <text:p text:style-name="P31">CentralData.OptPowData (16 bytes)</text:p>
      <table:table table:name="Tableau9" table:style-name="Tableau9">
        <table:table-column table:style-name="Tableau9.A"/>
        <table:table-column table:style-name="Tableau9.B"/>
        <table:table-column table:style-name="Tableau9.C"/>
        <table:table-row>
          <table:table-cell table:style-name="Tableau9.A1" office:value-type="string">
            <text:p text:style-name="P46">Nom Variable</text:p>
          </table:table-cell>
          <table:table-cell table:style-name="Tableau9.B1" table:number-columns-spanned="2" office:value-type="string">
            <text:p text:style-name="P47">Option <text:span text:style-name="T18">structure</text:span></text:p>
          </table:table-cell>
          <table:covered-table-cell/>
        </table:table-row>
        <table:table-row>
          <table:table-cell table:style-name="Tableau9.A2" table:number-rows-spanned="8" office:value-type="string">
            <text:p text:style-name="P46"/>
          </table:table-cell>
          <table:table-cell table:style-name="Tableau9.A2" office:value-type="string">
            <text:p text:style-name="P46">Champs / type</text:p>
          </table:table-cell>
          <table:table-cell table:style-name="Tableau9.C2" office:value-type="string">
            <text:p text:style-name="P46">Valeurs</text:p>
          </table:table-cell>
        </table:table-row>
        <table:table-row table:style-name="Tableau9.3">
          <table:covered-table-cell/>
          <table:table-cell table:style-name="Tableau9.B3" office:value-type="string">
            <text:p text:style-name="P46">PowExcess / float</text:p>
          </table:table-cell>
          <table:table-cell table:style-name="Tableau9.C3" office:value-type="string">
            <text:p text:style-name="P4">Positif si excès de puissance</text:p>
          </table:table-cell>
        </table:table-row>
        <table:table-row table:style-name="Tableau9.3">
          <table:covered-table-cell/>
          <table:table-cell table:style-name="Tableau9.B3" office:value-type="string">
            <text:p text:style-name="P46">PowL1_Home / float </text:p>
          </table:table-cell>
          <table:table-cell table:style-name="Tableau9.C3" office:value-type="string">
            <text:p text:style-name="P4">Forcément positif</text:p>
          </table:table-cell>
        </table:table-row>
        <table:table-row table:style-name="Tableau9.3">
          <table:covered-table-cell/>
          <table:table-cell table:style-name="Tableau9.B3" office:value-type="string">
            <text:p text:style-name="P46">PowInverter / float </text:p>
          </table:table-cell>
          <table:table-cell table:style-name="Tableau9.C3" office:value-type="string">
            <text:p text:style-name="P4">Forcément positif. Si négatif → inverter inactif.</text:p>
          </table:table-cell>
        </table:table-row>
        <table:table-row table:style-name="Tableau9.3">
          <table:covered-table-cell/>
          <table:table-cell table:style-name="Tableau9.B3" office:value-type="string">
            <text:p text:style-name="P46">ReapeatBeep / char</text:p>
          </table:table-cell>
          <table:table-cell table:style-name="Tableau9.C3" office:value-type="string">
            <text:p text:style-name="P4">0 / 1 : répétition consigne clim si identique à la précédente</text:p>
          </table:table-cell>
        </table:table-row>
        <table:table-row table:style-name="Tableau9.3">
          <table:covered-table-cell/>
          <table:table-cell table:style-name="Tableau9.B3" office:value-type="string">
            <text:p text:style-name="P46">PrioVE / char </text:p>
          </table:table-cell>
          <table:table-cell table:style-name="Tableau9.C3" office:value-type="string">
            <text:p text:style-name="P4">0 / 1 : indique qu'un VE est connecté, avec priorité de charge</text:p>
          </table:table-cell>
        </table:table-row>
        <table:table-row table:style-name="Tableau9.3">
          <table:covered-table-cell/>
          <table:table-cell table:style-name="Tableau9.B3" office:value-type="string">
            <text:p text:style-name="P46">CoupureNuit / char </text:p>
          </table:table-cell>
          <table:table-cell table:style-name="Tableau9.C3" office:value-type="string">
            <text:p text:style-name="P4">0 / 1 : force la coupure des climatisation la nuit</text:p>
          </table:table-cell>
        </table:table-row>
        <table:table-row table:style-name="Tableau9.3">
          <table:covered-table-cell/>
          <table:table-cell table:style-name="Tableau9.B3" office:value-type="string">
            <text:p text:style-name="P46">CouleurTempo / char</text:p>
          </table:table-cell>
          <table:table-cell table:style-name="Tableau9.C3" office:value-type="string">
            <text:p text:style-name="P4">0 indéfini / 1 bleu / 2 blanc / 3 rouge</text:p>
          </table:table-cell>
        </table:table-row>
      </table:table>
      <text:p text:style-name="P21"/>
      <text:p text:style-name="P21"><text:s text:c="2"/></text:p>
      <text:p text:style-name="P21"/>
      <text:p text:style-name="P21"><text:span text:style-name="T25">Total : </text:span><text:s/>92 octets</text:p>
      <text:p text:style-name="P23">Calcul de la durée de transfert : </text:p>
      <text:p text:style-name="P21">En comptant large, 100 bytes , T = NbOctets x Nbbits x 1/Débit = 1000 / Débit</text:p>
      <text:list xml:id="list5859799065245851631" text:style-name="L2">
        <text:list-item>
          <text:p text:style-name="P69">à 9600 bd , T=104 ms.</text:p>
        </text:list-item>
        <text:list-item>
          <text:p text:style-name="P69">à 38400 bd , T=26ms.</text:p>
        </text:list-item>
        <text:list-item>
          <text:p text:style-name="P69">à 115200 bd , T = 8.6ms</text:p>
        </text:list-item>
      </text:list>
      <text:p text:style-name="P21"/>
      <text:p text:style-name="P23">→ prio maxi sur cette communication. Tester la rapidité de l'algo. A 115200 Bds, on a 8.6µs pour traiter le logiciel associé.</text:p>
      <text:p text:style-name="P21"/>
      <text:p text:style-name="P21"/>
      <text:p text:style-name="P19">!!!!!!!! <text:span text:style-name="T26">à faire une figure montrant les tranferts in/out entre SGw et IHM</text:span></text:p>
      <text:p text:style-name="P19"/>
      <text:h text:style-name="Heading_20_1" text:outline-level="1"><text:soft-page-break/>Echanges entre les principaux acteurs du système</text:h>
      <text:p text:style-name="Text_20_body"/>
      <text:p text:style-name="P27"><draw:frame draw:style-name="fr2" draw:name="images8" text:anchor-type="paragraph" svg:x="0.074cm" svg:y="0.088cm" svg:width="16.999cm" svg:height="13.908cm" draw:z-index="4"><draw:image xlink:href="Pictures/2000000700004A20000039C7AEB85379.svm" xlink:type="simple" xlink:show="embed" xlink:actuate="onLoad"/></draw:frame><draw:ellipse text:anchor-type="paragraph" draw:z-index="6" draw:style-name="gr3" draw:text-style-name="P76" svg:width="4.347cm" svg:height="1.188cm" svg:x="4.397cm" svg:y="1.409cm"><text:p/></draw:ellipse><draw:frame text:anchor-type="paragraph" draw:z-index="60" draw:style-name="gr38" draw:text-style-name="P85" svg:width="11.03cm" svg:height="0.408cm" svg:x="4.613cm" svg:y="13.995cm"><draw:text-box><text:p><text:span text:style-name="T39">Fig 3</text:span><text:span text:style-name="T42">: les échanges entre les 3 parties communicantes du système</text:span></text:p></draw:text-box></draw:frame></text:p>
      <text:p text:style-name="P27">A ce stade les échanges sont encore assez généraux. On observe 3 processus de communication qui se déroulent en même temps, à des périodicités différentes. </text:p>
      <text:p text:style-name="Text_20_body"><text:span text:style-name="T10">Transaction </text:span><text:span text:style-name="T12">: Correspond à un message asynchrone associé à sa réponse (voir ci-dessus, bulle bleue). Il existe donc 3 types de transaction :</text:span></text:p>
      <text:list xml:id="list1392634737238348227" text:style-name="L3">
        <text:list-item>
          <text:p text:style-name="P73">Entre un <text:span text:style-name="T2">RmDv</text:span> et la<text:span text:style-name="T2"> SmartGateway </text:span>: utilisation du protocole <text:span text:style-name="T4">FSKStack</text:span> (pile com propriétaire),</text:p>
        </text:list-item>
        <text:list-item>
          <text:p text:style-name="P73">Entre la <text:span text:style-name="T2">SmartGateway</text:span> et l' <text:span text:style-name="T2">HMI</text:span> : utilisation d'un protocole UART, <text:span text:style-name="T4">UARTStack</text:span> <text:s/>à définir...</text:p>
        </text:list-item>
        <text:list-item>
          <text:p text:style-name="P73">Entre le <text:span text:style-name="T2">HMI</text:span> et l'onduleur : utilisation de requête <text:span text:style-name="T4">HTTP</text:span>.</text:p>
        </text:list-item>
      </text:list>
      <text:p text:style-name="P27">Elles <text:s/>sont toutes basées sur le même principe : une requête, une réponse.</text:p>
      <text:p text:style-name="P27">On note que deux acteurs sont maîtres (à l'initiative des requêtes des transactions) :</text:p>
      <text:list xml:id="list7612029418528600356" text:style-name="L4">
        <text:list-item>
          <text:p text:style-name="P74">les <text:span text:style-name="T2">RmDv</text:span> (4 associés aux climatiseurs et 1 pour la température extérieure)</text:p>
        </text:list-item>
        <text:list-item>
          <text:p text:style-name="P74">le <text:span text:style-name="T2">HMI</text:span> (Raspberry pi, programme Phyton) </text:p>
        </text:list-item>
      </text:list>
      <text:p text:style-name="P27"><text:soft-page-break/>Le point de gestion délicat est donc la <text:span text:style-name="T2">SmartGateway</text:span> qui reçoit jusqu'à 6 messages asynchrones. Le choix qui est fait pour cette gestion est celle d'une boucle sans fin jamais bloquante qui tour à tour srute des indicateurs d'arrivée de message (5 pour la pile <text:span text:style-name="T4">FSKStack</text:span>, et 1 pour l<text:span text:style-name="T2">'IHM, </text:span><text:span text:style-name="T4">UARTStack</text:span>).</text:p>
      <text:p text:style-name="P27"/>
      <text:p text:style-name="P27"/>
      <text:p text:style-name="P27"><draw:frame draw:style-name="fr1" draw:name="images10" text:anchor-type="paragraph" svg:width="11.975cm" svg:height="9.91cm" draw:z-index="7"><draw:image xlink:href="Pictures/2000000700002EC70000298A9822FC0A.svm" xlink:type="simple" xlink:show="embed" xlink:actuate="onLoad"/></draw:frame><draw:frame text:anchor-type="paragraph" draw:z-index="61" draw:style-name="gr38" draw:text-style-name="P85" svg:width="14.959cm" svg:height="0.408cm" svg:x="0.949cm" svg:y="10.312cm"><draw:text-box><text:p><text:span text:style-name="T39">Fig 4</text:span><text:span text:style-name="T42">: algorithme principal gérant la communication globale du système à bord de la SGw</text:span></text:p></draw:text-box></draw:frame></text:p>
      <text:p text:style-name="P27"/>
      <text:p text:style-name="P27">De cette manière, on ne se pose pas la question d'accès multiple à un variable partagée par un <text:span text:style-name="T2">RmDv</text:span> et le <text:span text:style-name="T2">MHI</text:span> puisque dès qu'une transaction démarre, elle se finit (au pire un timeout permet d'interrompre une transaction infructueuse). Du coup les autres requêtes susceptibles d'arriver sont simplement mises en attente d'être traitée.</text:p>
      <text:list xml:id="list5174837548497915619" text:style-name="L5">
        <text:list-header>
          <text:p text:style-name="P75"/>
        </text:list-header>
      </text:list>
      <text:p text:style-name="P27"/>
      <text:p text:style-name="P27"/>
      <text:p text:style-name="P27"/>
      <text:p text:style-name="P27"/>
      <text:p text:style-name="P27"/>
      <text:p text:style-name="P27"/>
      <text:p text:style-name="P27"/>
      <text:p text:style-name="P27"/>
      <text:p text:style-name="P27"/>
      <text:p text:style-name="P27"/>
      <text:p text:style-name="P27"><text:soft-page-break/>Ci-dessous une vue différente qui permet de se faire une idée rapide sur les varables d'échange au sein du <text:span text:style-name="T2">Smart Gateway</text:span>. Les échanges sont asynchrones.</text:p>
      <text:p text:style-name="P27"><text:span text:style-name="T2">CenralData :</text:span> C'est une grande structure qui contient les données sur lesquelles les aglorithmes vont s'appuyer pour gérer les climatisation. La structure est écrite par l'HMI, lue par l'algo.</text:p>
      <text:p text:style-name="P27"><text:span text:style-name="T2">Clim_i </text:span>: Il y en a 4. Ecrites par l'algo, lues par la HMI</text:p>
      <text:p text:style-name="P27"><text:span text:style-name="T2">RmDv_Data_i_in</text:span> : Données reçues par le climatiseur i. Lues par l'algo.</text:p>
      <text:p text:style-name="P27"><text:span text:style-name="T2">RmDv_Data_i_out</text:span> : Données produites par l'algo en réponse pour les climatiseurs. </text:p>
      <text:p text:style-name="P27"><draw:g text:anchor-type="paragraph" draw:z-index="9" draw:style-name="gr4"><draw:rect draw:style-name="gr5" draw:text-style-name="P76" svg:width="8.469cm" svg:height="5.783cm" svg:x="2.968cm" svg:y="0.074cm"><text:p/></draw:rect><draw:custom-shape draw:style-name="gr6" svg:width="2.024cm" svg:height="2.132cm" svg:x="8.091cm" svg:y="3.4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77" svg:width="2.894cm" svg:height="0.408cm" svg:x="8.544cm" svg:y="0.197cm"><draw:text-box><text:p><text:span text:style-name="T34">Sur requête HMI...</text:span></text:p></draw:text-box></draw:frame><draw:frame draw:style-name="gr8" draw:text-style-name="P78" svg:width="1.816cm" svg:height="0.398cm" svg:x="8.449cm" svg:y="3.081cm"><draw:text-box><text:p><text:span text:style-name="T35">CentralData</text:span></text:p></draw:text-box></draw:frame><draw:frame draw:style-name="gr9" draw:text-style-name="P79" svg:width="1.458cm" svg:height="1.634cm" svg:x="8.449cm" svg:y="3.635cm"><draw:text-box><text:p><text:span text:style-name="T36">ExcPower</text:span></text:p><text:p><text:span text:style-name="T36">TempoCol</text:span></text:p><text:p><text:span text:style-name="T36">Mod</text:span></text:p><text:p><text:span text:style-name="T36">TimeStamp</text:span></text:p><text:p><text:span text:style-name="T36">...</text:span></text:p></draw:text-box></draw:frame><draw:line draw:style-name="gr10" draw:text-style-name="P76" svg:x1="8.359cm" svg:y1="1.692cm" svg:x2="13.458cm" svg:y2="1.669cm"><text:p/></draw:line><draw:line draw:style-name="gr10" draw:text-style-name="P76" svg:x1="13.383cm" svg:y1="4.399cm" svg:x2="10.095cm" svg:y2="4.399cm"><text:p/></draw:line><draw:custom-shape draw:style-name="gr11" svg:width="2.581cm" svg:height="4.026cm" svg:x="13.458cm" svg:y="1.1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79" svg:width="1.816cm" svg:height="0.398cm" svg:x="14.219cm" svg:y="0.511cm"><draw:text-box><text:p><text:span text:style-name="T36">HMI</text:span></text:p></draw:text-box></draw:frame><draw:rect draw:style-name="gr12" draw:text-style-name="P76" svg:width="10.141cm" svg:height="11.734cm" svg:x="2.326cm" svg:y="7.165cm"><text:p/></draw:rect><draw:frame draw:style-name="gr13" draw:text-style-name="P77" svg:width="3.29cm" svg:height="0.689cm" svg:x="2.535cm" svg:y="7.246cm"><draw:text-box><text:p><text:span text:style-name="T34">Sur requête RmDv...</text:span></text:p></draw:text-box></draw:frame><draw:custom-shape draw:style-name="gr6" svg:width="4.573cm" svg:height="2.35cm" svg:x="6.618cm" svg:y="8.9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79" svg:width="1.816cm" svg:height="0.398cm" svg:x="8.033cm" svg:y="10.22cm"><draw:text-box><text:p><text:span text:style-name="T36">Compute</text:span></text:p></draw:text-box></draw:frame><draw:path draw:style-name="gr10" draw:text-style-name="P76" svg:width="1.699cm" svg:height="0.699cm" svg:x="4.918cm" svg:y="9.303cm" svg:viewBox="0 0 1700 700" svg:d="M0 0c527 19 1700 700 1700 700"><text:p/></draw:path><draw:path draw:style-name="gr10" draw:text-style-name="P76" svg:width="3.513cm" svg:height="0.83cm" svg:x="4.918cm" svg:y="11.303cm" svg:viewBox="0 0 3514 831" svg:d="M3514 0c-378 737-3514 831-3514 831"><text:p/></draw:path><draw:line draw:style-name="gr10" draw:text-style-name="P76" svg:x1="8.848cm" svg:y1="5.609cm" svg:x2="8.848cm" svg:y2="8.953cm"><text:p/></draw:line><draw:line draw:style-name="gr10" draw:text-style-name="P76" svg:x1="7.241cm" svg:y1="8.954cm" svg:x2="7.204cm" svg:y2="2.967cm"><text:p/></draw:line><draw:frame draw:style-name="gr8" draw:text-style-name="P80" svg:width="1.816cm" svg:height="0.398cm" svg:x="11.643cm" svg:y="2.753cm"><draw:text-box><text:p><text:span text:style-name="T37">UARTStack</text:span></text:p></draw:text-box></draw:frame><draw:custom-shape draw:style-name="gr6" svg:width="1.855cm" svg:height="1.759cm" svg:x="3.064cm" svg:y="8.42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4" draw:text-style-name="P79" svg:width="1.816cm" svg:height="0.613cm" svg:x="3.252cm" svg:y="7.934cm"><draw:text-box><text:p><text:span text:style-name="T38">RmDvData_i_In</text:span></text:p><text:p><text:span text:style-name="T36"/></text:p></draw:text-box></draw:frame><draw:frame draw:style-name="gr15" draw:text-style-name="P79" svg:width="1.458cm" svg:height="1.539cm" svg:x="3.251cm" svg:y="8.615cm"><draw:text-box><text:p><text:span text:style-name="T36">Temp</text:span></text:p><text:p><text:span text:style-name="T36">Status</text:span></text:p><text:p><text:span text:style-name="T36">TimeStamp</text:span></text:p><text:p><text:span text:style-name="T36">...</text:span></text:p></draw:text-box></draw:frame><draw:frame draw:style-name="gr16" draw:text-style-name="P81" svg:width="2.327cm" svg:height="0.586cm" svg:x="3.103cm" svg:y="10.56cm"><draw:text-box><text:p><text:span text:style-name="T38">RmDvData_i_Out</text:span></text:p></draw:text-box></draw:frame><draw:custom-shape draw:style-name="gr6" svg:width="2.005cm" svg:height="1.682cm" svg:x="2.914cm" svg:y="10.9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79" svg:width="1.855cm" svg:height="1.216cm" svg:x="3.064cm" svg:y="11.178cm"><draw:text-box><text:p><text:span text:style-name="T36">TempSet</text:span></text:p><text:p><text:span text:style-name="T36">NextWupDelay</text:span></text:p></draw:text-box></draw:frame><draw:custom-shape draw:style-name="gr6" svg:width="1.25cm" svg:height="4.026cm" svg:x="0.021cm" svg:y="8.4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0" draw:text-style-name="P76" svg:x1="1.27cm" svg:y1="9.179cm" svg:x2="3.064cm" svg:y2="9.179cm"><text:p/></draw:line><draw:line draw:style-name="gr10" draw:text-style-name="P76" svg:x1="2.914cm" svg:y1="11.659cm" svg:x2="1.27cm" svg:y2="11.659cm"><text:p/></draw:line><draw:frame draw:style-name="gr8" draw:text-style-name="P79" svg:width="1.816cm" svg:height="0.398cm" svg:x="0.354cm" svg:y="7.953cm"><draw:text-box><text:p><text:span text:style-name="T36">RmDv i</text:span></text:p></draw:text-box></draw:frame><draw:frame draw:style-name="gr8" draw:text-style-name="P80" svg:width="1.816cm" svg:height="0.398cm" draw:transform="rotate (1.5707963267946) translate (1.53281944444444cm 11.3047638888889cm)"><draw:text-box><text:p><text:span text:style-name="T37">FSKStack</text:span></text:p></draw:text-box></draw:frame><draw:custom-shape draw:style-name="gr6" svg:width="1.855cm" svg:height="1.759cm" svg:x="3.064cm" svg:y="13.7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79" svg:width="1.816cm" svg:height="0.398cm" svg:x="3.252cm" svg:y="13.296cm"><draw:text-box><text:p><text:span text:style-name="T38">RmDvData_j_In</text:span></text:p></draw:text-box></draw:frame><draw:frame draw:style-name="gr15" draw:text-style-name="P79" svg:width="1.458cm" svg:height="1.539cm" svg:x="3.251cm" svg:y="13.977cm"><draw:text-box><text:p><text:span text:style-name="T36">Temp</text:span></text:p><text:p><text:span text:style-name="T36">Status</text:span></text:p><text:p><text:span text:style-name="T36">TimeStamp</text:span></text:p><text:p><text:span text:style-name="T36">...</text:span></text:p></draw:text-box></draw:frame><draw:frame draw:style-name="gr18" draw:text-style-name="P79" svg:width="2.301cm" svg:height="0.648cm" svg:x="3.103cm" svg:y="15.923cm"><draw:text-box><text:p><text:span text:style-name="T38">RmDvData_j_Out</text:span></text:p><text:p><text:span text:style-name="T38"/></text:p></draw:text-box></draw:frame><draw:custom-shape draw:style-name="gr6" svg:width="2.005cm" svg:height="1.682cm" svg:x="2.914cm" svg:y="16.31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79" svg:width="1.855cm" svg:height="1.216cm" svg:x="3.064cm" svg:y="16.54cm"><draw:text-box><text:p><text:span text:style-name="T36">TempSet</text:span></text:p><text:p><text:span text:style-name="T36">NextWupDelay</text:span></text:p></draw:text-box></draw:frame><draw:custom-shape draw:style-name="gr6" svg:width="1.25cm" svg:height="4.026cm" svg:x="0.021cm" svg:y="13.8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0" draw:text-style-name="P76" svg:x1="1.27cm" svg:y1="14.54cm" svg:x2="3.064cm" svg:y2="14.54cm"><text:p/></draw:line><draw:line draw:style-name="gr10" draw:text-style-name="P76" svg:x1="2.914cm" svg:y1="17.02cm" svg:x2="1.27cm" svg:y2="17.02cm"><text:p/></draw:line><draw:frame draw:style-name="gr8" draw:text-style-name="P79" svg:width="1.816cm" svg:height="0.398cm" svg:x="0.354cm" svg:y="13.316cm"><draw:text-box><text:p><text:span text:style-name="T36">RmDv j</text:span></text:p></draw:text-box></draw:frame><draw:frame draw:style-name="gr8" draw:text-style-name="P79" svg:width="1.816cm" svg:height="0.398cm" draw:transform="rotate (1.5707963267946) translate (1.53281944444444cm 16.6669861111111cm)"><draw:text-box><text:p><text:span text:style-name="T36">FSKStack</text:span></text:p></draw:text-box></draw:frame><draw:path draw:style-name="gr10" draw:text-style-name="P76" svg:width="1.699cm" svg:height="3.174cm" svg:x="4.918cm" svg:y="11.146cm" svg:viewBox="0 0 1700 3175" svg:d="M0 3175c988-344 1700-3175 1700-3175"><text:p/></draw:path><draw:path draw:style-name="gr10" draw:text-style-name="P76" svg:width="4.109cm" svg:height="5.585cm" svg:x="4.918cm" svg:y="11.303cm" svg:viewBox="0 0 4110 5586" svg:d="M4110 0c-442 4954-4110 5586-4110 5586"><text:p/></draw:path><draw:frame draw:style-name="gr19" draw:text-style-name="P78" svg:width="2.772cm" svg:height="0.521cm" svg:x="3.127cm" svg:y="0.439cm"><draw:text-box><text:p><text:span text:style-name="T35"><text:s text:c="11"/></text:span><text:span text:style-name="T35">Clim i</text:span></text:p></draw:text-box></draw:frame><draw:frame draw:style-name="gr9" draw:text-style-name="P79" svg:width="2.077cm" svg:height="1.634cm" svg:x="3.745cm" svg:y="1.138cm"><draw:text-box><text:p><text:span text:style-name="T36">Température</text:span></text:p><text:p><text:span text:style-name="T36">StatusClim</text:span></text:p><text:p><text:span text:style-name="T36">TimeStamp</text:span></text:p><text:p><text:span text:style-name="T36"/></text:p></draw:text-box></draw:frame><draw:custom-shape draw:style-name="gr6" svg:width="2.024cm" svg:height="2.132cm" svg:x="3.478cm" svg:y="0.8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9" draw:text-style-name="P78" svg:width="2.772cm" svg:height="0.521cm" svg:x="5.898cm" svg:y="0.439cm"><draw:text-box><text:p><text:span text:style-name="T35"><text:s text:c="10"/></text:span><text:span text:style-name="T35">Clim j</text:span></text:p></draw:text-box></draw:frame><draw:line draw:style-name="gr10" draw:text-style-name="P76" svg:x1="6.752cm" svg:y1="8.953cm" svg:x2="5.323cm" svg:y2="2.956cm"><text:p/></draw:line><draw:line draw:style-name="gr10" draw:text-style-name="P76" svg:x1="5.5cm" svg:y1="2.415cm" svg:x2="13.457cm" svg:y2="2.433cm"><text:p/></draw:line><draw:custom-shape draw:style-name="gr20" svg:width="2.024cm" svg:height="2.132cm" svg:x="6.336cm" svg:y="0.83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79" svg:width="2.077cm" svg:height="1.634cm" svg:x="6.47cm" svg:y="1.069cm"><draw:text-box><text:p><text:span text:style-name="T36">Température</text:span></text:p><text:p><text:span text:style-name="T36">StatusClim</text:span></text:p><text:p><text:span text:style-name="T36">TimeStamp</text:span></text:p><text:p><text:span text:style-name="T36"/></text:p></draw:text-box></draw:frame><draw:custom-shape draw:style-name="gr6" svg:width="2.024cm" svg:height="2.132cm" svg:x="13.806cm" svg:y="2.27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79" svg:width="1.816cm" svg:height="0.398cm" svg:x="14.111cm" svg:y="1.746cm"><draw:text-box><text:p><text:span text:style-name="T36">HomePage</text:span></text:p></draw:text-box></draw:frame></draw:g></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text:anchor-type="paragraph" draw:z-index="63" draw:style-name="gr39" svg:width="2.382cm" svg:height="2.137cm" svg:x="13.423cm" svg:y="0.635cm"><draw:text-box><text:p>À AMELIORER !!!!!!!!!!!!!!</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text:anchor-type="paragraph" draw:z-index="62" draw:style-name="gr38" draw:text-style-name="P85" svg:width="14.959cm" svg:height="0.408cm" svg:x="1.7cm" svg:y="-0.092cm"><draw:text-box><text:p><text:span text:style-name="T39">Fig 5</text:span><text:span text:style-name="T42">: vision globale des variables échanges en terme de communication </text:span></text:p></draw:text-box></draw:frame></text:p>
      <text:h text:style-name="Heading_20_2" text:outline-level="2"><text:soft-page-break/>Transaction IHM-Smart Gateway</text:h>
      <text:p text:style-name="P19"/>
      <text:p text:style-name="P19">Le diagramme suivant montre la partie d'échange entre ces deux entités. La requête de l'IHM a pour but de transmettre l'ensemble des données requises pour que la <text:span text:style-name="T2">SGw</text:span> puisse opérer son travail. En réalité toutes les données ne sont pas transmises simultanément. Il existe plusieurs types de requêtes que nous allons détailler et qui sont en lien avec l'analyse du besoin utilisateur défini dans la partie 2.</text:p>
      <text:p text:style-name="P19">En retour, la<text:span text:style-name="T2"> SGw</text:span> renvoie les informations glanées sur les climatiseurs, quelle que soit la requête.</text:p>
      <text:p text:style-name="P19"/>
      <text:p text:style-name="P19"><draw:frame draw:style-name="fr2" draw:name="images13" text:anchor-type="paragraph" svg:x="2.683cm" svg:y="0.372cm" svg:width="9.297cm" svg:height="5.75cm" draw:z-index="10"><draw:image xlink:href="Pictures/200000070000245100001677957F786D.svm" xlink:type="simple" xlink:show="embed" xlink:actuate="onLoad"/></draw:frame><draw:frame text:anchor-type="paragraph" draw:z-index="64" draw:style-name="gr38" draw:text-style-name="P85" svg:width="7.104cm" svg:height="0.408cm" svg:x="3.166cm" svg:y="6.281cm"><draw:text-box><text:p><text:span text:style-name="T39">Fig 6</text:span><text:span text:style-name="T42">: focus sur l'échange SGw/IHM</text:span></text:p></draw:text-box></draw:frame></text:p>
      <text:p text:style-name="P19"/>
      <text:p text:style-name="P19">Le format des trames (cf UARTStack_UG.pdf) sera du type :</text:p>
      <text:p text:style-name="P19">|N | <text:span text:style-name="T24">Request code |request Datas</text:span> | CheskSum| <text:s/>en bleu la payload.</text:p>
      <text:p text:style-name="P19">!!!!!!!!!!!!!!!!!!!!!! POUR L 'INSTANT LE CHP REQUEST CODE N'EXISTE PAS!!!!</text:p>
      <text:h text:style-name="Heading_20_3" text:outline-level="3">Requête mise à jour globale</text:h>
      <text:p text:style-name="P19">Tout est envoyé, les 92 bytes</text:p>
      <text:p text:style-name="P19"/>
      <text:p text:style-name="P27"/>
      <text:p text:style-name="P27"/>
      <text:p text:style-name="P27"/>
      <text:p text:style-name="P27"/>
      <text:p text:style-name="P27"/>
      <text:p text:style-name="P27"/>
      <text:p text:style-name="P27"/>
      <text:p text:style-name="P27"/>
      <text:p text:style-name="P27"/>
      <text:h text:style-name="Heading_20_2" text:outline-level="2"><text:soft-page-break/>Transaction RmDv i</text:h>
      <text:p text:style-name="Text_20_body"><draw:frame draw:style-name="fr3" draw:name="images12" text:anchor-type="paragraph" svg:x="12.289cm" svg:y="0.377cm" svg:width="2.094cm" svg:height="1.032cm" draw:z-index="8"><draw:image xlink:href="Pictures/200000070000082D0000040877B1A417.svm" xlink:type="simple" xlink:show="embed" xlink:actuate="onLoad"/></draw:frame></text:p>
      <text:p text:style-name="P27">Le morceau de diagramme de séquence suivant, illustre l'échange de l'action</text:p>
      <text:p text:style-name="Text_20_body"/>
      <text:p text:style-name="Text_20_body"/>
      <text:p text:style-name="P30"><draw:frame draw:style-name="fr2" draw:name="images9" text:anchor-type="paragraph" svg:x="1.658cm" svg:y="-0.198cm" svg:width="12.435cm" svg:height="5.629cm" draw:z-index="5"><draw:image xlink:href="Pictures/20000007000030ED000015FCD2B2B83E.svm" xlink:type="simple" xlink:show="embed" xlink:actuate="onLoad"/></draw:frame><draw:frame text:anchor-type="paragraph" draw:z-index="65" draw:style-name="gr38" draw:text-style-name="P85" svg:width="7.104cm" svg:height="0.408cm" svg:x="4.897cm" svg:y="5.63cm"><draw:text-box><text:p><text:span text:style-name="T39">Fig 7</text:span><text:span text:style-name="T42">: focus sur l'échange RmDv/SGw</text:span></text:p></draw:text-box></draw:frame></text:p>
      <text:p text:style-name="P30"/>
      <text:p text:style-name="P20">Dans cet échange, le maître est le <text:span text:style-name="T2">Remote Device</text:span>. C'est lui qui se réveille à intervalle régulier <text:s/>(typiquement 30 mn), puis se rendort immédiatement après l'échange pour économiser les deux piles AAA de 1,5V embarquées.</text:p>
      <text:h text:style-name="Heading_20_3" text:outline-level="3">Détails du contenu des requêtes et des réponses </text:h>
      <text:p text:style-name="P7"/>
      <table:table table:name="Tableau4" table:style-name="Tableau4">
        <table:table-column table:style-name="Tableau4.A"/>
        <table:table-column table:style-name="Tableau4.B"/>
        <table:table-column table:style-name="Tableau4.C"/>
        <table:table-row>
          <table:table-cell table:style-name="Tableau4.A1" office:value-type="string">
            <text:p text:style-name="P46"/>
          </table:table-cell>
          <table:table-cell table:style-name="Tableau4.A1" office:value-type="string">
            <text:p text:style-name="P46">Champs / type</text:p>
          </table:table-cell>
          <table:table-cell table:style-name="Tableau4.C1" office:value-type="string">
            <text:p text:style-name="P46">Valeurs</text:p>
          </table:table-cell>
        </table:table-row>
        <table:table-row>
          <table:table-cell table:style-name="Tableau4.A2" table:number-rows-spanned="3" office:value-type="string">
            <text:p text:style-name="P46">Requête <text:span text:style-name="T2">Info </text:span></text:p>
            <text:p text:style-name="P50"/>
            <text:p text:style-name="P50">code Req_SendInfo</text:p>
          </table:table-cell>
          <table:table-cell table:style-name="Tableau4.B2" table:number-columns-spanned="2" office:value-type="string">
            <text:p text:style-name="P49">RmDv → SGw</text:p>
          </table:table-cell>
          <table:covered-table-cell/>
        </table:table-row>
        <table:table-row table:style-name="Tableau4.3">
          <table:covered-table-cell/>
          <table:table-cell table:style-name="Tableau4.B3" office:value-type="string">
            <text:p text:style-name="P46">Temperature / float</text:p>
          </table:table-cell>
          <table:table-cell table:style-name="Tableau4.B2" office:value-type="string">
            <text:p text:style-name="P4"/>
          </table:table-cell>
        </table:table-row>
        <table:table-row table:style-name="Tableau4.3">
          <table:covered-table-cell/>
          <table:table-cell table:style-name="Tableau4.B4" office:value-type="string">
            <text:p text:style-name="P46">LastTempSet / <text:span text:style-name="T8">char</text:span></text:p>
          </table:table-cell>
          <table:table-cell table:style-name="Tableau4.B2" office:value-type="string">
            <text:p text:style-name="P6">Valeur entière de température , 0 = stop</text:p>
          </table:table-cell>
        </table:table-row>
        <table:table-row table:style-name="Tableau4.3">
          <table:table-cell table:style-name="Tableau4.A2" table:number-rows-spanned="3" office:value-type="string">
            <text:p text:style-name="P4">Réponse<text:span text:style-name="T2"> Info </text:span></text:p>
            <text:p text:style-name="P5"/>
            <text:p text:style-name="P50">code Ans_SendInfo</text:p>
          </table:table-cell>
          <table:table-cell table:style-name="Tableau4.B2" table:number-columns-spanned="2" office:value-type="string">
            <text:p text:style-name="P49"><text:s/>SGw → RmDv</text:p>
          </table:table-cell>
          <table:covered-table-cell/>
        </table:table-row>
        <table:table-row table:style-name="Tableau4.3">
          <table:covered-table-cell/>
          <table:table-cell table:style-name="Tableau4.B4" office:value-type="string">
            <text:p text:style-name="P46">NewTempSet / char </text:p>
          </table:table-cell>
          <table:table-cell table:style-name="Tableau4.B2" office:value-type="string">
            <text:p text:style-name="P6">Valeur entière de température <text:s/>, 0 = stop</text:p>
          </table:table-cell>
        </table:table-row>
        <table:table-row table:style-name="Tableau4.3">
          <table:covered-table-cell/>
          <table:table-cell table:style-name="Tableau4.B4" office:value-type="string">
            <text:p text:style-name="P46">NextTimeInterval_sec / </text:p>
            <text:p text:style-name="P46">unsigned short int </text:p>
          </table:table-cell>
          <table:table-cell table:style-name="Tableau4.B2" office:value-type="string">
            <text:p text:style-name="P4">Max = 65535 sec = 18h</text:p>
          </table:table-cell>
        </table:table-row>
        <table:table-row table:style-name="Tableau4.3">
          <table:table-cell table:style-name="Tableau4.A2" table:number-rows-spanned="2" office:value-type="string">
            <text:p text:style-name="P46">Requête<text:span text:style-name="T2"> Status</text:span></text:p>
            <text:p text:style-name="P50">code Req_SendStatus</text:p>
          </table:table-cell>
          <table:table-cell table:style-name="Tableau4.B2" table:number-columns-spanned="2" office:value-type="string">
            <text:p text:style-name="P49">RmDv → SGw</text:p>
          </table:table-cell>
          <table:covered-table-cell/>
        </table:table-row>
        <table:table-row table:style-name="Tableau4.3">
          <table:covered-table-cell/>
          <table:table-cell table:style-name="Tableau4.B4" office:value-type="string">
            <text:p text:style-name="P46">Status / <text:span text:style-name="T2">RmDv_WarningCode</text:span> </text:p>
          </table:table-cell>
          <table:table-cell table:style-name="Tableau4.B2" office:value-type="string">
            <text:p text:style-name="P4">Parmi la liste enum <text:s/><text:span text:style-name="T2">RmDv_WarningCode </text:span></text:p>
          </table:table-cell>
        </table:table-row>
        <table:table-row table:style-name="Tableau4.3">
          <table:table-cell table:style-name="Tableau4.A2" table:number-rows-spanned="2" office:value-type="string">
            <text:p text:style-name="P4">Réponse<text:span text:style-name="T2"> Status </text:span></text:p>
            <text:p text:style-name="P50">code Ans_Ack</text:p>
          </table:table-cell>
          <table:table-cell table:style-name="Tableau4.B4" office:value-type="string">
            <text:p text:style-name="P47"><text:span text:style-name="T18"><text:s/></text:span><text:span text:style-name="T15">SGw → RmDv</text:span></text:p>
          </table:table-cell>
          <table:table-cell table:style-name="Tableau4.B2" office:value-type="string">
            <text:p text:style-name="P4"/>
          </table:table-cell>
        </table:table-row>
        <table:table-row table:style-name="Tableau4.3">
          <table:covered-table-cell/>
          <table:table-cell table:style-name="Tableau4.B4" office:value-type="string">
            <text:p text:style-name="P46">AckToRmDv</text:p>
          </table:table-cell>
          <table:table-cell table:style-name="Tableau4.B2" office:value-type="string">
            <text:p text:style-name="P4">0xAB code Acknoledge</text:p>
          </table:table-cell>
        </table:table-row>
      </table:table>
      <text:p text:style-name="P22"><draw:frame text:anchor-type="paragraph" draw:z-index="66" draw:style-name="gr38" draw:text-style-name="P85" svg:width="13.233cm" svg:height="0.408cm" svg:x="1.921cm" svg:y="0.201cm"><draw:text-box><text:p><text:span text:style-name="T39">Tab 3</text:span><text:span text:style-name="T42"> : les requêtes et les réponses dans l'échange RmDv / SmGw</text:span></text:p></draw:text-box></draw:frame></text:p>
      <text:p text:style-name="P22"/>
      <text:p text:style-name="P19">Dans tous les cas, si le master n'a pas reçu sa réponse (même un simple acquittement), il réitère l'opération jusqu'à 3 fois. </text:p>
      <text:h text:style-name="Heading_20_3" text:outline-level="3"><text:soft-page-break/>Détail des variables mises en jeu</text:h>
      <text:p text:style-name="P17">RmDvData_Salon, RmDvData_SaManger, RmDvData__Entree, RmDvData_Couloir, RmDvData_Ext</text:p>
      <text:p text:style-name="P19"/>
      <text:p text:style-name="P24">Structure de ces variables : <text:span text:style-name="T2">RmDvDataTypedef</text:span></text:p>
      <text:p text:style-name="P7"/>
      <table:table table:name="Tableau10" table:style-name="Tableau10">
        <table:table-column table:style-name="Tableau10.A"/>
        <table:table-column table:style-name="Tableau10.B"/>
        <table:table-column table:style-name="Tableau10.C"/>
        <table:table-row>
          <table:table-cell table:style-name="Tableau10.A1" office:value-type="string">
            <text:p text:style-name="P46"/>
          </table:table-cell>
          <table:table-cell table:style-name="Tableau10.A1" office:value-type="string">
            <text:p text:style-name="P46">Champs / type</text:p>
          </table:table-cell>
          <table:table-cell table:style-name="Tableau10.C1" office:value-type="string">
            <text:p text:style-name="P46">Valeurs</text:p>
          </table:table-cell>
        </table:table-row>
        <table:table-row table:style-name="Tableau10.2">
          <table:table-cell table:style-name="Tableau10.A2" table:number-rows-spanned="3" office:value-type="string">
            <text:p text:style-name="P5">Champs de réception</text:p>
          </table:table-cell>
          <table:table-cell table:style-name="Tableau10.B2" office:value-type="string">
            <text:p text:style-name="P46"><text:span text:style-name="T2">Temperature</text:span> / float</text:p>
          </table:table-cell>
          <table:table-cell table:style-name="Tableau10.C2" office:value-type="string">
            <text:p text:style-name="P4"/>
          </table:table-cell>
        </table:table-row>
        <table:table-row table:style-name="Tableau10.2">
          <table:covered-table-cell/>
          <table:table-cell table:style-name="Tableau10.B3" office:value-type="string">
            <text:p text:style-name="P46"><text:span text:style-name="T2">LastTempSet</text:span> / <text:span text:style-name="T8">char</text:span></text:p>
          </table:table-cell>
          <table:table-cell table:style-name="Tableau10.C2" office:value-type="string">
            <text:p text:style-name="P6">Valeur entière de température <text:s/>, 0 = stop</text:p>
          </table:table-cell>
        </table:table-row>
        <table:table-row table:style-name="Tableau10.2">
          <table:covered-table-cell/>
          <table:table-cell table:style-name="Tableau10.B3" office:value-type="string">
            <text:p text:style-name="P46"><text:span text:style-name="T2">Status</text:span> / <text:span text:style-name="T2">RmDv_WarningCode</text:span></text:p>
          </table:table-cell>
          <table:table-cell table:style-name="Tableau10.C2" office:value-type="string">
            <text:p text:style-name="P4">Parmi la liste enum <text:s/><text:span text:style-name="T2">RmDv_WarningCode </text:span></text:p>
          </table:table-cell>
        </table:table-row>
        <table:table-row table:style-name="Tableau10.2">
          <table:table-cell table:style-name="Tableau10.A2" table:number-rows-spanned="2" office:value-type="string">
            <text:p text:style-name="P50">Champs d' émission</text:p>
          </table:table-cell>
          <table:table-cell table:style-name="Tableau10.B3" office:value-type="string">
            <text:p text:style-name="P46">NewTempSet /<text:span text:style-name="T8"> char</text:span></text:p>
          </table:table-cell>
          <table:table-cell table:style-name="Tableau10.C2" office:value-type="string">
            <text:p text:style-name="P6">Valeur entière de température <text:s/>, 0 = stop</text:p>
          </table:table-cell>
        </table:table-row>
        <table:table-row table:style-name="Tableau10.2">
          <table:covered-table-cell/>
          <table:table-cell table:style-name="Tableau10.B3" office:value-type="string">
            <text:p text:style-name="P46">NextTimeInterval_sec / unsigned short int </text:p>
          </table:table-cell>
          <table:table-cell table:style-name="Tableau10.C2" office:value-type="string">
            <text:p text:style-name="P4">Max = 65535 sec = 18h</text:p>
          </table:table-cell>
        </table:table-row>
        <table:table-row table:style-name="Tableau10.2">
          <table:table-cell table:style-name="Tableau10.A2" table:number-rows-spanned="3" office:value-type="string">
            <text:p text:style-name="P50">Champs d'état</text:p>
          </table:table-cell>
          <table:table-cell table:style-name="Tableau10.B3" office:value-type="string">
            <text:p text:style-name="P46"><text:span text:style-name="T2">ID</text:span> / <text:span text:style-name="T8">char</text:span></text:p>
            <text:p text:style-name="P52"/>
          </table:table-cell>
          <table:table-cell table:style-name="Tableau10.C2" office:value-type="string">
            <text:p text:style-name="P6">Voir <text:s/>fichier header GLOBAL_SMARTGATEWAY.h</text:p>
          </table:table-cell>
        </table:table-row>
        <table:table-row table:style-name="Tableau10.2">
          <table:covered-table-cell/>
          <table:table-cell table:style-name="Tableau10.B3" office:value-type="string">
            <text:p text:style-name="P51"><text:span text:style-name="T2">RmDvTimeStamp</text:span> / RmDvTimeStamp</text:p>
          </table:table-cell>
          <table:table-cell table:style-name="Tableau10.C2" office:value-type="string">
            <text:p text:style-name="P4">Date d'arrivée</text:p>
          </table:table-cell>
        </table:table-row>
        <table:table-row table:style-name="Tableau10.2">
          <table:covered-table-cell/>
          <table:table-cell table:style-name="Tableau10.B3" office:value-type="string">
            <text:p text:style-name="P50">ReadyToRead / <text:s/><text:span text:style-name="T8">ReadyToRead</text:span></text:p>
          </table:table-cell>
          <table:table-cell table:style-name="Tableau10.C2" office:value-type="string">
            <text:p text:style-name="P4">Grandeur lue ou pas.</text:p>
          </table:table-cell>
        </table:table-row>
      </table:table>
      <text:p text:style-name="P22"><draw:frame text:anchor-type="paragraph" draw:z-index="67" draw:style-name="gr38" draw:text-style-name="P85" svg:width="13.233cm" svg:height="0.408cm" svg:x="3.591cm" svg:y="0.201cm"><draw:text-box><text:p><text:span text:style-name="T39">Tab 4</text:span><text:span text:style-name="T42"> : la variable l'échange RmDv / SmGw située dans la SGw</text:span></text:p></draw:text-box></draw:frame></text:p>
      <text:p text:style-name="P25"/>
      <text:p text:style-name="P25">Algorithme de traitement des <text:span text:style-name="T2">RmDv</text:span> au réveil (fig 7, acteur<text:span text:style-name="T2"> RmDv</text:span>)</text:p>
      <text:p text:style-name="P20"/>
      <text:p text:style-name="P19"><draw:frame draw:style-name="fr1" draw:name="images3" text:anchor-type="paragraph" svg:width="11.523cm" svg:height="10.779cm" draw:z-index="54"><draw:image xlink:href="Pictures/2000000700002D0400002A1B2F46B408.svm" xlink:type="simple" xlink:show="embed" xlink:actuate="onLoad"/></draw:frame><draw:frame text:anchor-type="paragraph" draw:z-index="69" draw:style-name="gr38" draw:text-style-name="P85" svg:width="7.104cm" svg:height="0.408cm" svg:x="8.987cm" svg:y="11.167cm"><draw:text-box><text:p><text:span text:style-name="T39">Fig 8</text:span><text:span text:style-name="T42">: Wake up RmDv Algorthm</text:span></text:p></draw:text-box></draw:frame><draw:frame text:anchor-type="paragraph" draw:z-index="178" draw:style-name="gr78" svg:width="1.784cm" svg:height="0.976cm" svg:x="0.307cm" svg:y="7.168cm"><draw:text-box><text:p>REVOIR ALGO</text:p></draw:text-box></draw:frame></text:p>
      <text:p text:style-name="P19"/>
      <text:p text:style-name="P20"><text:soft-page-break/><text:span text:style-name="T16">Algorithme de traitement de la </text:span><text:span text:style-name="T6">Smart GateWay</text:span><text:span text:style-name="T16"> à la réception de la requête info (fig 7, acteur SGw)</text:span></text:p>
      <text:p text:style-name="P19"><draw:frame draw:style-name="fr3" draw:name="images5" text:anchor-type="paragraph" svg:x="3.171cm" svg:y="0.337cm" svg:width="2.094cm" svg:height="1.032cm" draw:z-index="71"><draw:image xlink:href="Pictures/200000070000082D0000040877B1A417.svm" xlink:type="simple" xlink:show="embed" xlink:actuate="onLoad"/></draw:frame></text:p>
      <text:p text:style-name="P19"><draw:frame draw:style-name="fr1" draw:name="images4" text:anchor-type="paragraph" svg:width="9.85cm" svg:height="14.494cm" draw:z-index="68"><draw:image xlink:href="Pictures/20000007000025EA00003B6AA5DFC153.svm" xlink:type="simple" xlink:show="embed" xlink:actuate="onLoad"/></draw:frame></text:p>
      <text:p text:style-name="P19"><draw:frame text:anchor-type="paragraph" draw:z-index="70" draw:style-name="gr38" draw:text-style-name="P85" svg:width="12.11cm" svg:height="0.408cm" svg:x="4.489cm" svg:y="-0.21cm"><draw:text-box><text:p><text:span text:style-name="T39">Fig 9</text:span><text:span text:style-name="T42">: <text:s/>traitement d'une réception de requête information en provenance du RmDv</text:span></text:p></draw:text-box></draw:frame></text:p>
      <text:p text:style-name="P19"/>
      <text:p text:style-name="P20">La figure précédente montre comment la transaction initiée par la <text:span text:style-name="T2">RmDv</text:span> se déroule côté <text:span text:style-name="T2">SGw</text:span>. Le démarrage à lieu sur réception de la requête information. Dès lors les informations sont récupérées et un timeout est lancé, correspondant à une durée qui couvre 3 tentatives du <text:span text:style-name="T2">RmDv</text:span>. <text:s/>Dès lors, la logique est de renvoyer systématiquement toute réponse à toute requête émanant du même RmDv (que ce soit une nouvelle requête info ou une requête d'état). Si à la fin du timeout la requête d'état n'est pas reçue, la variable de statut l'indique. </text:p>
      <text:p text:style-name="P19"/>
      <text:p text:style-name="P19"><text:span text:style-name="T25">NB</text:span> : durant cette séquence, toute autre transaction avec d'autres <text:span text:style-name="T2">RmDv</text:span> est bloquée.</text:p>
      <text:p text:style-name="P19"/>
      <text:p text:style-name="P19"/>
      <text:h text:style-name="Heading_20_3" text:outline-level="3"><text:soft-page-break/>Détail du timing de la transaction</text:h>
      <text:p text:style-name="P19"/>
      <text:p text:style-name="P19">Chacune des transactions doit avoir un maximum de chance d'aboutir. Côté <text:span text:style-name="T2">RmDv</text:span>, on cherchera à minimiser les redondances pour économiser les piles.</text:p>
      <text:p text:style-name="P19"/>
      <text:p text:style-name="P17">Durée d'une transaction FSK</text:p>
      <text:p text:style-name="P13">Voici une trame FSK typique qui est transmise :</text:p>
      <text:p text:style-name="P8"><text:span text:style-name="T27">|0xFF|0xFF|0xFF|0xFF|'#'|'#'|'#'|'#'|'#'|Len|My|Dest@</text:span><text:span text:style-name="T28">|Code|byte0|byte1|byte2|byte3|</text:span><text:span text:style-name="T27">CheckSum|</text:span></text:p>
      <text:p text:style-name="P13"/>
      <text:p text:style-name="P13">Dans cet exemple, la payload (en bleu) compte 5 octets. En tout il en faut 18. Nous prenons une marge de 40 octets maximum à transmettre, soit encore 400 bits (en incluant <text:span text:style-name="T2">start</text:span> et <text:span text:style-name="T2">stop</text:span>). La durée totale de transmission est donc <draw:frame draw:style-name="fr4" draw:name="Objet1" text:anchor-type="as-char" svg:width="2.835cm" svg:height="1.037cm" draw:z-index="55"><draw:object xlink:href="./Object 1" xlink:type="simple" xlink:show="embed" xlink:actuate="onLoad"/><draw:image xlink:href="./ObjectReplacements/Object 1" xlink:type="simple" xlink:show="embed" xlink:actuate="onLoad"/></draw:frame></text:p>
      <text:p text:style-name="P13"/>
      <text:p text:style-name="P13">Le calcul se fait automatiquement dans un fichier de configuration .h (<text:span text:style-name="T2">GLOBAL_RmDv.h</text:span>) pour le <text:span text:style-name="T2">remote device </text:span>en fonction du débit de l'UART associé au RT606 (module FSK).</text:p>
      <text:p text:style-name="P13"/>
      <text:p text:style-name="P17">Stratégie :</text:p>
      <text:p text:style-name="P13">Le<text:span text:style-name="T2"> RmDv</text:span> envoie une requête et attend la réponse à concurrence du<text:span text:style-name="T2"> timeout</text:span>. On se donne par défaut 3 essais (<text:span text:style-name="T2">TrialNb</text:span>).</text:p>
      <text:p text:style-name="P13"/>
      <text:p text:style-name="P19"><draw:frame text:anchor-type="paragraph" draw:z-index="53" draw:style-name="gr37" draw:text-style-name="P84" svg:width="5.926cm" svg:height="0.814cm" svg:x="6.95cm" svg:y="0.436cm"><draw:text-box><text:p><text:span text:style-name="T40">Requête info n'arrive jamais au Sgw</text:span></text:p><text:p><text:span text:style-name="T41">3 tentatives ...</text:span></text:p></draw:text-box></draw:frame></text:p>
      <text:p text:style-name="P19"><draw:frame text:anchor-type="paragraph" draw:z-index="52" draw:style-name="gr36" draw:text-style-name="P84" svg:width="3.566cm" svg:height="0.507cm" svg:x="0.476cm" svg:y="-0.203cm"><draw:text-box><text:p><text:span text:style-name="T40">Idéal</text:span></text:p></draw:text-box></draw:frame></text:p>
      <text:p text:style-name="P19"><draw:rect text:anchor-type="paragraph" draw:z-index="46" draw:style-name="gr33" draw:text-style-name="P76" svg:width="1.758cm" svg:height="0.699cm" svg:x="0.178cm" svg:y="0.095cm"><text:p/></draw:rect><draw:frame text:anchor-type="paragraph" draw:z-index="47" draw:style-name="gr34" draw:text-style-name="P83" svg:width="1.287cm" svg:height="0.412cm" svg:x="0.534cm" svg:y="0.189cm"><draw:text-box><text:p><text:span text:style-name="T39">RmDv</text:span></text:p></draw:text-box></draw:frame><draw:rect text:anchor-type="paragraph" draw:z-index="49" draw:style-name="gr33" draw:text-style-name="P76" svg:width="1.758cm" svg:height="0.699cm" svg:x="4.09cm" svg:y="0.122cm"><text:p/></draw:rect><draw:frame text:anchor-type="paragraph" draw:z-index="50" draw:style-name="gr34" draw:text-style-name="P83" svg:width="1.287cm" svg:height="0.412cm" svg:x="4.447cm" svg:y="0.215cm"><draw:text-box><text:p><text:span text:style-name="T39">SGw</text:span></text:p></draw:text-box></draw:frame><draw:line text:anchor-type="paragraph" draw:z-index="51" draw:style-name="gr35" draw:text-style-name="P76" svg:x1="4.884cm" svg:y1="0.82cm" svg:x2="4.903cm" svg:y2="3.064cm"><text:p/></draw:line><draw:rect text:anchor-type="paragraph" draw:z-index="78" draw:style-name="gr33" draw:text-style-name="P76" svg:width="1.758cm" svg:height="0.699cm" svg:x="6.69cm" svg:y="0.095cm"><text:p/></draw:rect><draw:frame text:anchor-type="paragraph" draw:z-index="79" draw:style-name="gr34" draw:text-style-name="P83" svg:width="1.287cm" svg:height="0.412cm" svg:x="7.047cm" svg:y="0.189cm"><draw:text-box><text:p><text:span text:style-name="T39">RmDv</text:span></text:p></draw:text-box></draw:frame><draw:line text:anchor-type="paragraph" draw:z-index="80" draw:style-name="gr35" draw:text-style-name="P76" svg:x1="7.484cm" svg:y1="0.794cm" svg:x2="7.482cm" svg:y2="5.248cm"><text:p/></draw:line><draw:rect text:anchor-type="paragraph" draw:z-index="81" draw:style-name="gr33" draw:text-style-name="P76" svg:width="1.758cm" svg:height="0.699cm" svg:x="10.603cm" svg:y="0.122cm"><text:p/></draw:rect><draw:frame text:anchor-type="paragraph" draw:z-index="82" draw:style-name="gr34" draw:text-style-name="P83" svg:width="1.287cm" svg:height="0.412cm" svg:x="10.959cm" svg:y="0.215cm"><draw:text-box><text:p><text:span text:style-name="T39">SGw</text:span></text:p></draw:text-box></draw:frame><draw:line text:anchor-type="paragraph" draw:z-index="83" draw:style-name="gr35" draw:text-style-name="P76" svg:x1="11.396cm" svg:y1="0.82cm" svg:x2="11.401cm" svg:y2="5.662cm"><text:p/></draw:line><draw:frame text:anchor-type="paragraph" draw:z-index="84" draw:style-name="gr46" draw:text-style-name="P79" svg:width="0.652cm" svg:height="0.394cm" svg:x="6.533cm" svg:y="1.095cm"><draw:text-box><text:p><text:span text:style-name="T36">2T</text:span><text:span text:style-name="T43">Vol</text:span></text:p></draw:text-box></draw:frame><draw:line text:anchor-type="paragraph" draw:z-index="85" draw:style-name="gr47" draw:text-style-name="P76" svg:x1="7.332cm" svg:y1="1.095cm" svg:x2="7.332cm" svg:y2="1.73cm"><text:p/></draw:line><draw:line text:anchor-type="paragraph" draw:z-index="86" draw:style-name="gr35" draw:text-style-name="P76" svg:x1="7.482cm" svg:y1="1.095cm" svg:x2="11.394cm" svg:y2="1.338cm"><text:p/></draw:line><draw:line text:anchor-type="paragraph" draw:z-index="87" draw:style-name="gr35" draw:text-style-name="P76" svg:x1="7.502cm" svg:y1="1.706cm" svg:x2="11.414cm" svg:y2="1.949cm"><text:p/></draw:line><draw:frame text:anchor-type="paragraph" draw:z-index="88" draw:style-name="gr48" draw:text-style-name="P79" svg:width="0.777cm" svg:height="0.618cm" svg:x="6.486cm" svg:y="1.706cm"><draw:text-box><text:p><text:span text:style-name="T36">2T</text:span><text:span text:style-name="T43">Vol</text:span></text:p></draw:text-box></draw:frame><draw:line text:anchor-type="paragraph" draw:z-index="89" draw:style-name="gr47" draw:text-style-name="P76" svg:x1="7.332cm" svg:y1="1.73cm" svg:x2="7.332cm" svg:y2="2.365cm"><text:p/></draw:line><draw:line text:anchor-type="paragraph" draw:z-index="90" draw:style-name="gr47" draw:text-style-name="P76" svg:x1="7.332cm" svg:y1="2.274cm" svg:x2="7.332cm" svg:y2="2.909cm"><text:p/></draw:line><draw:line text:anchor-type="paragraph" draw:z-index="91" draw:style-name="gr35" draw:text-style-name="P76" svg:x1="7.502cm" svg:y1="2.327cm" svg:x2="11.414cm" svg:y2="2.57cm"><text:p/></draw:line><draw:frame text:anchor-type="paragraph" draw:z-index="92" draw:style-name="gr49" draw:text-style-name="P78" svg:width="1.44cm" svg:height="0.352cm" svg:x="8.655cm" svg:y="0.827cm"><draw:text-box><text:p><text:span text:style-name="T35">reqInfo</text:span></text:p></draw:text-box></draw:frame><draw:frame text:anchor-type="paragraph" draw:z-index="93" draw:style-name="gr49" draw:text-style-name="P78" svg:width="1.44cm" svg:height="0.352cm" svg:x="8.655cm" svg:y="1.355cm"><draw:text-box><text:p><text:span text:style-name="T35">reqInfo</text:span></text:p></draw:text-box></draw:frame><draw:frame text:anchor-type="paragraph" draw:z-index="94" draw:style-name="gr50" draw:text-style-name="P78" svg:width="1.44cm" svg:height="0.329cm" svg:x="8.655cm" svg:y="1.998cm"><draw:text-box><text:p><text:span text:style-name="T35">reqInfo</text:span></text:p></draw:text-box></draw:frame><draw:line text:anchor-type="paragraph" draw:z-index="95" draw:style-name="gr35" draw:text-style-name="P76" svg:x1="7.502cm" svg:y1="2.985cm" svg:x2="11.414cm" svg:y2="3.228cm"><text:p/></draw:line><draw:line text:anchor-type="paragraph" draw:z-index="96" draw:style-name="gr35" draw:text-style-name="P76" svg:x1="7.489cm" svg:y1="3.646cm" svg:x2="11.401cm" svg:y2="3.889cm"><text:p/></draw:line><draw:line text:anchor-type="paragraph" draw:z-index="97" draw:style-name="gr35" draw:text-style-name="P76" svg:x1="7.489cm" svg:y1="4.221cm" svg:x2="11.401cm" svg:y2="4.464cm"><text:p/></draw:line><draw:line text:anchor-type="paragraph" draw:z-index="98" draw:style-name="gr47" draw:text-style-name="P76" svg:x1="7.332cm" svg:y1="3.064cm" svg:x2="7.332cm" svg:y2="3.699cm"><text:p/></draw:line><draw:line text:anchor-type="paragraph" draw:z-index="99" draw:style-name="gr47" draw:text-style-name="P76" svg:x1="7.332cm" svg:y1="3.59cm" svg:x2="7.332cm" svg:y2="4.225cm"><text:p/></draw:line><draw:frame text:anchor-type="paragraph" draw:z-index="100" draw:style-name="gr48" draw:text-style-name="P79" svg:width="0.777cm" svg:height="0.618cm" svg:x="6.556cm" svg:y="2.447cm"><draw:text-box><text:p><text:span text:style-name="T36">2T</text:span><text:span text:style-name="T43">Vol</text:span></text:p></draw:text-box></draw:frame><draw:frame text:anchor-type="paragraph" draw:z-index="101" draw:style-name="gr48" draw:text-style-name="P79" svg:width="0.777cm" svg:height="0.618cm" svg:x="6.556cm" svg:y="3.163cm"><draw:text-box><text:p><text:span text:style-name="T36">2T</text:span><text:span text:style-name="T43">Vol</text:span></text:p></draw:text-box></draw:frame><draw:frame text:anchor-type="paragraph" draw:z-index="102" draw:style-name="gr48" draw:text-style-name="P79" svg:width="0.777cm" svg:height="0.618cm" svg:x="6.486cm" svg:y="3.78cm"><draw:text-box><text:p><text:span text:style-name="T36">2T</text:span><text:span text:style-name="T43">Vol</text:span></text:p></draw:text-box></draw:frame><draw:frame text:anchor-type="paragraph" draw:z-index="103" draw:style-name="gr49" draw:text-style-name="P78" svg:width="1.44cm" svg:height="0.352cm" svg:x="8.555cm" svg:y="2.633cm"><draw:text-box><text:p><text:span text:style-name="T35">reqStatus</text:span></text:p></draw:text-box></draw:frame><draw:frame text:anchor-type="paragraph" draw:z-index="104" draw:style-name="gr49" draw:text-style-name="P78" svg:width="1.44cm" svg:height="0.352cm" svg:x="8.505cm" svg:y="3.39cm"><draw:text-box><text:p><text:span text:style-name="T35">reqStatus</text:span></text:p></draw:text-box></draw:frame><draw:frame text:anchor-type="paragraph" draw:z-index="105" draw:style-name="gr49" draw:text-style-name="P78" svg:width="1.44cm" svg:height="0.352cm" svg:x="8.521cm" svg:y="3.969cm"><draw:text-box><text:p><text:span text:style-name="T35">reqStatus</text:span></text:p></draw:text-box></draw:frame></text:p>
      <text:p text:style-name="P19"><draw:line text:anchor-type="paragraph" draw:z-index="48" draw:style-name="gr35" draw:text-style-name="P76" svg:x1="0.972cm" svg:y1="0.136cm" svg:x2="0.967cm" svg:y2="2.978cm"><text:p/></draw:line><draw:frame text:anchor-type="paragraph" draw:z-index="73" draw:style-name="gr44" draw:text-style-name="P78" svg:width="1.44cm" svg:height="0.352cm" svg:x="2.272cm" svg:y="0.233cm"><draw:text-box><text:p><text:span text:style-name="T35">reqInfo</text:span></text:p></draw:text-box></draw:frame></text:p>
      <text:p text:style-name="P19"><draw:g text:anchor-type="paragraph" draw:z-index="72" draw:style-name="gr4"><draw:frame draw:style-name="gr40" draw:text-style-name="P79" svg:width="1.119cm" svg:height="0.394cm" svg:x="0.023cm" svg:y="-0.074cm"><draw:text-box><text:p><text:span text:style-name="T36">&lt;2T</text:span><text:span text:style-name="T43">Vol</text:span></text:p></draw:text-box></draw:frame><draw:line draw:style-name="gr41" draw:text-style-name="P76" svg:x1="0.822cm" svg:y1="-0.074cm" svg:x2="0.822cm" svg:y2="0.415cm"><text:p/></draw:line><draw:line draw:style-name="gr42" draw:text-style-name="P76" svg:x1="0.972cm" svg:y1="-0.074cm" svg:x2="4.884cm" svg:y2="0.169cm"><text:p/></draw:line><draw:line draw:style-name="gr42" draw:text-style-name="P76" svg:x1="4.904cm" svg:y1="0.169cm" svg:x2="0.972cm" svg:y2="0.414cm"><text:p/></draw:line><draw:line draw:style-name="gr42" draw:text-style-name="P76" svg:x1="0.991cm" svg:y1="0.536cm" svg:x2="4.903cm" svg:y2="0.779cm"><text:p/></draw:line><draw:line draw:style-name="gr42" draw:text-style-name="P76" svg:x1="4.881cm" svg:y1="0.78cm" svg:x2="0.949cm" svg:y2="1.025cm"><text:p/></draw:line><draw:frame draw:style-name="gr43" draw:text-style-name="P79" svg:width="0.777cm" svg:height="0.618cm" svg:x="-0.025cm" svg:y="0.536cm"><draw:text-box><text:p><text:span text:style-name="T36">&lt;2T</text:span><text:span text:style-name="T43">Vol</text:span></text:p></draw:text-box></draw:frame><draw:line draw:style-name="gr41" draw:text-style-name="P76" svg:x1="0.838cm" svg:y1="0.561cm" svg:x2="0.838cm" svg:y2="1.05cm"><text:p/></draw:line></draw:g><draw:frame text:anchor-type="paragraph" draw:z-index="74" draw:style-name="gr44" draw:text-style-name="P78" svg:width="1.44cm" svg:height="0.352cm" svg:x="1.048cm" svg:y="0.064cm"><draw:text-box><text:p><text:span text:style-name="T35"><text:s text:c="3"/></text:span><text:span text:style-name="T35">Info</text:span></text:p></draw:text-box></draw:frame><draw:frame text:anchor-type="paragraph" draw:z-index="75" draw:style-name="gr44" draw:text-style-name="P78" svg:width="1.44cm" svg:height="0.352cm" svg:x="2.965cm" svg:y="0.323cm"><draw:text-box><text:p><text:span text:style-name="T35">reqStatus</text:span></text:p></draw:text-box></draw:frame><draw:rect text:anchor-type="paragraph" draw:z-index="77" draw:style-name="gr45" draw:text-style-name="P76" svg:width="0.281cm" svg:height="0.606cm" svg:x="4.884cm" svg:y="0.169cm"><text:p/></draw:rect></text:p>
      <text:p text:style-name="P19"><draw:frame text:anchor-type="paragraph" draw:z-index="76" draw:style-name="gr44" draw:text-style-name="P78" svg:width="1.44cm" svg:height="0.352cm" svg:x="1.231cm" svg:y="0.016cm"><draw:text-box><text:p><text:span text:style-name="T35">Ack</text:span></text:p></draw:text-box></draw:frame><draw:frame text:anchor-type="paragraph" draw:z-index="140" draw:style-name="gr55" draw:text-style-name="P86" svg:width="2.742cm" svg:height="1.433cm" svg:x="12.778cm" svg:y="0.079cm"><draw:text-box><text:p><text:span text:style-name="T1">Aucune activité côté SGw puisque aucun signal reçu</text:span></text:p></draw:text-box></draw:frame></text:p>
      <text:p text:style-name="P19"><draw:line text:anchor-type="paragraph" draw:z-index="138" draw:style-name="gr54" draw:text-style-name="P76" svg:x1="0.494cm" svg:y1="0.044cm" svg:x2="1.589cm" svg:y2="0.044cm"><text:p/></draw:line><draw:frame text:anchor-type="paragraph" draw:z-index="139" draw:style-name="gr44" draw:text-style-name="P78" svg:width="1.44cm" svg:height="0.352cm" svg:x="1.949cm" svg:y="-0.145cm"><draw:text-box><text:p><text:span text:style-name="T35">Go sleep</text:span></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draw:frame text:anchor-type="paragraph" draw:z-index="141" draw:style-name="gr56" draw:text-style-name="P84" svg:width="7.72cm" svg:height="0.879cm" svg:x="0.6cm" svg:y="0.208cm"><draw:text-box><text:p><text:span text:style-name="T40">Requête info arrive au Sgw mais pas de retours</text:span></text:p><text:p><text:span text:style-name="T41">3 tentatives ...</text:span></text:p></draw:text-box></draw:frame><text:soft-page-break/></text:p>
      <text:p text:style-name="P19"/>
      <text:p text:style-name="P19"><draw:rect text:anchor-type="paragraph" draw:z-index="106" draw:style-name="gr33" draw:text-style-name="P76" svg:width="1.758cm" svg:height="0.699cm" svg:x="1.266cm" svg:y="0.436cm"><text:p/></draw:rect><draw:frame text:anchor-type="paragraph" draw:z-index="107" draw:style-name="gr34" draw:text-style-name="P83" svg:width="1.287cm" svg:height="0.412cm" svg:x="1.623cm" svg:y="0.529cm"><draw:text-box><text:p><text:span text:style-name="T39">RmDv</text:span></text:p></draw:text-box></draw:frame><draw:line text:anchor-type="paragraph" draw:z-index="108" draw:style-name="gr35" draw:text-style-name="P76" svg:x1="2.06cm" svg:y1="1.134cm" svg:x2="2.058cm" svg:y2="5.588cm"><text:p/></draw:line><draw:rect text:anchor-type="paragraph" draw:z-index="109" draw:style-name="gr33" draw:text-style-name="P76" svg:width="1.758cm" svg:height="0.699cm" svg:x="5.179cm" svg:y="0.462cm"><text:p/></draw:rect><draw:frame text:anchor-type="paragraph" draw:z-index="110" draw:style-name="gr34" draw:text-style-name="P83" svg:width="1.287cm" svg:height="0.412cm" svg:x="5.535cm" svg:y="0.556cm"><draw:text-box><text:p><text:span text:style-name="T39">SGw</text:span></text:p></draw:text-box></draw:frame><draw:line text:anchor-type="paragraph" draw:z-index="111" draw:style-name="gr35" draw:text-style-name="P76" svg:x1="5.973cm" svg:y1="1.161cm" svg:x2="5.978cm" svg:y2="6.003cm"><text:p/></draw:line><draw:frame text:anchor-type="paragraph" draw:z-index="112" draw:style-name="gr46" draw:text-style-name="P79" svg:width="0.652cm" svg:height="0.394cm" svg:x="1.109cm" svg:y="1.436cm"><draw:text-box><text:p><text:span text:style-name="T36">2T</text:span><text:span text:style-name="T43">Vol</text:span></text:p></draw:text-box></draw:frame><draw:line text:anchor-type="paragraph" draw:z-index="113" draw:style-name="gr47" draw:text-style-name="P76" svg:x1="1.909cm" svg:y1="1.436cm" svg:x2="1.909cm" svg:y2="2.071cm"><text:p/></draw:line><draw:line text:anchor-type="paragraph" draw:z-index="114" draw:style-name="gr35" draw:text-style-name="P76" svg:x1="2.058cm" svg:y1="1.436cm" svg:x2="5.97cm" svg:y2="1.679cm"><text:p/></draw:line><draw:line text:anchor-type="paragraph" draw:z-index="115" draw:style-name="gr35" draw:text-style-name="P76" svg:x1="2.078cm" svg:y1="2.046cm" svg:x2="5.99cm" svg:y2="2.289cm"><text:p/></draw:line><draw:frame text:anchor-type="paragraph" draw:z-index="116" draw:style-name="gr48" draw:text-style-name="P79" svg:width="0.777cm" svg:height="0.618cm" svg:x="1.062cm" svg:y="2.046cm"><draw:text-box><text:p><text:span text:style-name="T36">2T</text:span><text:span text:style-name="T43">Vol</text:span></text:p></draw:text-box></draw:frame><draw:line text:anchor-type="paragraph" draw:z-index="117" draw:style-name="gr47" draw:text-style-name="P76" svg:x1="1.909cm" svg:y1="2.071cm" svg:x2="1.909cm" svg:y2="2.706cm"><text:p/></draw:line><draw:line text:anchor-type="paragraph" draw:z-index="118" draw:style-name="gr47" draw:text-style-name="P76" svg:x1="1.909cm" svg:y1="2.614cm" svg:x2="1.909cm" svg:y2="3.249cm"><text:p/></draw:line><draw:line text:anchor-type="paragraph" draw:z-index="119" draw:style-name="gr35" draw:text-style-name="P76" svg:x1="2.078cm" svg:y1="2.667cm" svg:x2="5.99cm" svg:y2="2.91cm"><text:p/></draw:line><draw:frame text:anchor-type="paragraph" draw:z-index="120" draw:style-name="gr49" draw:text-style-name="P78" svg:width="1.44cm" svg:height="0.352cm" svg:x="3.231cm" svg:y="1.168cm"><draw:text-box><text:p><text:span text:style-name="T35">reqInfo</text:span></text:p></draw:text-box></draw:frame><draw:frame text:anchor-type="paragraph" draw:z-index="121" draw:style-name="gr49" draw:text-style-name="P78" svg:width="1.44cm" svg:height="0.352cm" svg:x="3.231cm" svg:y="1.695cm"><draw:text-box><text:p><text:span text:style-name="T35">reqInfo</text:span></text:p></draw:text-box></draw:frame><draw:frame text:anchor-type="paragraph" draw:z-index="122" draw:style-name="gr50" draw:text-style-name="P78" svg:width="1.44cm" svg:height="0.329cm" svg:x="3.231cm" svg:y="2.339cm"><draw:text-box><text:p><text:span text:style-name="T35">reqInfo</text:span></text:p></draw:text-box></draw:frame><draw:line text:anchor-type="paragraph" draw:z-index="123" draw:style-name="gr35" draw:text-style-name="P76" svg:x1="2.078cm" svg:y1="3.325cm" svg:x2="5.99cm" svg:y2="3.568cm"><text:p/></draw:line><draw:line text:anchor-type="paragraph" draw:z-index="124" draw:style-name="gr35" draw:text-style-name="P76" svg:x1="2.066cm" svg:y1="3.986cm" svg:x2="5.978cm" svg:y2="4.229cm"><text:p/></draw:line><draw:line text:anchor-type="paragraph" draw:z-index="125" draw:style-name="gr35" draw:text-style-name="P76" svg:x1="2.066cm" svg:y1="4.561cm" svg:x2="5.978cm" svg:y2="4.804cm"><text:p/></draw:line><draw:line text:anchor-type="paragraph" draw:z-index="126" draw:style-name="gr47" draw:text-style-name="P76" svg:x1="1.909cm" svg:y1="3.404cm" svg:x2="1.909cm" svg:y2="4.039cm"><text:p/></draw:line><draw:line text:anchor-type="paragraph" draw:z-index="127" draw:style-name="gr47" draw:text-style-name="P76" svg:x1="1.909cm" svg:y1="3.93cm" svg:x2="1.909cm" svg:y2="4.565cm"><text:p/></draw:line><draw:frame text:anchor-type="paragraph" draw:z-index="128" draw:style-name="gr48" draw:text-style-name="P79" svg:width="0.777cm" svg:height="0.618cm" svg:x="1.132cm" svg:y="2.787cm"><draw:text-box><text:p><text:span text:style-name="T36">2T</text:span><text:span text:style-name="T43">Vol</text:span></text:p></draw:text-box></draw:frame><draw:frame text:anchor-type="paragraph" draw:z-index="129" draw:style-name="gr48" draw:text-style-name="P79" svg:width="0.777cm" svg:height="0.618cm" svg:x="1.132cm" svg:y="3.503cm"><draw:text-box><text:p><text:span text:style-name="T36">2T</text:span><text:span text:style-name="T43">Vol</text:span></text:p></draw:text-box></draw:frame><draw:frame text:anchor-type="paragraph" draw:z-index="130" draw:style-name="gr48" draw:text-style-name="P79" svg:width="0.777cm" svg:height="0.618cm" svg:x="1.062cm" svg:y="4.12cm"><draw:text-box><text:p><text:span text:style-name="T36">2T</text:span><text:span text:style-name="T43">Vol</text:span></text:p></draw:text-box></draw:frame><draw:line text:anchor-type="paragraph" draw:z-index="132" draw:style-name="gr47" draw:text-style-name="P76" svg:x1="6.507cm" svg:y1="1.697cm" svg:x2="6.523cm" svg:y2="5.523cm"><text:p/></draw:line><draw:line text:anchor-type="paragraph" draw:z-index="134" draw:style-name="gr53" draw:text-style-name="P76" svg:x1="6.078cm" svg:y1="5.489cm" svg:x2="7.285cm" svg:y2="5.489cm"><text:p/></draw:line><draw:frame text:anchor-type="paragraph" draw:z-index="135" draw:style-name="gr49" draw:text-style-name="P78" svg:width="1.44cm" svg:height="0.352cm" svg:x="3.131cm" svg:y="2.974cm"><draw:text-box><text:p><text:span text:style-name="T35">reqStatus</text:span></text:p></draw:text-box></draw:frame><draw:frame text:anchor-type="paragraph" draw:z-index="136" draw:style-name="gr49" draw:text-style-name="P78" svg:width="1.44cm" svg:height="0.352cm" svg:x="3.082cm" svg:y="3.731cm"><draw:text-box><text:p><text:span text:style-name="T35">reqStatus</text:span></text:p></draw:text-box></draw:frame><draw:frame text:anchor-type="paragraph" draw:z-index="137" draw:style-name="gr49" draw:text-style-name="P78" svg:width="1.44cm" svg:height="0.352cm" svg:x="3.097cm" svg:y="4.309cm"><draw:text-box><text:p><text:span text:style-name="T35">reqStatus</text:span></text:p></draw:text-box></draw:frame></text:p>
      <text:p text:style-name="P19"/>
      <text:p text:style-name="P19"><draw:line text:anchor-type="paragraph" draw:z-index="142" draw:style-name="gr35" draw:text-style-name="P76" svg:x1="5.857cm" svg:y1="0.379cm" svg:x2="4.576cm" svg:y2="0.497cm"><text:p/></draw:line><draw:rect text:anchor-type="paragraph" draw:z-index="131" draw:style-name="gr51" draw:text-style-name="P76" svg:width="0.322cm" svg:height="2.066cm" svg:x="5.971cm" svg:y="0.369cm"><text:p/></draw:rect><draw:line text:anchor-type="paragraph" draw:z-index="148" draw:style-name="gr53" draw:text-style-name="P76" svg:x1="5.978cm" svg:y1="0.387cm" svg:x2="9.781cm" svg:y2="0.369cm"><text:p/></draw:line><draw:frame text:anchor-type="paragraph" draw:z-index="147" draw:style-name="gr57" draw:text-style-name="P86" svg:width="6.427cm" svg:height="0.814cm" svg:x="10.188cm" svg:y="0.205cm"><draw:text-box><text:p><text:span text:style-name="T1">La SGw a détecté la requête et part dans son algorithme avec timeout</text:span></text:p></draw:text-box></draw:frame></text:p>
      <text:p text:style-name="P19"><draw:line text:anchor-type="paragraph" draw:z-index="143" draw:style-name="gr35" draw:text-style-name="P76" svg:x1="5.952cm" svg:y1="0.316cm" svg:x2="4.671cm" svg:y2="0.434cm"><text:p/></draw:line><draw:frame text:anchor-type="paragraph" draw:z-index="149" draw:style-name="gr58" draw:text-style-name="P86" svg:width="2.742cm" svg:height="1.338cm" svg:x="6.69cm" svg:y="0.122cm"><draw:text-box><text:p><text:span text:style-name="T1">La SGw renvoie une réponse à chaque requête ...</text:span></text:p></draw:text-box></draw:frame></text:p>
      <text:p text:style-name="P19"><draw:line text:anchor-type="paragraph" draw:z-index="144" draw:style-name="gr35" draw:text-style-name="P76" svg:x1="5.971cm" svg:y1="0.279cm" svg:x2="4.69cm" svg:y2="0.397cm"><text:p/></draw:line></text:p>
      <text:p text:style-name="P19"><draw:line text:anchor-type="paragraph" draw:z-index="146" draw:style-name="gr53" draw:text-style-name="P76" svg:x1="6.292cm" svg:y1="0.461cm" svg:x2="10.095cm" svg:y2="0.443cm"><text:p/></draw:line><draw:line text:anchor-type="paragraph" draw:z-index="145" draw:style-name="gr35" draw:text-style-name="P76" svg:x1="5.971cm" svg:y1="0.279cm" svg:x2="4.69cm" svg:y2="0.397cm"><text:p/></draw:line><draw:frame text:anchor-type="paragraph" draw:z-index="150" draw:style-name="gr59" draw:text-style-name="P86" svg:width="6.427cm" svg:height="1.22cm" svg:x="10.188cm" svg:y="0.205cm"><draw:text-box><text:p><text:span text:style-name="T1">La SGw a terminé puisqu'elle a reçu la requête status (pas la peine d'attendre d'autres tentatives...)</text:span></text:p></draw:text-box></draw:frame></text:p>
      <text:p text:style-name="P19"/>
      <text:p text:style-name="P19"/>
      <text:p text:style-name="P19"><draw:frame text:anchor-type="paragraph" draw:z-index="133" draw:style-name="gr52" draw:text-style-name="P79" svg:width="3.264cm" svg:height="0.786cm" svg:x="7.463cm" svg:y="0.028cm"><draw:text-box><text:p><text:span text:style-name="T36">2T</text:span><text:span text:style-name="T43">Vol </text:span><text:span text:style-name="T44">x TrialNb x Req Nb</text:span></text:p><text:p><text:span text:style-name="T44">= 2T</text:span><text:span text:style-name="T43">Vol </text:span><text:span text:style-name="T44">x 6</text:span></text:p></draw:text-box></draw:frame></text:p>
      <text:p text:style-name="P19"/>
      <text:p text:style-name="P19"/>
      <text:p text:style-name="P19"/>
      <text:h text:style-name="Heading_20_2" text:outline-level="2">La gestion de la chronologie des transactions</text:h>
      <text:p text:style-name="P19"/>
      <text:p text:style-name="P19">Comme le montre la figure 3, les échanges doivent être initiés toutes les 30mn. Pour ce faire, on propose de démarrer les transactions à 6h00 et de terminer à 23h. </text:p>
      <text:p text:style-name="P19"><text:span text:style-name="T25">NB</text:span> : prévoir un cas particulier pour le capteur de température externe.</text:p>
      <text:p text:style-name="P19">C'est le <text:span text:style-name="T2">RmDv</text:span> qui initie chaque échange. Mais c'est le <text:span text:style-name="T2">SGw</text:span> qui anticipe chacune des dates. Pour ce faire on va utiliser un grand tableau qui va contenir de multiples éléments (38 lignes) :</text:p>
      <text:p text:style-name="P19"/>
      <table:table table:name="Tableau16" table:style-name="Tableau16">
        <table:table-column table:style-name="Tableau16.A"/>
        <table:table-column table:style-name="Tableau16.B"/>
        <table:table-column table:style-name="Tableau16.C" table:number-columns-repeated="16"/>
        <table:table-row>
          <table:table-cell table:style-name="Tableau16.A1" office:value-type="string">
            <text:p text:style-name="P56">N°</text:p>
          </table:table-cell>
          <table:table-cell table:style-name="Tableau16.A1" office:value-type="string">
            <text:p text:style-name="P56">Desired <text:s text:c="11"/>Stamp </text:p>
          </table:table-cell>
          <table:table-cell table:style-name="Tableau16.A1" office:value-type="string">
            <text:p text:style-name="P55">Salon Stamp</text:p>
          </table:table-cell>
          <table:table-cell table:style-name="Tableau16.A1" office:value-type="string">
            <text:p text:style-name="P55">Salon StampGap</text:p>
          </table:table-cell>
          <table:table-cell table:style-name="Tableau16.A1" office:value-type="string">
            <text:p text:style-name="P55">Salon </text:p>
            <text:p text:style-name="P55">Mssg</text:p>
            <text:p text:style-name="P55">On</text:p>
            <text:p text:style-name="P55">Time</text:p>
          </table:table-cell>
          <table:table-cell table:style-name="Tableau16.A1" office:value-type="string">
            <text:p text:style-name="P55">Salon Statut</text:p>
          </table:table-cell>
          <table:table-cell table:style-name="Tableau16.A1" office:value-type="string">
            <text:p text:style-name="P57">SaM</text:p>
            <text:p text:style-name="P57">Stamp</text:p>
          </table:table-cell>
          <table:table-cell table:style-name="Tableau16.A1" office:value-type="string">
            <text:p text:style-name="P57">SaM StampGap</text:p>
          </table:table-cell>
          <table:table-cell table:style-name="Tableau16.A1" office:value-type="string">
            <text:p text:style-name="P57">SaM recu</text:p>
          </table:table-cell>
          <table:table-cell table:style-name="Tableau16.A1" office:value-type="string">
            <text:p text:style-name="P57">SaM Statut</text:p>
          </table:table-cell>
          <table:table-cell table:style-name="Tableau16.A1" office:value-type="string">
            <text:p text:style-name="P58">EntreeStamp</text:p>
          </table:table-cell>
          <table:table-cell table:style-name="Tableau16.A1" office:value-type="string">
            <text:p text:style-name="P58">Entree StampGap</text:p>
          </table:table-cell>
          <table:table-cell table:style-name="Tableau16.A1" office:value-type="string">
            <text:p text:style-name="P58">Entreerecu</text:p>
          </table:table-cell>
          <table:table-cell table:style-name="Tableau16.A1" office:value-type="string">
            <text:p text:style-name="P58">EntreeStatut</text:p>
          </table:table-cell>
          <table:table-cell table:style-name="Tableau16.A1" office:value-type="string">
            <text:p text:style-name="P59">Couloir Stamp</text:p>
          </table:table-cell>
          <table:table-cell table:style-name="Tableau16.A1" office:value-type="string">
            <text:p text:style-name="P59">Couloir Stamp</text:p>
            <text:p text:style-name="P59">Gap</text:p>
          </table:table-cell>
          <table:table-cell table:style-name="Tableau16.A1" office:value-type="string">
            <text:p text:style-name="P59">Couloir recu</text:p>
          </table:table-cell>
          <table:table-cell table:style-name="Tableau16.R1" office:value-type="string">
            <text:p text:style-name="P59">Couloir Statut</text:p>
          </table:table-cell>
        </table:table-row>
        <table:table-row>
          <table:table-cell table:style-name="Tableau16.A2" office:value-type="float" office:value="0">
            <text:p text:style-name="P46">0</text:p>
          </table:table-cell>
          <table:table-cell table:style-name="Tableau16.B2" office:value-type="string">
            <text:p text:style-name="P45">6h00</text:p>
          </table:table-cell>
          <table:table-cell table:style-name="Tableau16.B2" office:value-type="string">
            <text:p text:style-name="P45"/>
          </table:table-cell>
          <table:table-cell table:style-name="Tableau16.B2" office:value-type="string">
            <text:p text:style-name="P45">Int </text:p>
          </table:table-cell>
          <table:table-cell table:style-name="Tableau16.B2" office:value-type="string">
            <text:p text:style-name="P45">char</text:p>
          </table:table-cell>
          <table:table-cell table:style-name="Tableau16.B2" office:value-type="string">
            <text:p text:style-name="P45">char</text:p>
          </table:table-cell>
          <table:table-cell table:style-name="Tableau16.B2" office:value-type="string">
            <text:p text:style-name="P45"/>
          </table:table-cell>
          <table:table-cell table:style-name="Tableau16.B2" office:value-type="string">
            <text:p text:style-name="P45">Int </text:p>
          </table:table-cell>
          <table:table-cell table:style-name="Tableau16.B2" office:value-type="string">
            <text:p text:style-name="P45">char</text:p>
          </table:table-cell>
          <table:table-cell table:style-name="Tableau16.B2" office:value-type="string">
            <text:p text:style-name="P45">char</text:p>
          </table:table-cell>
          <table:table-cell table:style-name="Tableau16.B2" office:value-type="string">
            <text:p text:style-name="P45"/>
          </table:table-cell>
          <table:table-cell table:style-name="Tableau16.B2" office:value-type="string">
            <text:p text:style-name="P45">Int </text:p>
          </table:table-cell>
          <table:table-cell table:style-name="Tableau16.B2" office:value-type="string">
            <text:p text:style-name="P45">char</text:p>
          </table:table-cell>
          <table:table-cell table:style-name="Tableau16.B2" office:value-type="string">
            <text:p text:style-name="P45">char</text:p>
          </table:table-cell>
          <table:table-cell table:style-name="Tableau16.B2" office:value-type="string">
            <text:p text:style-name="P45"/>
          </table:table-cell>
          <table:table-cell table:style-name="Tableau16.B2" office:value-type="string">
            <text:p text:style-name="P45">Int </text:p>
          </table:table-cell>
          <table:table-cell table:style-name="Tableau16.B2" office:value-type="string">
            <text:p text:style-name="P45">char</text:p>
          </table:table-cell>
          <table:table-cell table:style-name="Tableau16.R2" office:value-type="string">
            <text:p text:style-name="P45">char</text:p>
          </table:table-cell>
        </table:table-row>
        <table:table-row>
          <table:table-cell table:style-name="Tableau16.A2" office:value-type="float" office:value="1">
            <text:p text:style-name="P46">1</text:p>
          </table:table-cell>
          <table:table-cell table:style-name="Tableau16.B2" office:value-type="string">
            <text:p text:style-name="P45">6h30</text:p>
          </table:table-cell>
          <table:table-cell table:style-name="Tableau16.B2" office:value-type="string">
            <text:p text:style-name="P45"/>
          </table:table-cell>
          <table:table-cell table:style-name="Tableau16.B2" office:value-type="string">
            <text:p text:style-name="P45"/>
          </table:table-cell>
          <table:table-cell table:style-name="Tableau16.A2" office:value-type="float" office:value="1">
            <text:p text:style-name="P45">1</text:p>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R2" office:value-type="string">
            <text:p text:style-name="P45"/>
          </table:table-cell>
        </table:table-row>
        <table:table-row>
          <table:table-cell table:style-name="Tableau16.A2" office:value-type="float" office:value="2">
            <text:p text:style-name="P46">2</text:p>
          </table:table-cell>
          <table:table-cell table:style-name="Tableau16.B2" office:value-type="string">
            <text:p text:style-name="P45">7h00</text:p>
          </table:table-cell>
          <table:table-cell table:style-name="Tableau16.B2" office:value-type="string">
            <text:p text:style-name="P45"/>
          </table:table-cell>
          <table:table-cell table:style-name="Tableau16.B2" office:value-type="string">
            <text:p text:style-name="P45"/>
          </table:table-cell>
          <table:table-cell table:style-name="Tableau16.A2" office:value-type="float" office:value="-1">
            <text:p text:style-name="P45">-1</text:p>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R2" office:value-type="string">
            <text:p text:style-name="P45"/>
          </table:table-cell>
        </table:table-row>
        <table:table-row>
          <table:table-cell table:style-name="Tableau16.A2" office:value-type="float" office:value="3">
            <text:p text:style-name="P46">3</text:p>
          </table:table-cell>
          <table:table-cell table:style-name="Tableau16.B2" office:value-type="string">
            <text:p text:style-name="P45">7h30</text:p>
          </table:table-cell>
          <table:table-cell table:style-name="Tableau16.B2" office:value-type="string">
            <text:p text:style-name="P45"/>
          </table:table-cell>
          <table:table-cell table:style-name="Tableau16.B2" office:value-type="string">
            <text:p text:style-name="P45"/>
          </table:table-cell>
          <table:table-cell table:style-name="Tableau16.A2" office:value-type="float" office:value="0">
            <text:p text:style-name="P45">0</text:p>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R2" office:value-type="string">
            <text:p text:style-name="P45"/>
          </table:table-cell>
        </table:table-row>
        <table:table-row>
          <table:table-cell table:style-name="Tableau16.B2" office:value-type="string">
            <text:p text:style-name="P46">...</text:p>
          </table:table-cell>
          <table:table-cell table:style-name="Tableau16.B2" office:value-type="string">
            <text:p text:style-name="P45">...</text:p>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R2" office:value-type="string">
            <text:p text:style-name="P45"/>
          </table:table-cell>
        </table:table-row>
        <table:table-row>
          <table:table-cell table:style-name="Tableau16.B2" office:value-type="string">
            <text:p text:style-name="P46">n</text:p>
          </table:table-cell>
          <table:table-cell table:style-name="Tableau16.B2" office:value-type="string">
            <text:p text:style-name="P45">23h00</text:p>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B2" office:value-type="string">
            <text:p text:style-name="P45"/>
          </table:table-cell>
          <table:table-cell table:style-name="Tableau16.R2" office:value-type="string">
            <text:p text:style-name="P45"/>
          </table:table-cell>
        </table:table-row>
        <table:table-row>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B2" office:value-type="string">
            <text:p text:style-name="P46"/>
          </table:table-cell>
          <table:table-cell table:style-name="Tableau16.R2" office:value-type="string">
            <text:p text:style-name="P46"/>
          </table:table-cell>
        </table:table-row>
      </table:table>
      <text:p text:style-name="P19"/>
      <text:p text:style-name="P19"><text:span text:style-name="T2">Transaction_Tab[38]</text:span> contenant des structures <text:span text:style-name="T2">Transaction</text:span>. </text:p>
      <text:p text:style-name="P19">Chaque transaction porte un numéro de transaction, de 0 à 38, <text:span text:style-name="T2">TransactionIdx</text:span>.</text:p>
      <text:p text:style-name="P19">Enfin, un index temps réel, RealTimeIndex défile de 0 à 38 et s'incrémente toutes les 30mn avec un décalage de 15mn.</text:p>
      <text:p text:style-name="P15"><text:soft-page-break/>Logique adoptée</text:p>
      <text:p text:style-name="P19"/>
      <text:p text:style-name="P19">La variable <text:span text:style-name="T2">RealTimeIndex</text:span> évolue dans le temps. Elle est homogène au rang du tableau précédent. Cette évolution dynamique se fait avec 15mn de décalage avec les horaires du tableau :</text:p>
      <text:p text:style-name="P19"><draw:frame text:anchor-type="paragraph" draw:z-index="164" draw:style-name="gr67" draw:text-style-name="P78" svg:width="2.154cm" svg:height="0.655cm" svg:x="4.424cm" svg:y="0.161cm"><draw:text-box><text:p text:style-name="P78"><text:span text:style-name="T35">RealTime</text:span></text:p><text:p text:style-name="P78"><text:span text:style-name="T35"><text:s/></text:span><text:span text:style-name="T35">Index</text:span></text:p></draw:text-box></draw:frame></text:p>
      <text:p text:style-name="P19"><draw:rect text:anchor-type="paragraph" draw:z-index="167" draw:style-name="gr68" draw:text-style-name="P76" svg:width="0.745cm" svg:height="1.022cm" svg:x="4.618cm" svg:y="3.341cm"><text:p/></draw:rect><draw:frame text:anchor-type="paragraph" draw:z-index="168" draw:style-name="gr69" draw:text-style-name="P88" svg:width="0.334cm" svg:height="0.329cm" svg:x="4.874cm" svg:y="3.69cm"><draw:text-box><text:p><text:span text:style-name="T47">i</text:span></text:p></draw:text-box></draw:frame><draw:rect text:anchor-type="paragraph" draw:z-index="160" draw:style-name="gr66" draw:text-style-name="P76" svg:width="0.745cm" svg:height="1.022cm" svg:x="4.618cm" svg:y="0.277cm"><text:p/></draw:rect><draw:frame text:anchor-type="paragraph" draw:z-index="161" draw:style-name="gr64" draw:text-style-name="P88" svg:width="0.334cm" svg:height="0.329cm" svg:x="4.874cm" svg:y="0.626cm"><draw:text-box><text:p><text:span text:style-name="T47">0</text:span></text:p></draw:text-box></draw:frame><draw:rect text:anchor-type="paragraph" draw:z-index="162" draw:style-name="gr66" draw:text-style-name="P76" svg:width="0.745cm" svg:height="1.022cm" svg:x="4.618cm" svg:y="1.298cm"><text:p/></draw:rect><draw:frame text:anchor-type="paragraph" draw:z-index="163" draw:style-name="gr64" draw:text-style-name="P88" svg:width="0.334cm" svg:height="0.329cm" svg:x="4.874cm" svg:y="1.647cm"><draw:text-box><text:p><text:span text:style-name="T47">1</text:span></text:p></draw:text-box></draw:frame><draw:rect text:anchor-type="paragraph" draw:z-index="165" draw:style-name="gr66" draw:text-style-name="P76" svg:width="0.745cm" svg:height="1.022cm" svg:x="4.618cm" svg:y="2.32cm"><text:p/></draw:rect><draw:frame text:anchor-type="paragraph" draw:z-index="166" draw:style-name="gr64" draw:text-style-name="P88" svg:width="0.334cm" svg:height="0.329cm" svg:x="4.874cm" svg:y="2.669cm"><draw:text-box><text:p><text:span text:style-name="T47">2</text:span></text:p></draw:text-box></draw:frame><draw:rect text:anchor-type="paragraph" draw:z-index="169" draw:style-name="gr66" draw:text-style-name="P76" svg:width="0.745cm" svg:height="1.022cm" svg:x="4.618cm" svg:y="4.362cm"><text:p/></draw:rect><draw:frame text:anchor-type="paragraph" draw:z-index="170" draw:style-name="gr64" draw:text-style-name="P88" svg:width="0.334cm" svg:height="0.329cm" svg:x="4.874cm" svg:y="4.711cm"><draw:text-box><text:p><text:span text:style-name="T47">n</text:span></text:p></draw:text-box></draw:frame></text:p>
      <text:p text:style-name="P19"><draw:line text:anchor-type="paragraph" draw:z-index="157" draw:style-name="gr65" draw:text-style-name="P76" svg:x1="6.48cm" svg:y1="0.125cm" svg:x2="5.362cm" svg:y2="0.125cm"><text:p/></draw:line><draw:frame text:anchor-type="paragraph" draw:z-index="156" draw:style-name="gr64" draw:text-style-name="P79" svg:width="1.371cm" svg:height="0.329cm" svg:x="6.638cm" svg:y="0.009cm"><draw:text-box><text:p><text:span text:style-name="T36">6h00</text:span></text:p></draw:text-box></draw:frame></text:p>
      <text:p text:style-name="P19"><draw:frame text:anchor-type="paragraph" draw:z-index="158" draw:style-name="gr64" draw:text-style-name="P79" svg:width="1.371cm" svg:height="0.329cm" svg:x="6.657cm" svg:y="0.344cm"><draw:text-box><text:p><text:span text:style-name="T36">6h30</text:span></text:p></draw:text-box></draw:frame></text:p>
      <text:p text:style-name="P19"><draw:line text:anchor-type="paragraph" draw:z-index="159" draw:style-name="gr65" draw:text-style-name="P76" svg:x1="6.283cm" svg:y1="-0.208cm" svg:x2="5.362cm" svg:y2="-0.208cm"><text:p/></draw:line></text:p>
      <text:p text:style-name="P19"><draw:line text:anchor-type="paragraph" draw:z-index="171" draw:style-name="gr65" draw:text-style-name="P76" svg:x1="6.364cm" svg:y1="0.155cm" svg:x2="5.443cm" svg:y2="0.155cm"><text:p/></draw:line><draw:frame text:anchor-type="paragraph" draw:z-index="155" draw:style-name="gr63" draw:text-style-name="P79" svg:width="1.724cm" svg:height="0.514cm" svg:x="6.735cm" svg:y="-0.016cm"><draw:text-box><text:p><text:span text:style-name="T36">7h00</text:span></text:p></draw:text-box></draw:frame></text:p>
      <text:p text:style-name="P19"><draw:frame text:anchor-type="paragraph" draw:z-index="173" draw:style-name="gr63" draw:text-style-name="P79" svg:width="1.724cm" svg:height="0.514cm" svg:x="6.892cm" svg:y="0.236cm"><draw:text-box><text:p><text:span text:style-name="T36">... h ..</text:span></text:p></draw:text-box></draw:frame></text:p>
      <text:p text:style-name="P19"><draw:line text:anchor-type="paragraph" draw:z-index="172" draw:style-name="gr65" draw:text-style-name="P76" svg:x1="6.283cm" svg:y1="-0.079cm" svg:x2="5.362cm" svg:y2="-0.079cm"><text:p/></draw:line></text:p>
      <text:p text:style-name="P19"><draw:line text:anchor-type="paragraph" draw:z-index="176" draw:style-name="gr65" draw:text-style-name="P76" svg:x1="6.4cm" svg:y1="0.182cm" svg:x2="5.479cm" svg:y2="0.182cm"><text:p/></draw:line><draw:frame text:anchor-type="paragraph" draw:z-index="177" draw:style-name="gr63" draw:text-style-name="P79" svg:width="1.724cm" svg:height="0.514cm" svg:x="6.892cm" svg:y="-0.187cm"><draw:text-box><text:p><text:span text:style-name="T36">... h ..</text:span></text:p></draw:text-box></draw:frame></text:p>
      <text:p text:style-name="P19"/>
      <text:p text:style-name="P19">La variable <text:span text:style-name="T2">RealTimeIndex</text:span> est incrémentée toutes les 30 mn (avance 15mn). </text:p>
      <text:p text:style-name="P13">A la réception d'une transaction, il est possible de consulter la structure <text:span text:style-name="T2">Transaction_Tab[ TransactionIdx] </text:span>et d'en déduire les informations d'avance ou de retard. Cela permet par la suite de pouvoir calculer le prochain intervalle d'échange, ou de savoir s'il y a une erreur (par exemple une transaction manquée).</text:p>
      <text:p text:style-name="P13"/>
      <text:h text:style-name="P66" text:outline-level="3">Cas idéal :</text:h>
      <text:p text:style-name="P19"><text:span text:style-name="T8">Il y a égalité. Cela veut dire que le </text:span><text:span text:style-name="T2">RmDv</text:span><text:span text:style-name="T8"> « est à l'heure » : le programme vient lire l'heure d'arrivée prévue préenregistrée à l'index égal reçu, </text:span><text:span text:style-name="T2">TransactionIdx</text:span><text:span text:style-name="T8">. Si l'écart est compris dans la fenêtre de +/-15mn alors le </text:span><text:span text:style-name="T2">RmDv</text:span><text:span text:style-name="T8"> est « est à l'heure » .</text:span></text:p>
      <text:p text:style-name="P19"><text:span text:style-name="T8">La consultation du tableau correspondant à l'index va permettre de déterminer le nouveau délai d'échange à envoyer au </text:span><text:span text:style-name="T2">RmDv</text:span><text:span text:style-name="T8">. Par ailleurs, on va mémoriser :</text:span></text:p>
      <text:list xml:id="list3747601550215269454" text:style-name="L6">
        <text:list-item>
          <text:p text:style-name="P72"><text:span text:style-name="T8">la date d'arrivée du message (</text:span><text:span text:style-name="T2">SalonStamp</text:span><text:span text:style-name="T8">),</text:span></text:p>
        </text:list-item>
        <text:list-item>
          <text:p text:style-name="P72"><text:span text:style-name="T8">l'écart qu'il y a eu (</text:span><text:span text:style-name="T2">SalonStampGap</text:span><text:span text:style-name="T8">) : <text:s/></text:span><text:span text:style-name="T2">SalonStampGap = <text:s/>SalonStamp – DesiredStamp. </text:span>La valeur sera comprise entre -15mn et +15mn.</text:p>
        </text:list-item>
        <text:list-item>
          <text:p text:style-name="P72">Champ qui indique que la transaction est à l'heure <text:span text:style-name="T2">SalonMssgOnTime</text:span> = 1,</text:p>
        </text:list-item>
        <text:list-item>
          <text:p text:style-name="P72">remplissage du champ statut de l'échange (voir fig 9)</text:p>
        </text:list-item>
      </text:list>
      <text:p text:style-name="P19"/>
      <text:p text:style-name="P19"/>
      <text:p text:style-name="P19"/>
      <text:p text:style-name="P19"/>
      <text:p text:style-name="P19"/>
      <text:p text:style-name="P19"/>
      <text:p text:style-name="P19"/>
      <text:p text:style-name="P19"><draw:g text:anchor-type="paragraph" draw:z-index="174" draw:style-name="gr70"><draw:rect draw:style-name="gr71" draw:text-style-name="P76" svg:width="2.117cm" svg:height="0.205cm" svg:x="2.058cm" svg:y="2.999cm"><text:p/></draw:rect><draw:rect draw:style-name="gr72" draw:text-style-name="P76" svg:width="2.117cm" svg:height="0.17cm" svg:x="2.058cm" svg:y="1.741cm"><text:p/></draw:rect><draw:frame draw:style-name="gr73" draw:text-style-name="P79" svg:width="1.371cm" svg:height="0.329cm" svg:x="4.628cm" svg:y="0.773cm"><draw:text-box><text:p><text:span text:style-name="T36">6h00</text:span></text:p></draw:text-box></draw:frame><draw:line draw:style-name="gr5" draw:text-style-name="P76" svg:x1="4.489cm" svg:y1="0.889cm" svg:x2="3.803cm" svg:y2="0.889cm"><text:p/></draw:line><draw:frame draw:style-name="gr73" draw:text-style-name="P79" svg:width="1.371cm" svg:height="0.329cm" svg:x="4.568cm" svg:y="1.744cm"><draw:text-box><text:p><text:span text:style-name="T36">6h30</text:span></text:p></draw:text-box></draw:frame><draw:line draw:style-name="gr5" draw:text-style-name="P76" svg:x1="4.392cm" svg:y1="1.91cm" svg:x2="3.803cm" svg:y2="1.91cm"><text:p/></draw:line><draw:rect draw:style-name="gr74" draw:text-style-name="P76" svg:width="0.745cm" svg:height="1.022cm" svg:x="3.058cm" svg:y="0.441cm"><text:p/></draw:rect><draw:frame draw:style-name="gr73" draw:text-style-name="P88" svg:width="0.334cm" svg:height="0.329cm" svg:x="3.314cm" svg:y="0.751cm"><draw:text-box><text:p><text:span text:style-name="T47">0</text:span></text:p></draw:text-box></draw:frame><draw:rect draw:style-name="gr74" draw:text-style-name="P76" svg:width="0.745cm" svg:height="1.022cm" svg:x="3.058cm" svg:y="1.462cm"><text:p/></draw:rect><draw:frame draw:style-name="gr75" draw:text-style-name="P78" svg:width="2.154cm" svg:height="0.655cm" svg:x="0.61cm" svg:y="-0.157cm"><draw:text-box><text:p text:style-name="P78"><text:span text:style-name="T35">Transaction</text:span></text:p><text:p text:style-name="P78"><text:span text:style-name="T35"><text:s/></text:span><text:span text:style-name="T35">Index</text:span></text:p></draw:text-box></draw:frame><draw:rect draw:style-name="gr74" draw:text-style-name="P76" svg:width="0.745cm" svg:height="1.022cm" svg:x="3.058cm" svg:y="2.484cm"><text:p/></draw:rect><draw:frame draw:style-name="gr73" draw:text-style-name="P88" svg:width="0.334cm" svg:height="0.329cm" svg:x="3.314cm" svg:y="2.833cm"><draw:text-box><text:p><text:span text:style-name="T47">2</text:span></text:p></draw:text-box></draw:frame><draw:rect draw:style-name="gr76" draw:text-style-name="P76" svg:width="0.745cm" svg:height="1.022cm" svg:x="3.058cm" svg:y="3.505cm"><text:p/></draw:rect><draw:rect draw:style-name="gr74" draw:text-style-name="P76" svg:width="0.745cm" svg:height="1.022cm" svg:x="3.058cm" svg:y="4.526cm"><text:p/></draw:rect><draw:rect draw:style-name="gr77" draw:text-style-name="P76" svg:width="0.745cm" svg:height="0.281cm" svg:x="3.058cm" svg:y="4.895cm"><text:p text:style-name="P76">n</text:p></draw:rect><draw:frame draw:style-name="gr73" draw:text-style-name="P88" svg:width="0.334cm" svg:height="0.329cm" svg:x="3.333cm" svg:y="1.796cm"><draw:text-box><text:p><text:span text:style-name="T47">1</text:span></text:p></draw:text-box></draw:frame><draw:frame draw:style-name="gr73" draw:text-style-name="P79" svg:width="0.911cm" svg:height="0.329cm" svg:x="4.586cm" svg:y="4.861cm"><draw:text-box><text:p><text:span text:style-name="T36">.. h ..</text:span></text:p></draw:text-box></draw:frame><draw:line draw:style-name="gr5" draw:text-style-name="P76" svg:x1="4.489cm" svg:y1="5.018cm" svg:x2="3.803cm" svg:y2="5.018cm"><text:p/></draw:line><draw:frame draw:style-name="gr73" draw:text-style-name="P79" svg:width="1.371cm" svg:height="0.329cm" svg:x="4.568cm" svg:y="2.833cm"><draw:text-box><text:p><text:span text:style-name="T36">7h00</text:span></text:p></draw:text-box></draw:frame><draw:line draw:style-name="gr5" draw:text-style-name="P76" svg:x1="4.392cm" svg:y1="2.999cm" svg:x2="3.803cm" svg:y2="2.999cm"><text:p/></draw:line><draw:line draw:style-name="gr10" draw:text-style-name="P76" svg:x1="1.804cm" svg:y1="0.898cm" svg:x2="3.058cm" svg:y2="0.917cm"><text:p/></draw:line><draw:line draw:style-name="gr10" draw:text-style-name="P76" svg:x1="1.804cm" svg:y1="1.722cm" svg:x2="3.058cm" svg:y2="1.741cm"><text:p/></draw:line><draw:line draw:style-name="gr10" draw:text-style-name="P76" svg:x1="1.804cm" svg:y1="3.203cm" svg:x2="3.058cm" svg:y2="3.222cm"><text:p/></draw:line><draw:line draw:style-name="gr10" draw:text-style-name="P76" svg:x1="1.804cm" svg:y1="5.027cm" svg:x2="3.058cm" svg:y2="5.046cm"><text:p/></draw:line><draw:frame draw:style-name="gr73" draw:text-style-name="P88" svg:width="0.334cm" svg:height="0.329cm" svg:x="1.393cm" svg:y="0.751cm"><draw:text-box><text:p><text:span text:style-name="T47">0</text:span></text:p></draw:text-box></draw:frame><draw:frame draw:style-name="gr73" draw:text-style-name="P88" svg:width="0.334cm" svg:height="0.329cm" svg:x="1.335cm" svg:y="1.566cm"><draw:text-box><text:p><text:span text:style-name="T47">1</text:span></text:p></draw:text-box></draw:frame><draw:frame draw:style-name="gr73" draw:text-style-name="P88" svg:width="0.334cm" svg:height="0.329cm" svg:x="1.413cm" svg:y="2.997cm"><draw:text-box><text:p><text:span text:style-name="T47">2</text:span></text:p></draw:text-box></draw:frame><draw:frame draw:style-name="gr73" draw:text-style-name="P88" svg:width="0.334cm" svg:height="0.329cm" svg:x="1.413cm" svg:y="4.842cm"><draw:text-box><text:p><text:span text:style-name="T47">n</text:span></text:p></draw:text-box></draw:frame></draw:g><text:soft-page-break/>Ici le <text:span text:style-name="T2">RmDv</text:span> est à l'heure dans chacun des cas. <text:s/>Il est rigoureusement à l'heure pour la transaction 0 et n, il est avance pour la transaction 1 et en retard pour la transaction 2.</text:p>
      <text:p text:style-name="P19"/>
      <text:p text:style-name="P19"/>
      <text:p text:style-name="P19"/>
      <text:p text:style-name="P19"/>
      <text:p text:style-name="P19"/>
      <text:p text:style-name="P19"/>
      <text:p text:style-name="P19"/>
      <text:h text:style-name="Heading_20_3" text:outline-level="3">Cas anormal</text:h>
      <text:p text:style-name="P19">Si le <text:span text:style-name="T2">RmDv</text:span> n'est <text:span text:style-name="T2">« pas à l'heure »</text:span>, cela se produit si l'écart mesuré est au delà de +/-15mn : <text:span text:style-name="T8">le programme vient lire l'heure d'arrivée prévue préenregistrée à l'index reçu, </text:span><text:span text:style-name="T2">TransactionIdx.</text:span><text:span text:style-name="T8"> Si l'écart est hors de <text:s/>la fenêtre de +/-15mn alors le </text:span><text:span text:style-name="T2">RmDv</text:span><text:span text:style-name="T8"> n'est « est à l'heure » . Le champ </text:span><text:span text:style-name="T2">SalonMssgOnTime</text:span><text:span text:style-name="T8"> =-1.</text:span></text:p>
      <text:p text:style-name="P67"><text:s/>on va mémoriser :</text:p>
      <text:list xml:id="list39375986" text:continue-numbering="true" text:style-name="L6">
        <text:list-item>
          <text:p text:style-name="P72"><text:span text:style-name="T8">la date d'arrivée du message (</text:span><text:span text:style-name="T2">SalonStamp</text:span><text:span text:style-name="T8">),</text:span></text:p>
        </text:list-item>
        <text:list-item>
          <text:p text:style-name="P72"><text:span text:style-name="T8">l'écart qu'il y a eu (</text:span><text:span text:style-name="T2">SalonStampGap</text:span><text:span text:style-name="T8">) : <text:s/></text:span><text:span text:style-name="T2">SalonStampGap = <text:s/>SalonStamp – DesiredStamp. </text:span>La valeur sera comprise entre -15mn et +15mn.</text:p>
        </text:list-item>
        <text:list-item>
          <text:p text:style-name="P72">Champ qui indique que la transaction n'est pas à l'heure <text:span text:style-name="T2">SalonMssgOnTime </text:span>= -1,</text:p>
        </text:list-item>
        <text:list-item>
          <text:p text:style-name="P72">remplissage du champ statut de l'échange (voir fig 9)</text:p>
        </text:list-item>
      </text:list>
      <text:p text:style-name="P19"/>
      <text:p text:style-name="P19"><draw:g text:anchor-type="paragraph" draw:z-index="175" draw:style-name="gr70"><draw:rect draw:style-name="gr71" draw:text-style-name="P76" svg:width="2.117cm" svg:height="0.205cm" svg:x="2.46cm" svg:y="3.532cm"><text:p/></draw:rect><draw:frame draw:style-name="gr73" draw:text-style-name="P79" svg:width="1.371cm" svg:height="0.329cm" svg:x="5.03cm" svg:y="1.306cm"><draw:text-box><text:p><text:span text:style-name="T36">6h00</text:span></text:p></draw:text-box></draw:frame><draw:line draw:style-name="gr5" draw:text-style-name="P76" svg:x1="4.891cm" svg:y1="1.422cm" svg:x2="4.205cm" svg:y2="1.422cm"><text:p/></draw:line><draw:frame draw:style-name="gr73" draw:text-style-name="P79" svg:width="1.371cm" svg:height="0.329cm" svg:x="4.97cm" svg:y="2.277cm"><draw:text-box><text:p><text:span text:style-name="T36">6h30</text:span></text:p></draw:text-box></draw:frame><draw:line draw:style-name="gr5" draw:text-style-name="P76" svg:x1="4.794cm" svg:y1="2.443cm" svg:x2="4.205cm" svg:y2="2.443cm"><text:p/></draw:line><draw:rect draw:style-name="gr74" draw:text-style-name="P76" svg:width="0.745cm" svg:height="1.022cm" svg:x="3.46cm" svg:y="0.974cm"><text:p/></draw:rect><draw:frame draw:style-name="gr73" draw:text-style-name="P88" svg:width="0.334cm" svg:height="0.329cm" svg:x="3.716cm" svg:y="1.284cm"><draw:text-box><text:p><text:span text:style-name="T47">0</text:span></text:p></draw:text-box></draw:frame><draw:rect draw:style-name="gr74" draw:text-style-name="P76" svg:width="0.745cm" svg:height="1.022cm" svg:x="3.46cm" svg:y="1.995cm"><text:p/></draw:rect><draw:frame draw:style-name="gr75" draw:text-style-name="P78" svg:width="2.154cm" svg:height="0.655cm" svg:x="1.012cm" svg:y="0.376cm"><draw:text-box><text:p text:style-name="P78"><text:span text:style-name="T35">Transaction</text:span></text:p><text:p text:style-name="P78"><text:span text:style-name="T35"><text:s/></text:span><text:span text:style-name="T35">Index</text:span></text:p></draw:text-box></draw:frame><draw:rect draw:style-name="gr74" draw:text-style-name="P76" svg:width="0.745cm" svg:height="1.022cm" svg:x="3.46cm" svg:y="3.017cm"><text:p/></draw:rect><draw:frame draw:style-name="gr73" draw:text-style-name="P88" svg:width="0.334cm" svg:height="0.329cm" svg:x="3.716cm" svg:y="3.366cm"><draw:text-box><text:p><text:span text:style-name="T47">2</text:span></text:p></draw:text-box></draw:frame><draw:rect draw:style-name="gr76" draw:text-style-name="P76" svg:width="0.745cm" svg:height="1.022cm" svg:x="3.46cm" svg:y="4.038cm"><text:p/></draw:rect><draw:rect draw:style-name="gr74" draw:text-style-name="P76" svg:width="0.745cm" svg:height="1.022cm" svg:x="3.46cm" svg:y="5.059cm"><text:p/></draw:rect><draw:rect draw:style-name="gr77" draw:text-style-name="P76" svg:width="0.745cm" svg:height="0.281cm" svg:x="3.46cm" svg:y="5.428cm"><text:p text:style-name="P76">n</text:p></draw:rect><draw:frame draw:style-name="gr73" draw:text-style-name="P88" svg:width="0.334cm" svg:height="0.329cm" svg:x="3.735cm" svg:y="2.329cm"><draw:text-box><text:p><text:span text:style-name="T47">1</text:span></text:p></draw:text-box></draw:frame><draw:frame draw:style-name="gr73" draw:text-style-name="P79" svg:width="0.911cm" svg:height="0.329cm" svg:x="4.988cm" svg:y="5.394cm"><draw:text-box><text:p><text:span text:style-name="T36">.. h ..</text:span></text:p></draw:text-box></draw:frame><draw:line draw:style-name="gr5" draw:text-style-name="P76" svg:x1="4.891cm" svg:y1="5.551cm" svg:x2="4.205cm" svg:y2="5.551cm"><text:p/></draw:line><draw:frame draw:style-name="gr73" draw:text-style-name="P79" svg:width="1.371cm" svg:height="0.329cm" svg:x="4.97cm" svg:y="3.366cm"><draw:text-box><text:p><text:span text:style-name="T36">7h00</text:span></text:p></draw:text-box></draw:frame><draw:line draw:style-name="gr5" draw:text-style-name="P76" svg:x1="4.794cm" svg:y1="3.532cm" svg:x2="4.205cm" svg:y2="3.532cm"><text:p/></draw:line><draw:line draw:style-name="gr10" draw:text-style-name="P76" svg:x1="2.206cm" svg:y1="1.431cm" svg:x2="3.46cm" svg:y2="1.45cm"><text:p/></draw:line><draw:line draw:style-name="gr10" draw:text-style-name="P76" svg:x1="2.206cm" svg:y1="3.736cm" svg:x2="3.46cm" svg:y2="3.755cm"><text:p/></draw:line><draw:frame draw:style-name="gr73" draw:text-style-name="P88" svg:width="0.334cm" svg:height="0.329cm" svg:x="1.795cm" svg:y="1.284cm"><draw:text-box><text:p><text:span text:style-name="T47">n</text:span></text:p></draw:text-box></draw:frame><draw:frame draw:style-name="gr73" draw:text-style-name="P88" svg:width="0.334cm" svg:height="0.329cm" svg:x="1.815cm" svg:y="3.53cm"><draw:text-box><text:p><text:span text:style-name="T47">1</text:span></text:p></draw:text-box></draw:frame></draw:g></text:p>
      <text:p text:style-name="P19"><text:span text:style-name="T15">Première réception : </text:span>L'index n ne correspond pas du tout au créneau. L'erreur est signalée (<text:span text:style-name="T2">SalonMssgOnTime = </text:span>-1), le système modifie l'index reçu ( <text:span text:style-name="T2">TransactionIdx </text:span><text:span text:style-name="T8">) pour le rendre égal à celui correspondant à son créneau horaire donc </text:span><text:span text:style-name="T2">TransactionIdx = realTimeIndex. </text:span><text:span text:style-name="T8">Le traitement adéquat se fait alors.</text:span></text:p>
      <text:p text:style-name="P19"><text:span text:style-name="T9">Second index et n ième , non réception :</text:span><text:span text:style-name="T8"> Rien ne se passe, cette étape est zappée, le champ <text:s/></text:span><text:span text:style-name="T2">SalonMssgOnTime </text:span><text:span text:style-name="T8">reste à 0.</text:span></text:p>
      <text:p text:style-name="P19"><text:span text:style-name="T9">Troisième index</text:span><text:span text:style-name="T8"> : Comme le premier. Erreur d'arrivée. </text:span></text:p>
      <text:p text:style-name="P19"/>
      <text:p text:style-name="P19"/>
      <text:p text:style-name="P19"/>
      <text:p text:style-name="P19"/>
      <text:p text:style-name="P19"/>
      <text:p text:style-name="P19"/>
      <text:p text:style-name="P19"/>
      <text:p text:style-name="P19"/>
      <text:h text:style-name="Heading_20_3" text:outline-level="3"><text:soft-page-break/>Correction de durée</text:h>
      <text:p text:style-name="P19"/>
      <text:p text:style-name="P19">En fin de journée, On fait une moyenne sur tous les écarts observés correspondant à des transactions réussies. Ce facteur est ajusté pour chacune des variables <text:span text:style-name="T2">RmDvData</text:span>.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h text:style-name="Heading_20_2" text:outline-level="2">La gestion du délai pour prochain réveil VIEUX</text:h>
      <text:p text:style-name="P27"><text:span text:style-name="T30">→ TESTé commit : </text:span><text:span text:style-name="T29">5aa41d4 </text:span><text:span text:style-name="T31">Pas bon : </text:span><text:span text:style-name="T32">le test montre un effet « PLL » ou DLL... donc un pompage puis une convergence. Par contre le codage est propre. <text:s/>Il faut procéder autrement. Je garde ce paragraphe car il est </text:span><text:span text:style-name="T32">intéressant ! </text:span></text:p>
      <text:p text:style-name="P26"/>
      <text:p text:style-name="P19"><text:span text:style-name="T17">NB :</text:span><text:span text:style-name="T14"> </text:span>A l'origine, l'intervalle de temps était prévu sur 16bits non signé. Mais le maximum est alors limité à 9h environ en format non signé. Donc on décide de passer en 32 bits signé.</text:p>
      <text:p text:style-name="P19"/>
      <text:p text:style-name="P19">La <text:span text:style-name="T2">SGw</text:span> utilise des variables associées au <text:span text:style-name="T2">RmDv </text:span><text:s/>(<text:span text:style-name="T2">RmDvData</text:span>), dans la sous-structure de type <text:span text:style-name="T2">Delay_Typedef </text:span>:</text:p>
      <text:p text:style-name="P19"/>
      <text:p text:style-name="P34"><draw:frame text:anchor-type="paragraph" draw:z-index="151" draw:style-name="gr60" draw:text-style-name="P87" svg:width="12.08cm" svg:height="7.423cm" svg:x="4.777cm" svg:y="0.157cm"><draw:text-box><text:p><text:span text:style-name="T45">typedef struct </text:span></text:p><text:p><text:span text:style-name="T45">{</text:span></text:p><text:p><text:span text:style-name="T45"><text:tab/></text:span><text:span text:style-name="T45">int NextDesiredWkupDelay_sec; <text:s text:c="7"/></text:span><text:span text:style-name="T46">/* Intervalle de temps voulu prochain wup*/</text:span></text:p><text:p><text:span text:style-name="T45"><text:tab/></text:span><text:span text:style-name="T45">int NextCorrWkupDelay_sec; </text:span><text:span text:style-name="T46">/* Intervalle de temps corrigé prochain wup : </text:span><text:span text:style-name="T45"><text:tab/></text:span><text:span text:style-name="T45"><text:tab/></text:span><text:span text:style-name="T45"><text:tab/></text:span><text:span text:style-name="T45"><text:tab/></text:span><text:span text:style-name="T45"> <text:s text:c="16"/></text:span><text:span text:style-name="T46">ce lui réllement envoyé*/</text:span></text:p><text:p><text:span text:style-name="T45"><text:tab/></text:span><text:span text:style-name="T45">int LastDesiredWkupDelay_sec; <text:s text:c="6"/></text:span><text:span text:style-name="T46"><text:s/>/* Intervalle de temps voulu lors du précédent </text:span><text:span text:style-name="T45"><text:tab/></text:span><text:span text:style-name="T45"><text:tab/></text:span><text:span text:style-name="T45"><text:tab/></text:span><text:span text:style-name="T45"> <text:s text:c="30"/></text:span><text:span text:style-name="T46"><text:s/>échange*/</text:span></text:p><text:p><text:span text:style-name="T45"><text:tab/></text:span><text:span text:style-name="T45">int LasRealWupDelay_sec; </text:span><text:span text:style-name="T46"><text:s/>/* Intervalle de temps effectivement mesuré </text:span><text:span text:style-name="T46"><text:tab/></text:span><text:span text:style-name="T46"><text:tab/></text:span><text:span text:style-name="T46"><text:tab/></text:span><text:span text:style-name="T46"><text:tab/></text:span><text:span text:style-name="T46"><text:tab/></text:span><text:span text:style-name="T46">correspondant à la dernière transaction *</text:span><text:span text:style-name="T45">/</text:span></text:p><text:p><text:span text:style-name="T45"><text:tab/></text:span><text:span text:style-name="T45">float RTCAdjFactor;</text:span><text:span text:style-name="T45"><text:tab/></text:span><text:span text:style-name="T46">/* facteur de correction entre 0.5 et 2.0</text:span><text:span text:style-name="T46"><text:tab/></text:span><text:span text:style-name="T46"> */</text:span><text:span text:style-name="T45"><text:tab/></text:span></text:p><text:p><text:span text:style-name="T45"><text:tab/></text:span><text:span text:style-name="T45">TimeStampTypedef LastRmDvTimeStamp;</text:span><text:span text:style-name="T46"> <text:s text:c="4"/>/* <text:s/>permettra de mesurer la dernière </text:span><text:span text:style-name="T46"><text:tab/></text:span><text:span text:style-name="T46"><text:tab/></text:span><text:span text:style-name="T46"><text:tab/></text:span><text:span text:style-name="T46"><text:tab/></text:span><text:span text:style-name="T46"><text:tab/></text:span><text:span text:style-name="T46"><text:tab/></text:span><text:span text:style-name="T46">durée demandée */</text:span></text:p><text:p><text:span text:style-name="T45"><text:tab/></text:span><text:span text:style-name="T45">TimeStampTypedef NowRmDvTimeStamp;</text:span></text:p><text:p><text:span text:style-name="T45"><text:tab/></text:span></text:p><text:p><text:span text:style-name="T45">}Delay_Typedef;</text:span><text:span text:style-name="T45"><text:tab/></text:span></text:p><text:p><text:span text:style-name="T45"/></text:p></draw:text-box></draw:frame><draw:custom-shape text:anchor-type="paragraph" draw:z-index="152" draw:style-name="gr61" draw:text-style-name="P76" svg:width="0.438cm" svg:height="5.767cm" svg:x="4.157cm" svg:y="0.291cm"><text:p/><draw:enhanced-geometry svg:viewBox="0 0 21600 21600" draw:glue-points="21600 0 0 10800 21600 21600" draw:text-areas="13800 ?f9 21600 ?f10" draw:type="left-brace" draw:modifiers="1800 10760.366972477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ypedef struct </text:p>
      <text:p text:style-name="P34">{</text:p>
      <text:p text:style-name="P34"><text:s text:c="2"/>/*réception*/</text:p>
      <text:p text:style-name="P34"><text:s text:c="2"/>float Temperature;</text:p>
      <text:p text:style-name="P34"><text:s text:c="2"/>char LastTempSet;</text:p>
      <text:p text:style-name="P34"><text:s text:c="2"/>RmDv_WarningCode Status;</text:p>
      <text:p text:style-name="P34"><draw:line text:anchor-type="paragraph" draw:z-index="153" draw:style-name="gr62" draw:text-style-name="P76" svg:x1="4.158cm" svg:y1="-0.062cm" svg:x2="2.879cm" svg:y2="1.125cm"><text:p/></draw:line> /*émission*/</text:p>
      <text:p text:style-name="P34"><text:s text:c="2"/>char NewTempSet;</text:p>
      <text:p text:style-name="P35"><text:s text:c="2"/>Delay_Typedef Delay;</text:p>
      <text:p text:style-name="P34"><text:span text:style-name="T26"><text:s text:c="2"/></text:span>/* variable d'état */</text:p>
      <text:p text:style-name="P34"><text:s text:c="2"/>char ID;</text:p>
      <text:p text:style-name="P34"><text:s text:c="2"/>char ReadyToRead;<text:tab/></text:p>
      <text:p text:style-name="P34">}RmDvDataTypedef;</text:p>
      <text:p text:style-name="P11"/>
      <text:p text:style-name="P19">L'algorithme d'ajustement est le suivant :</text:p>
      <text:p text:style-name="P19"><draw:frame draw:style-name="fr1" draw:name="images6" text:anchor-type="paragraph" svg:width="12.779cm" svg:height="10.989cm" draw:z-index="154"><draw:image xlink:href="Pictures/20000007000031EB00002BFF1FF30032.svm" xlink:type="simple" xlink:show="embed" xlink:actuate="onLoad"/></draw:frame></text:p>
      <text:p text:style-name="P15"><text:soft-page-break/>Exemple : </text:p>
      <text:p text:style-name="P18">toute première réception</text:p>
      <table:table table:name="Tableau5" table:style-name="Tableau5">
        <table:table-column table:style-name="Tableau5.A"/>
        <table:table-column table:style-name="Tableau5.B"/>
        <table:table-column table:style-name="Tableau5.C"/>
        <table:table-row>
          <table:table-cell table:style-name="Tableau5.A1" table:number-rows-spanned="8" office:value-type="string">
            <text:p text:style-name="P42"/>
            <text:p text:style-name="P42"/>
            <text:p text:style-name="P42"/>
            <text:p text:style-name="P42"/>
            <text:p text:style-name="P42"/>
            <text:p text:style-name="P40">Toute première réception ...</text:p>
          </table:table-cell>
          <table:table-cell table:style-name="Tableau5.A1" office:value-type="string">
            <text:p text:style-name="P40">Champ</text:p>
          </table:table-cell>
          <table:table-cell table:style-name="Tableau5.C1" office:value-type="string">
            <text:p text:style-name="P40">Valeur</text:p>
          </table:table-cell>
        </table:table-row>
        <table:table-row>
          <table:covered-table-cell/>
          <table:table-cell table:style-name="Tableau5.B2" office:value-type="string">
            <text:p text:style-name="P42">NextDesiredWkupDelay_sec</text:p>
          </table:table-cell>
          <table:table-cell table:style-name="Tableau5.C2" office:value-type="float" office:value="0">
            <text:p text:style-name="P44">0</text:p>
          </table:table-cell>
        </table:table-row>
        <table:table-row>
          <table:covered-table-cell/>
          <table:table-cell table:style-name="Tableau5.B2" office:value-type="string">
            <text:p text:style-name="P42">NextCorrWkupDelay_sec</text:p>
          </table:table-cell>
          <table:table-cell table:style-name="Tableau5.C2" office:value-type="float" office:value="0">
            <text:p text:style-name="P44">0</text:p>
          </table:table-cell>
        </table:table-row>
        <table:table-row>
          <table:covered-table-cell/>
          <table:table-cell table:style-name="Tableau5.B2" office:value-type="string">
            <text:p text:style-name="P42">LastDesiredWkupDelay_sec</text:p>
          </table:table-cell>
          <table:table-cell table:style-name="Tableau5.C2" office:value-type="float" office:value="0">
            <text:p text:style-name="P44">0</text:p>
          </table:table-cell>
        </table:table-row>
        <table:table-row>
          <table:covered-table-cell/>
          <table:table-cell table:style-name="Tableau5.B2" office:value-type="string">
            <text:p text:style-name="P42">LastRealWupDelay_sec</text:p>
          </table:table-cell>
          <table:table-cell table:style-name="Tableau5.C2" office:value-type="float" office:value="0">
            <text:p text:style-name="P44">0</text:p>
          </table:table-cell>
        </table:table-row>
        <table:table-row>
          <table:covered-table-cell/>
          <table:table-cell table:style-name="Tableau5.B2" office:value-type="string">
            <text:p text:style-name="P42">RTCAdjFactor</text:p>
          </table:table-cell>
          <table:table-cell table:style-name="Tableau5.C2" office:value-type="float" office:value="1">
            <text:p text:style-name="P44">1</text:p>
          </table:table-cell>
        </table:table-row>
        <table:table-row>
          <table:covered-table-cell/>
          <table:table-cell table:style-name="Tableau5.B2" office:value-type="string">
            <text:p text:style-name="P42">LastRmDvTimeStamp</text:p>
          </table:table-cell>
          <table:table-cell table:style-name="Tableau5.C2" office:value-type="float" office:value="0">
            <text:p text:style-name="P44">0</text:p>
          </table:table-cell>
        </table:table-row>
        <table:table-row>
          <table:covered-table-cell/>
          <table:table-cell table:style-name="Tableau5.B2" office:value-type="string">
            <text:p text:style-name="P42">NowRmDvTimeStamp</text:p>
          </table:table-cell>
          <table:table-cell table:style-name="Tableau5.C2" office:value-type="float" office:value="0">
            <text:p text:style-name="P44">0</text:p>
          </table:table-cell>
        </table:table-row>
      </table:table>
      <text:p text:style-name="P10"/>
      <text:p text:style-name="P18">Après traitement de la toute première réception</text:p>
      <table:table table:name="Tableau11" table:style-name="Tableau11">
        <table:table-column table:style-name="Tableau11.A"/>
        <table:table-column table:style-name="Tableau11.B"/>
        <table:table-column table:style-name="Tableau11.C"/>
        <table:table-column table:style-name="Tableau11.D"/>
        <table:table-row>
          <table:table-cell table:style-name="Tableau11.A1" table:number-rows-spanned="8" office:value-type="string">
            <text:p text:style-name="P42">Réception à h+10mn</text:p>
            <text:p text:style-name="P42"/>
            <text:p text:style-name="P42"/>
            <text:p text:style-name="P42"/>
            <text:p text:style-name="P42"/>
            <text:p text:style-name="P40">Après traitement qui propose un next delay à 60*30 = 1800 sec</text:p>
          </table:table-cell>
          <table:table-cell table:style-name="Tableau11.A1" office:value-type="string">
            <text:p text:style-name="P40">Champ</text:p>
          </table:table-cell>
          <table:table-cell table:style-name="Tableau11.A1" office:value-type="string">
            <text:p text:style-name="P40">Valeur</text:p>
          </table:table-cell>
          <table:table-cell table:style-name="Tableau11.D1" office:value-type="string">
            <text:p text:style-name="P40">Séquence</text:p>
          </table:table-cell>
        </table:table-row>
        <table:table-row>
          <table:covered-table-cell/>
          <table:table-cell table:style-name="Tableau11.B2" office:value-type="string">
            <text:p text:style-name="P42">NextDesiredWkupDelay_sec</text:p>
          </table:table-cell>
          <table:table-cell table:style-name="Tableau11.C2" office:value-type="float" office:value="1800">
            <text:p text:style-name="P44">1800</text:p>
          </table:table-cell>
          <table:table-cell table:style-name="Tableau11.D2">
            <text:p text:style-name="P44"/>
          </table:table-cell>
        </table:table-row>
        <table:table-row>
          <table:covered-table-cell/>
          <table:table-cell table:style-name="Tableau11.B2" office:value-type="string">
            <text:p text:style-name="P42">NextCorrWkupDelay_sec</text:p>
          </table:table-cell>
          <table:table-cell table:style-name="Tableau11.B2" office:value-type="string">
            <text:p text:style-name="P44">1800*1,0</text:p>
          </table:table-cell>
          <table:table-cell table:style-name="Tableau11.D2" office:value-type="float" office:value="4">
            <text:p text:style-name="P44">4</text:p>
          </table:table-cell>
        </table:table-row>
        <table:table-row>
          <table:covered-table-cell/>
          <table:table-cell table:style-name="Tableau11.B2" office:value-type="string">
            <text:p text:style-name="P42">LastDesiredWkupDelay_sec</text:p>
          </table:table-cell>
          <table:table-cell table:style-name="Tableau11.C2" office:value-type="float" office:value="1800">
            <text:p text:style-name="P44">1800</text:p>
          </table:table-cell>
          <table:table-cell table:style-name="Tableau11.D2" office:value-type="float" office:value="5">
            <text:p text:style-name="P44">5</text:p>
          </table:table-cell>
        </table:table-row>
        <table:table-row>
          <table:covered-table-cell/>
          <table:table-cell table:style-name="Tableau11.B2" office:value-type="string">
            <text:p text:style-name="P42">LastRealWupDelay_sec</text:p>
          </table:table-cell>
          <table:table-cell table:style-name="Tableau11.B2" office:value-type="string">
            <text:p text:style-name="P44">h+10mn</text:p>
          </table:table-cell>
          <table:table-cell table:style-name="Tableau11.D2" office:value-type="float" office:value="2">
            <text:p text:style-name="P44">2</text:p>
          </table:table-cell>
        </table:table-row>
        <table:table-row>
          <table:covered-table-cell/>
          <table:table-cell table:style-name="Tableau11.B2" office:value-type="string">
            <text:p text:style-name="P42">RTCAdjFactor</text:p>
          </table:table-cell>
          <table:table-cell table:style-name="Tableau11.C2" office:value-type="float" office:value="1">
            <text:p text:style-name="P44">1</text:p>
          </table:table-cell>
          <table:table-cell table:style-name="Tableau11.D2">
            <text:p text:style-name="P44"/>
          </table:table-cell>
        </table:table-row>
        <table:table-row>
          <table:covered-table-cell/>
          <table:table-cell table:style-name="Tableau11.B2" office:value-type="string">
            <text:p text:style-name="P42">LastRmDvTimeStamp</text:p>
          </table:table-cell>
          <table:table-cell table:style-name="Tableau11.B2" office:value-type="string">
            <text:p text:style-name="P44">h+10mn</text:p>
          </table:table-cell>
          <table:table-cell table:style-name="Tableau11.D2" office:value-type="float" office:value="3">
            <text:p text:style-name="P44">3</text:p>
          </table:table-cell>
        </table:table-row>
        <table:table-row>
          <table:covered-table-cell/>
          <table:table-cell table:style-name="Tableau11.B2" office:value-type="string">
            <text:p text:style-name="P42">NowRmDvTimeStamp</text:p>
          </table:table-cell>
          <table:table-cell table:style-name="Tableau11.B2" office:value-type="string">
            <text:p text:style-name="P44">h+10mn</text:p>
          </table:table-cell>
          <table:table-cell table:style-name="Tableau11.D2" office:value-type="float" office:value="1">
            <text:p text:style-name="P44">1</text:p>
          </table:table-cell>
        </table:table-row>
      </table:table>
      <text:p text:style-name="P18">Après traitement de la seconde réception attendue à 1800sec et arrivée à 2400 sec</text:p>
      <text:p text:style-name="P14">Le RmDv dilate le temps d'un facteur 2400/1800 = 1,33...</text:p>
      <table:table table:name="Tableau12" table:style-name="Tableau12">
        <table:table-column table:style-name="Tableau12.A"/>
        <table:table-column table:style-name="Tableau12.B"/>
        <table:table-column table:style-name="Tableau12.C"/>
        <table:table-column table:style-name="Tableau12.D"/>
        <text:soft-page-break/>
        <table:table-row>
          <table:table-cell table:style-name="Tableau12.A1" table:number-rows-spanned="8" office:value-type="string">
            <text:p text:style-name="P42"/>
            <text:p text:style-name="P42"/>
            <text:p text:style-name="P42"/>
            <text:p text:style-name="P42"/>
            <text:p text:style-name="P42"/>
            <text:p text:style-name="P40"/>
          </table:table-cell>
          <table:table-cell table:style-name="Tableau12.A1" office:value-type="string">
            <text:p text:style-name="P40">Champ</text:p>
          </table:table-cell>
          <table:table-cell table:style-name="Tableau12.A1" office:value-type="string">
            <text:p text:style-name="P40">Valeur</text:p>
          </table:table-cell>
          <table:table-cell table:style-name="Tableau12.D1" office:value-type="string">
            <text:p text:style-name="P40">Séquence</text:p>
          </table:table-cell>
        </table:table-row>
        <table:table-row>
          <table:covered-table-cell/>
          <table:table-cell table:style-name="Tableau12.B2" office:value-type="string">
            <text:p text:style-name="P42">NextDesiredWkupDelay_sec</text:p>
          </table:table-cell>
          <table:table-cell table:style-name="Tableau12.C2" office:value-type="float" office:value="1800">
            <text:p text:style-name="P44">1800</text:p>
          </table:table-cell>
          <table:table-cell table:style-name="Tableau12.D2">
            <text:p text:style-name="P44"/>
          </table:table-cell>
        </table:table-row>
        <table:table-row>
          <table:covered-table-cell/>
          <table:table-cell table:style-name="Tableau12.B2" office:value-type="string">
            <text:p text:style-name="P42">NextCorrWkupDelay_sec</text:p>
          </table:table-cell>
          <table:table-cell table:style-name="Tableau12.B2" office:value-type="string">
            <text:p text:style-name="P44">1800*0,75 = 1350</text:p>
          </table:table-cell>
          <table:table-cell table:style-name="Tableau12.D2" office:value-type="float" office:value="5">
            <text:p text:style-name="P44">5</text:p>
          </table:table-cell>
        </table:table-row>
        <table:table-row>
          <table:covered-table-cell/>
          <table:table-cell table:style-name="Tableau12.B2" office:value-type="string">
            <text:p text:style-name="P42">LastDesiredWkupDelay_sec</text:p>
          </table:table-cell>
          <table:table-cell table:style-name="Tableau12.C2" office:value-type="float" office:value="1800">
            <text:p text:style-name="P44">1800</text:p>
          </table:table-cell>
          <table:table-cell table:style-name="Tableau12.D2" office:value-type="float" office:value="6">
            <text:p text:style-name="P44">6</text:p>
          </table:table-cell>
        </table:table-row>
        <table:table-row>
          <table:covered-table-cell/>
          <table:table-cell table:style-name="Tableau12.B2" office:value-type="string">
            <text:p text:style-name="P42">LastRealWupDelay_sec</text:p>
          </table:table-cell>
          <table:table-cell table:style-name="Tableau12.B2" office:value-type="string">
            <text:p text:style-name="P44">40mn (2400sec)</text:p>
          </table:table-cell>
          <table:table-cell table:style-name="Tableau12.D2" office:value-type="float" office:value="2">
            <text:p text:style-name="P44">2</text:p>
          </table:table-cell>
        </table:table-row>
        <table:table-row>
          <table:covered-table-cell/>
          <table:table-cell table:style-name="Tableau12.B2" office:value-type="string">
            <text:p text:style-name="P42">RTCAdjFactor</text:p>
          </table:table-cell>
          <table:table-cell table:style-name="Tableau12.B2" office:value-type="string">
            <text:p text:style-name="P44">=1800/2400 =0,75</text:p>
          </table:table-cell>
          <table:table-cell table:style-name="Tableau12.D2" office:value-type="float" office:value="4">
            <text:p text:style-name="P44">4</text:p>
          </table:table-cell>
        </table:table-row>
        <table:table-row>
          <table:covered-table-cell/>
          <table:table-cell table:style-name="Tableau12.B2" office:value-type="string">
            <text:p text:style-name="P42">LastRmDvTimeStamp</text:p>
          </table:table-cell>
          <table:table-cell table:style-name="Tableau12.B2" office:value-type="string">
            <text:p text:style-name="P44">h+10mn + 40mn</text:p>
          </table:table-cell>
          <table:table-cell table:style-name="Tableau12.D2" office:value-type="float" office:value="3">
            <text:p text:style-name="P44">3</text:p>
          </table:table-cell>
        </table:table-row>
        <table:table-row>
          <table:covered-table-cell/>
          <table:table-cell table:style-name="Tableau12.B2" office:value-type="string">
            <text:p text:style-name="P42">NowRmDvTimeStamp</text:p>
          </table:table-cell>
          <table:table-cell table:style-name="Tableau12.B2" office:value-type="string">
            <text:p text:style-name="P44">h+10mn + 40mn</text:p>
          </table:table-cell>
          <table:table-cell table:style-name="Tableau12.D2" office:value-type="float" office:value="1">
            <text:p text:style-name="P44">1</text:p>
          </table:table-cell>
        </table:table-row>
      </table:table>
      <text:p text:style-name="P19"/>
      <text:p text:style-name="P18">Après traitement de la troisième réception attendue à 1800sec et arrivée à 1800 sec</text:p>
      <text:p text:style-name="P14">Le facteur de correction a conduit à un délais corrigé de 1350.</text:p>
      <text:p text:style-name="P14">Le RmDv dilate le temps d'un facteur 2400/1800 = 1,33... Donc arrivée à 1350*1,33 = 1800</text:p>
      <table:table table:name="Tableau13" table:style-name="Tableau13">
        <table:table-column table:style-name="Tableau13.A"/>
        <table:table-column table:style-name="Tableau13.B"/>
        <table:table-column table:style-name="Tableau13.C"/>
        <table:table-column table:style-name="Tableau13.D"/>
        <table:table-row>
          <table:table-cell table:style-name="Tableau13.A1" table:number-rows-spanned="8" office:value-type="string">
            <text:p text:style-name="P42"/>
            <text:p text:style-name="P42"/>
            <text:p text:style-name="P42"/>
            <text:p text:style-name="P42"/>
            <text:p text:style-name="P42"/>
            <text:p text:style-name="P40"/>
          </table:table-cell>
          <table:table-cell table:style-name="Tableau13.A1" office:value-type="string">
            <text:p text:style-name="P40">Champ</text:p>
          </table:table-cell>
          <table:table-cell table:style-name="Tableau13.A1" office:value-type="string">
            <text:p text:style-name="P40">Valeur</text:p>
          </table:table-cell>
          <table:table-cell table:style-name="Tableau13.D1" office:value-type="string">
            <text:p text:style-name="P40">Séquence</text:p>
          </table:table-cell>
        </table:table-row>
        <table:table-row>
          <table:covered-table-cell/>
          <table:table-cell table:style-name="Tableau13.B2" office:value-type="string">
            <text:p text:style-name="P42">NextDesiredWkupDelay_sec</text:p>
          </table:table-cell>
          <table:table-cell table:style-name="Tableau13.C2" office:value-type="float" office:value="1800">
            <text:p text:style-name="P44">1800</text:p>
          </table:table-cell>
          <table:table-cell table:style-name="Tableau13.D2">
            <text:p text:style-name="P44"/>
          </table:table-cell>
        </table:table-row>
        <table:table-row>
          <table:covered-table-cell/>
          <table:table-cell table:style-name="Tableau13.B2" office:value-type="string">
            <text:p text:style-name="P42">NextCorrWkupDelay_sec</text:p>
          </table:table-cell>
          <table:table-cell table:style-name="Tableau13.B2" office:value-type="string">
            <text:p text:style-name="P44">1800*0,75 = 1350</text:p>
          </table:table-cell>
          <table:table-cell table:style-name="Tableau13.D2" office:value-type="float" office:value="5">
            <text:p text:style-name="P44">5</text:p>
          </table:table-cell>
        </table:table-row>
        <table:table-row>
          <table:covered-table-cell/>
          <table:table-cell table:style-name="Tableau13.B2" office:value-type="string">
            <text:p text:style-name="P42">LastDesiredWkupDelay_sec</text:p>
          </table:table-cell>
          <table:table-cell table:style-name="Tableau13.C2" office:value-type="float" office:value="1800">
            <text:p text:style-name="P44">1800</text:p>
          </table:table-cell>
          <table:table-cell table:style-name="Tableau13.D2" office:value-type="float" office:value="6">
            <text:p text:style-name="P44">6</text:p>
          </table:table-cell>
        </table:table-row>
        <table:table-row>
          <table:covered-table-cell/>
          <table:table-cell table:style-name="Tableau13.B2" office:value-type="string">
            <text:p text:style-name="P42">LastRealWupDelay_sec</text:p>
          </table:table-cell>
          <table:table-cell table:style-name="Tableau13.B2" office:value-type="string">
            <text:p text:style-name="P44">30mn (1800sec)</text:p>
          </table:table-cell>
          <table:table-cell table:style-name="Tableau13.D2" office:value-type="float" office:value="2">
            <text:p text:style-name="P44">2</text:p>
          </table:table-cell>
        </table:table-row>
        <table:table-row>
          <table:covered-table-cell/>
          <table:table-cell table:style-name="Tableau13.B2" office:value-type="string">
            <text:p text:style-name="P42">RTCAdjFactor</text:p>
          </table:table-cell>
          <table:table-cell table:style-name="Tableau13.B2" office:value-type="string">
            <text:p text:style-name="P44">=0,75 (1800/1800)</text:p>
          </table:table-cell>
          <table:table-cell table:style-name="Tableau13.D2" office:value-type="float" office:value="4">
            <text:p text:style-name="P44">4</text:p>
          </table:table-cell>
        </table:table-row>
        <table:table-row>
          <table:covered-table-cell/>
          <table:table-cell table:style-name="Tableau13.B2" office:value-type="string">
            <text:p text:style-name="P42">LastRmDvTimeStamp</text:p>
          </table:table-cell>
          <table:table-cell table:style-name="Tableau13.B2" office:value-type="string">
            <text:p text:style-name="P44">h+10mn + 40mn+30mn</text:p>
          </table:table-cell>
          <table:table-cell table:style-name="Tableau13.D2" office:value-type="float" office:value="3">
            <text:p text:style-name="P44">3</text:p>
          </table:table-cell>
        </table:table-row>
        <table:table-row>
          <table:covered-table-cell/>
          <table:table-cell table:style-name="Tableau13.B2" office:value-type="string">
            <text:p text:style-name="P42">NowRmDvTimeStamp</text:p>
          </table:table-cell>
          <table:table-cell table:style-name="Tableau13.B2" office:value-type="string">
            <text:p text:style-name="P44">h+10mn + 40mn +30mn</text:p>
          </table:table-cell>
          <table:table-cell table:style-name="Tableau13.D2" office:value-type="float" office:value="1">
            <text:p text:style-name="P44">1</text:p>
          </table:table-cell>
        </table:table-row>
      </table:table>
      <text:p text:style-name="P19"/>
      <text:p text:style-name="P19"/>
      <text:p text:style-name="P18">Après traitement de la quatrième réception attendue à 1800 sec et arrivée à 1620 sec ...</text:p>
      <text:p text:style-name="P14">Le facteur de correction a conduit à un délais corrigé de 1350 précédemment .</text:p>
      <text:p text:style-name="P14">Le RmDv dilate le temps d'un facteur d'une manière différente, 1,2 ...</text:p>
      <table:table table:name="Tableau14" table:style-name="Tableau14">
        <table:table-column table:style-name="Tableau14.A"/>
        <table:table-column table:style-name="Tableau14.B"/>
        <table:table-column table:style-name="Tableau14.C"/>
        <table:table-column table:style-name="Tableau14.D"/>
        <table:table-row>
          <table:table-cell table:style-name="Tableau14.A1" table:number-rows-spanned="8" office:value-type="string">
            <text:p text:style-name="P42"/>
            <text:p text:style-name="P42"/>
            <text:p text:style-name="P42"/>
            <text:p text:style-name="P42"/>
            <text:p text:style-name="P42"/>
            <text:p text:style-name="P40"/>
          </table:table-cell>
          <table:table-cell table:style-name="Tableau14.A1" office:value-type="string">
            <text:p text:style-name="P40">Champ</text:p>
          </table:table-cell>
          <table:table-cell table:style-name="Tableau14.A1" office:value-type="string">
            <text:p text:style-name="P40">Valeur</text:p>
          </table:table-cell>
          <table:table-cell table:style-name="Tableau14.D1" office:value-type="string">
            <text:p text:style-name="P40">Séquence</text:p>
          </table:table-cell>
        </table:table-row>
        <table:table-row>
          <table:covered-table-cell/>
          <table:table-cell table:style-name="Tableau14.B2" office:value-type="string">
            <text:p text:style-name="P42">NextDesiredWkupDelay_sec</text:p>
          </table:table-cell>
          <table:table-cell table:style-name="Tableau14.C2" office:value-type="float" office:value="900">
            <text:p text:style-name="P44">900</text:p>
          </table:table-cell>
          <table:table-cell table:style-name="Tableau14.D2">
            <text:p text:style-name="P44"/>
          </table:table-cell>
        </table:table-row>
        <table:table-row>
          <table:covered-table-cell/>
          <table:table-cell table:style-name="Tableau14.B2" office:value-type="string">
            <text:p text:style-name="P42">NextCorrWkupDelay_sec</text:p>
          </table:table-cell>
          <table:table-cell table:style-name="Tableau14.B2" office:value-type="string">
            <text:p text:style-name="P44">900*0,833 = 750</text:p>
          </table:table-cell>
          <table:table-cell table:style-name="Tableau14.D2" office:value-type="float" office:value="5">
            <text:p text:style-name="P44">5</text:p>
          </table:table-cell>
        </table:table-row>
        <table:table-row>
          <table:covered-table-cell/>
          <table:table-cell table:style-name="Tableau14.B2" office:value-type="string">
            <text:p text:style-name="P42">LastDesiredWkupDelay_sec</text:p>
          </table:table-cell>
          <table:table-cell table:style-name="Tableau14.C2" office:value-type="float" office:value="900">
            <text:p text:style-name="P44">900</text:p>
          </table:table-cell>
          <table:table-cell table:style-name="Tableau14.D2" office:value-type="float" office:value="6">
            <text:p text:style-name="P44">6</text:p>
          </table:table-cell>
        </table:table-row>
        <table:table-row>
          <table:covered-table-cell/>
          <table:table-cell table:style-name="Tableau14.B2" office:value-type="string">
            <text:p text:style-name="P42">LastRealWupDelay_sec</text:p>
          </table:table-cell>
          <table:table-cell table:style-name="Tableau14.B2" office:value-type="string">
            <text:p text:style-name="P44">1620 sec</text:p>
          </table:table-cell>
          <table:table-cell table:style-name="Tableau14.D2" office:value-type="float" office:value="2">
            <text:p text:style-name="P44">2</text:p>
          </table:table-cell>
        </table:table-row>
        <table:table-row>
          <table:covered-table-cell/>
          <table:table-cell table:style-name="Tableau14.B2" office:value-type="string">
            <text:p text:style-name="P42">RTCAdjFactor</text:p>
          </table:table-cell>
          <table:table-cell table:style-name="Tableau14.B2" office:value-type="string">
            <text:p text:style-name="P44">=0,75 (1800/1620) = 0,833</text:p>
          </table:table-cell>
          <table:table-cell table:style-name="Tableau14.D2" office:value-type="float" office:value="4">
            <text:p text:style-name="P44">4</text:p>
          </table:table-cell>
        </table:table-row>
        <table:table-row>
          <table:covered-table-cell/>
          <table:table-cell table:style-name="Tableau14.B2" office:value-type="string">
            <text:p text:style-name="P42">LastRmDvTimeStamp</text:p>
          </table:table-cell>
          <table:table-cell table:style-name="Tableau14.B2" office:value-type="string">
            <text:p text:style-name="P44">h+10mn + 40mn+30mn + 1620 sec</text:p>
          </table:table-cell>
          <table:table-cell table:style-name="Tableau14.D2" office:value-type="float" office:value="3">
            <text:p text:style-name="P44">3</text:p>
          </table:table-cell>
        </table:table-row>
        <table:table-row>
          <table:covered-table-cell/>
          <table:table-cell table:style-name="Tableau14.B2" office:value-type="string">
            <text:p text:style-name="P42">NowRmDvTimeStamp</text:p>
          </table:table-cell>
          <table:table-cell table:style-name="Tableau14.B2" office:value-type="string">
            <text:p text:style-name="P44">h+10mn + 40mn +30mn+1620 sec</text:p>
          </table:table-cell>
          <table:table-cell table:style-name="Tableau14.D2" office:value-type="float" office:value="1">
            <text:p text:style-name="P44">1</text:p>
          </table:table-cell>
        </table:table-row>
      </table:table>
      <text:p text:style-name="P19"/>
      <text:p text:style-name="P19"/>
      <text:p text:style-name="P19"/>
      <text:p text:style-name="P19"/>
      <text:p text:style-name="P19"/>
      <text:p text:style-name="P18">Après traitement de la quatrième réception attendue à 900 sec et arrivée à 900 sec ...</text:p>
      <text:p text:style-name="P14">Le facteur de correction a conduit à un délais corrigé de 750 précédemment .</text:p>
      <text:p text:style-name="P14"><text:soft-page-break/>Le RmDv dilate le temps d'un facteur de 1,2 identique au précédent </text:p>
      <table:table table:name="Tableau15" table:style-name="Tableau15">
        <table:table-column table:style-name="Tableau15.A"/>
        <table:table-column table:style-name="Tableau15.B"/>
        <table:table-column table:style-name="Tableau15.C"/>
        <table:table-column table:style-name="Tableau15.D"/>
        <table:table-row>
          <table:table-cell table:style-name="Tableau15.A1" table:number-rows-spanned="8" office:value-type="string">
            <text:p text:style-name="P42"/>
            <text:p text:style-name="P42"/>
            <text:p text:style-name="P42"/>
            <text:p text:style-name="P42"/>
            <text:p text:style-name="P42"/>
            <text:p text:style-name="P40"/>
          </table:table-cell>
          <table:table-cell table:style-name="Tableau15.A1" office:value-type="string">
            <text:p text:style-name="P40">Champ</text:p>
          </table:table-cell>
          <table:table-cell table:style-name="Tableau15.A1" office:value-type="string">
            <text:p text:style-name="P40">Valeur</text:p>
          </table:table-cell>
          <table:table-cell table:style-name="Tableau15.D1" office:value-type="string">
            <text:p text:style-name="P40">Séquence</text:p>
          </table:table-cell>
        </table:table-row>
        <table:table-row>
          <table:covered-table-cell/>
          <table:table-cell table:style-name="Tableau15.B2" office:value-type="string">
            <text:p text:style-name="P42">NextDesiredWkupDelay_sec</text:p>
          </table:table-cell>
          <table:table-cell table:style-name="Tableau15.C2" office:value-type="float" office:value="900">
            <text:p text:style-name="P44">900</text:p>
          </table:table-cell>
          <table:table-cell table:style-name="Tableau15.D2">
            <text:p text:style-name="P44"/>
          </table:table-cell>
        </table:table-row>
        <table:table-row>
          <table:covered-table-cell/>
          <table:table-cell table:style-name="Tableau15.B2" office:value-type="string">
            <text:p text:style-name="P42">NextCorrWkupDelay_sec</text:p>
          </table:table-cell>
          <table:table-cell table:style-name="Tableau15.B2" office:value-type="string">
            <text:p text:style-name="P44">900*0,833 = 750</text:p>
          </table:table-cell>
          <table:table-cell table:style-name="Tableau15.D2" office:value-type="float" office:value="5">
            <text:p text:style-name="P44">5</text:p>
          </table:table-cell>
        </table:table-row>
        <table:table-row>
          <table:covered-table-cell/>
          <table:table-cell table:style-name="Tableau15.B2" office:value-type="string">
            <text:p text:style-name="P42">LastDesiredWkupDelay_sec</text:p>
          </table:table-cell>
          <table:table-cell table:style-name="Tableau15.C2" office:value-type="float" office:value="900">
            <text:p text:style-name="P44">900</text:p>
          </table:table-cell>
          <table:table-cell table:style-name="Tableau15.D2" office:value-type="float" office:value="6">
            <text:p text:style-name="P44">6</text:p>
          </table:table-cell>
        </table:table-row>
        <table:table-row>
          <table:covered-table-cell/>
          <table:table-cell table:style-name="Tableau15.B2" office:value-type="string">
            <text:p text:style-name="P42">LastRealWupDelay_sec</text:p>
          </table:table-cell>
          <table:table-cell table:style-name="Tableau15.B2" office:value-type="string">
            <text:p text:style-name="P44">900 sec</text:p>
          </table:table-cell>
          <table:table-cell table:style-name="Tableau15.D2" office:value-type="float" office:value="2">
            <text:p text:style-name="P44">2</text:p>
          </table:table-cell>
        </table:table-row>
        <table:table-row>
          <table:covered-table-cell/>
          <table:table-cell table:style-name="Tableau15.B2" office:value-type="string">
            <text:p text:style-name="P42">RTCAdjFactor</text:p>
          </table:table-cell>
          <table:table-cell table:style-name="Tableau15.B2" office:value-type="string">
            <text:p text:style-name="P44">=0,833 (900/900) = 0,833</text:p>
          </table:table-cell>
          <table:table-cell table:style-name="Tableau15.D2" office:value-type="float" office:value="4">
            <text:p text:style-name="P44">4</text:p>
          </table:table-cell>
        </table:table-row>
        <table:table-row>
          <table:covered-table-cell/>
          <table:table-cell table:style-name="Tableau15.B2" office:value-type="string">
            <text:p text:style-name="P42">LastRmDvTimeStamp</text:p>
          </table:table-cell>
          <table:table-cell table:style-name="Tableau15.B2" office:value-type="string">
            <text:p text:style-name="P44">h+10mn + 40mn+30mn + 1620 sec +900 sec</text:p>
          </table:table-cell>
          <table:table-cell table:style-name="Tableau15.D2" office:value-type="float" office:value="3">
            <text:p text:style-name="P44">3</text:p>
          </table:table-cell>
        </table:table-row>
        <table:table-row>
          <table:covered-table-cell/>
          <table:table-cell table:style-name="Tableau15.B2" office:value-type="string">
            <text:p text:style-name="P42">NowRmDvTimeStamp</text:p>
          </table:table-cell>
          <table:table-cell table:style-name="Tableau15.B2" office:value-type="string">
            <text:p text:style-name="P44">h+10mn + 40mn +30mn+1620 sec + 900sec </text:p>
          </table:table-cell>
          <table:table-cell table:style-name="Tableau15.D2" office:value-type="float" office:value="1">
            <text:p text:style-name="P44">1</text:p>
          </table:table-cell>
        </table:table-row>
      </table:table>
      <text:p text:style-name="P19"/>
      <text:p text:style-name="P19"/>
      <text:p text:style-name="P19">L'algorithme est OK.</text:p>
      <text:p text:style-name="P19"/>
      <text:p text:style-name="P19"/>
      <text:p text:style-name="P19"/>
      <text:p text:style-name="P19"><text:tab/></text:p>
      <text:p text:style-name="P19"/>
      <text:p text:style-name="P19"><text:tab/></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1" text:outline-level="1">Architecture logicielle C SmartGW – Remote Devices</text:h>
      <text:p text:style-name="P19"/>
      <text:p text:style-name="P19"><draw:line text:anchor-type="paragraph" draw:z-index="18" draw:style-name="gr25" draw:text-style-name="P76" svg:x1="8.828cm" svg:y1="6.232cm" svg:x2="8.791cm" svg:y2="0.245cm"><text:p/></draw:line><draw:line text:anchor-type="paragraph" draw:z-index="43" draw:style-name="gr25" draw:text-style-name="P76" svg:x1="8.339cm" svg:y1="6.231cm" svg:x2="6.91cm" svg:y2="0.234cm"><text:p/></draw:line><text:soft-page-break/></text:p>
      <text:p text:style-name="P19"/>
      <text:p text:style-name="P19"/>
      <text:p text:style-name="P19"/>
      <text:p text:style-name="P19"><draw:rect text:anchor-type="paragraph" draw:z-index="11" draw:style-name="gr21" draw:text-style-name="P76" svg:width="10.141cm" svg:height="11.734cm" svg:x="3.914cm" svg:y="1.812cm"><text:p/></draw:rect><draw:frame text:anchor-type="paragraph" draw:z-index="12" draw:style-name="gr22" draw:text-style-name="P77" svg:width="3.29cm" svg:height="0.689cm" svg:x="4.122cm" svg:y="1.893cm"><draw:text-box><text:p><text:span text:style-name="T34">Sur requête RmDv...</text:span></text:p></draw:text-box></draw:frame><draw:custom-shape text:anchor-type="paragraph" draw:z-index="13" draw:style-name="gr23" svg:width="4.573cm" svg:height="2.35cm" svg:x="8.206cm" svg:y="3.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4" draw:style-name="gr24" draw:text-style-name="P79" svg:width="1.816cm" svg:height="0.398cm" svg:x="9.62cm" svg:y="4.867cm"><draw:text-box><text:p><text:span text:style-name="T36">Compute</text:span></text:p></draw:text-box></draw:frame><draw:path text:anchor-type="paragraph" draw:z-index="15" draw:style-name="gr25" draw:text-style-name="P76" svg:width="1.699cm" svg:height="0.699cm" svg:x="6.505cm" svg:y="3.95cm" svg:viewBox="0 0 1700 700" svg:d="M0 0c527 19 1700 700 1700 700"><text:p/></draw:path><draw:path text:anchor-type="paragraph" draw:z-index="16" draw:style-name="gr25" draw:text-style-name="P76" svg:width="3.513cm" svg:height="0.83cm" svg:x="6.505cm" svg:y="5.95cm" svg:viewBox="0 0 3514 831" svg:d="M3514 0c-378 737-3514 831-3514 831"><text:p/></draw:path><draw:line text:anchor-type="paragraph" draw:z-index="17" draw:style-name="gr25" draw:text-style-name="P76" svg:x1="10.436cm" svg:y1="0.256cm" svg:x2="10.436cm" svg:y2="3.6cm"><text:p/></draw:line><draw:custom-shape text:anchor-type="paragraph" draw:z-index="19" draw:style-name="gr23" svg:width="1.855cm" svg:height="1.759cm" svg:x="4.651cm" svg:y="3.06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0" draw:style-name="gr26" draw:text-style-name="P79" svg:width="1.816cm" svg:height="0.613cm" svg:x="4.84cm" svg:y="2.581cm"><draw:text-box><text:p><text:span text:style-name="T38">RmDvData_i_In</text:span></text:p><text:p><text:span text:style-name="T36"/></text:p></draw:text-box></draw:frame><draw:frame text:anchor-type="paragraph" draw:z-index="21" draw:style-name="gr27" draw:text-style-name="P79" svg:width="1.458cm" svg:height="1.539cm" svg:x="4.838cm" svg:y="3.261cm"><draw:text-box><text:p><text:span text:style-name="T36">Temp</text:span></text:p><text:p><text:span text:style-name="T36">Status</text:span></text:p><text:p><text:span text:style-name="T36">TimeStamp</text:span></text:p><text:p><text:span text:style-name="T36">...</text:span></text:p></draw:text-box></draw:frame><draw:frame text:anchor-type="paragraph" draw:z-index="22" draw:style-name="gr28" draw:text-style-name="P81" svg:width="2.327cm" svg:height="0.586cm" svg:x="4.69cm" svg:y="5.207cm"><draw:text-box><text:p><text:span text:style-name="T38">RmDvData_i_Out</text:span></text:p></draw:text-box></draw:frame><draw:custom-shape text:anchor-type="paragraph" draw:z-index="23" draw:style-name="gr23" svg:width="2.005cm" svg:height="1.682cm" svg:x="4.501cm" svg:y="5.60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4" draw:style-name="gr29" draw:text-style-name="P79" svg:width="1.855cm" svg:height="1.216cm" svg:x="4.651cm" svg:y="5.824cm"><draw:text-box><text:p><text:span text:style-name="T36">TempSet</text:span></text:p><text:p><text:span text:style-name="T36">NextWupDelay</text:span></text:p></draw:text-box></draw:frame><draw:custom-shape text:anchor-type="paragraph" draw:z-index="25" draw:style-name="gr23" svg:width="1.25cm" svg:height="4.026cm" svg:x="1.609cm" svg:y="3.11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style-name="gr25" draw:text-style-name="P76" svg:x1="2.858cm" svg:y1="3.826cm" svg:x2="4.652cm" svg:y2="3.826cm"><text:p/></draw:line><draw:line text:anchor-type="paragraph" draw:z-index="27" draw:style-name="gr25" draw:text-style-name="P76" svg:x1="4.502cm" svg:y1="6.306cm" svg:x2="2.858cm" svg:y2="6.306cm"><text:p/></draw:line><draw:frame text:anchor-type="paragraph" draw:z-index="28" draw:style-name="gr24" draw:text-style-name="P79" svg:width="1.816cm" svg:height="0.398cm" svg:x="1.942cm" svg:y="2.6cm"><draw:text-box><text:p><text:span text:style-name="T36">RmDv i</text:span></text:p></draw:text-box></draw:frame><draw:frame text:anchor-type="paragraph" draw:z-index="29" draw:style-name="gr24" draw:text-style-name="P80" svg:width="1.816cm" svg:height="0.398cm" draw:transform="rotate (1.5707963267946) translate (3.12031944444444cm 5.95136111111111cm)"><draw:text-box><text:p><text:span text:style-name="T37">FSKStack</text:span></text:p></draw:text-box></draw:frame><draw:custom-shape text:anchor-type="paragraph" draw:z-index="30" draw:style-name="gr23" svg:width="1.855cm" svg:height="1.759cm" svg:x="4.651cm" svg:y="6.7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1" draw:style-name="gr24" draw:text-style-name="P79" svg:width="1.816cm" svg:height="0.398cm" svg:x="4.84cm" svg:y="6.729cm"><draw:text-box><text:p><text:span text:style-name="T38">RmDvData_j_In</text:span></text:p></draw:text-box></draw:frame><draw:frame text:anchor-type="paragraph" draw:z-index="32" draw:style-name="gr27" draw:text-style-name="P79" svg:width="1.458cm" svg:height="1.539cm" svg:x="4.8cm" svg:y="8.759cm"><draw:text-box><text:p><text:span text:style-name="T36">Temp</text:span></text:p><text:p><text:span text:style-name="T36">Status</text:span></text:p><text:p><text:span text:style-name="T36">TimeStamp</text:span></text:p><text:p><text:span text:style-name="T36">...</text:span></text:p></draw:text-box></draw:frame><draw:frame text:anchor-type="paragraph" draw:z-index="33" draw:style-name="gr30" draw:text-style-name="P79" svg:width="2.301cm" svg:height="0.648cm" svg:x="4.611cm" svg:y="10.61cm"><draw:text-box><text:p><text:span text:style-name="T38">RmDvData_j_Out</text:span></text:p><text:p><text:span text:style-name="T38"/></text:p></draw:text-box></draw:frame><draw:custom-shape text:anchor-type="paragraph" draw:z-index="34" draw:style-name="gr23" svg:width="2.005cm" svg:height="1.682cm" svg:x="4.501cm" svg:y="6.7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5" draw:style-name="gr29" draw:text-style-name="P79" svg:width="1.855cm" svg:height="1.216cm" svg:x="4.651cm" svg:y="9.082cm"><draw:text-box><text:p><text:span text:style-name="T36">TempSet</text:span></text:p><text:p><text:span text:style-name="T36">NextWupDelay</text:span></text:p></draw:text-box></draw:frame><draw:custom-shape text:anchor-type="paragraph" draw:z-index="36" draw:style-name="gr23" svg:width="1.25cm" svg:height="4.026cm" svg:x="1.609cm" svg:y="6.73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7" draw:style-name="gr25" draw:text-style-name="P76" svg:x1="2.858cm" svg:y1="6.806cm" svg:x2="4.652cm" svg:y2="6.806cm"><text:p/></draw:line><draw:line text:anchor-type="paragraph" draw:z-index="38" draw:style-name="gr25" draw:text-style-name="P76" svg:x1="4.502cm" svg:y1="6.805cm" svg:x2="2.858cm" svg:y2="6.805cm"><text:p/></draw:line><draw:frame text:anchor-type="paragraph" draw:z-index="39" draw:style-name="gr24" draw:text-style-name="P79" svg:width="1.816cm" svg:height="0.398cm" svg:x="1.942cm" svg:y="6.729cm"><draw:text-box><text:p><text:span text:style-name="T36">RmDv j</text:span></text:p></draw:text-box></draw:frame><draw:frame text:anchor-type="paragraph" draw:z-index="40" draw:style-name="gr24" draw:text-style-name="P79" svg:width="1.816cm" svg:height="0.398cm" draw:transform="rotate (1.5707963267946) translate (3.12031944444444cm 8.54604166666667cm)"><draw:text-box><text:p><text:span text:style-name="T36">FSKStack</text:span></text:p></draw:text-box></draw:frame><draw:path text:anchor-type="paragraph" draw:z-index="41" draw:style-name="gr25" draw:text-style-name="P76" svg:width="1.699cm" svg:height="3.174cm" svg:x="6.505cm" svg:y="5.793cm" svg:viewBox="0 0 1700 3175" svg:d="M0 3175c988-344 1700-3175 1700-3175"><text:p/></draw:path><draw:path text:anchor-type="paragraph" draw:z-index="42" draw:style-name="gr25" draw:text-style-name="P76" svg:width="4.109cm" svg:height="5.585cm" svg:x="6.505cm" svg:y="5.951cm" svg:viewBox="0 0 4110 5586" svg:d="M4110 0c-442 4954-4110 5586-4110 5586"><text:p/></draw:path><draw:rect text:anchor-type="paragraph" draw:z-index="44" draw:style-name="gr31" draw:text-style-name="P76" svg:width="3.705cm" svg:height="11.014cm" svg:x="3.568cm" svg:y="2.371cm"><text:p/></draw:rect><draw:frame text:anchor-type="paragraph" draw:z-index="45" draw:style-name="gr32" draw:text-style-name="P82" svg:width="3.103cm" svg:height="0.916cm" svg:x="1.944cm" svg:y="0.379cm"><draw:text-box><text:p><text:span text:style-name="T25">RmDv_Objects</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Lucida Console" svg:font-family="'Lucida Console'"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3</text:page-number>/<text:page-count>24</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3-29T19:12:39.26</dc:date>
    <meta:editing-duration>P8DT22H39M44S</meta:editing-duration>
    <meta:editing-cycles>172</meta:editing-cycles>
    <meta:generator>OpenOffice/4.1.13$Win32 OpenOffice.org_project/4113m1$Build-9810</meta:generator>
    <meta:print-date>2011-11-29T11:08:14.52</meta:print-date>
    <dc:creator>Thierry ROCACHER</dc:creator>
    <meta:document-statistic meta:table-count="16" meta:image-count="11" meta:object-count="1" meta:page-count="24" meta:paragraph-count="523" meta:word-count="3528" meta:character-count="21553"/>
    <meta:user-defined meta:name="Info 1"/>
    <meta:user-defined meta:name="Info 2"/>
    <meta:user-defined meta:name="Info 3"/>
    <meta:user-defined meta:name="Info 4"/>
  </office:meta>
</office:document-meta>
</file>

<file path=Object 1/content.xml><?xml version="1.0" encoding="utf-8"?>
<math xmlns="http://www.w3.org/1998/Math/MathML">
  <semantics>
    <mrow>
      <mrow>
        <msub>
          <mi>T</mi>
          <mi mathvariant="italic">Vol</mi>
        </msub>
        <mo stretchy="false">=</mo>
        <mfrac>
          <mn>400</mn>
          <mrow>
            <mi>R</mi>
            <mrow>
              <mo stretchy="false">(</mo>
              <mrow>
                <mi mathvariant="italic">baud</mi>
              </mrow>
              <mo stretchy="false">)</mo>
            </mrow>
          </mrow>
        </mfrac>
      </mrow>
    </mrow>
    <annotation encoding="StarMath 5.0">T_Vol = 400 over {R (baud)}</annotation>
  </semantics>
</math>
</file>